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9.631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556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NOT(COUNTIF([初赛成绩.D$2:.$D1279];INDIRECT(&quot;A&quot;&amp;ROW()))=1))" style:apply-style-name="Bad" style:base-cell-address="对应关系.A2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Bad" style:base-cell-address="对应关系.C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初赛成绩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ce16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number-columns-repeated="55" table:default-cell-style-name="ce4"/>
        <table:table-row table:style-name="ro1">
          <table:table-cell table:style-name="ce1" office:value-type="string" calcext:value-type="string">
            <text:p>序号</text:p>
          </table:table-cell>
          <table:table-cell table:style-name="ce10" office:value-type="string" calcext:value-type="string">
            <text:p>准考证号</text:p>
          </table:table-cell>
          <table:table-cell table:style-name="ce10" office:value-type="string" calcext:value-type="string">
            <text:p>赛区</text:p>
          </table:table-cell>
          <table:table-cell table:style-name="ce13" office:value-type="string" calcext:value-type="string">
            <text:p>姓名</text:p>
          </table:table-cell>
          <table:table-cell table:style-name="ce10" office:value-type="string" calcext:value-type="string">
            <text:p>性别</text:p>
          </table:table-cell>
          <table:table-cell table:style-name="ce10" office:value-type="string" calcext:value-type="string">
            <text:p>学校</text:p>
          </table:table-cell>
          <table:table-cell table:style-name="ce10" office:value-type="string" calcext:value-type="string">
            <text:p>年级</text:p>
          </table:table-cell>
          <table:table-cell table:style-name="ce10" office:value-type="string" calcext:value-type="string">
            <text:p>语言</text:p>
          </table:table-cell>
          <table:table-cell table:style-name="ce10" office:value-type="string" calcext:value-type="string">
            <text:p>总分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11" office:value-type="string" calcext:value-type="string">
            <text:p>BJHDT008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思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11" office:value-type="string" calcext:value-type="string">
            <text:p>BJHDT040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吕紫剑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11" office:value-type="string" calcext:value-type="string">
            <text:p>BJXCT007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朱子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11" office:value-type="string" calcext:value-type="string">
            <text:p>BJHDT014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唐嘉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11" office:value-type="string" calcext:value-type="string">
            <text:p>BJCYT002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闵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2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11" office:value-type="string" calcext:value-type="string">
            <text:p>BJHDT028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江康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11" office:value-type="string" calcext:value-type="string">
            <text:p>BJHDT016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于思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11" office:value-type="string" calcext:value-type="string">
            <text:p>BJHDT027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时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11" office:value-type="string" calcext:value-type="string">
            <text:p>BJHDT007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邓明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11" office:value-type="string" calcext:value-type="string">
            <text:p>BJHDT029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白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11" office:value-type="string" calcext:value-type="string">
            <text:p>BJHDT007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石宜菲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11" office:value-type="string" calcext:value-type="string">
            <text:p>BJHDT018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启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11" office:value-type="string" calcext:value-type="string">
            <text:p>BJXCT010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黄子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11" office:value-type="string" calcext:value-type="string">
            <text:p>BJXCT011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白行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11" office:value-type="string" calcext:value-type="string">
            <text:p>BJHDT020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佳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11" office:value-type="string" calcext:value-type="string">
            <text:p>BJXCT004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博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11" office:value-type="string" calcext:value-type="string">
            <text:p>BJHDT002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焦楚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11" office:value-type="string" calcext:value-type="string">
            <text:p>BJHDT005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许庭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11" office:value-type="string" calcext:value-type="string">
            <text:p>BJHDT028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吕敬一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11" office:value-type="string" calcext:value-type="string">
            <text:p>BJHDT030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谨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11" office:value-type="string" calcext:value-type="string">
            <text:p>BJXCT005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任憬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11" office:value-type="string" calcext:value-type="string">
            <text:p>BJHDT004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家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11" office:value-type="string" calcext:value-type="string">
            <text:p>BJHDT007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朱芄蔓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11" office:value-type="string" calcext:value-type="string">
            <text:p>BJHDT019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农钧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11" office:value-type="string" calcext:value-type="string">
            <text:p>BJHDT024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一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11" office:value-type="string" calcext:value-type="string">
            <text:p>BJHDT031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谢行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11" office:value-type="string" calcext:value-type="string">
            <text:p>BJDCT0051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聆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11" office:value-type="string" calcext:value-type="string">
            <text:p>BJXCT000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洪一宁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11" office:value-type="string" calcext:value-type="string">
            <text:p>BJXCT001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秦禹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11" office:value-type="string" calcext:value-type="string">
            <text:p>BJHDT009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景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11" office:value-type="string" calcext:value-type="string">
            <text:p>BJHDT019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泽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11" office:value-type="string" calcext:value-type="string">
            <text:p>BJHDT019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欧阳宇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11" office:value-type="string" calcext:value-type="string">
            <text:p>BJCYT002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曹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11" office:value-type="string" calcext:value-type="string">
            <text:p>BJHDT006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雨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11" office:value-type="string" calcext:value-type="string">
            <text:p>BJHDT010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荆睿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11" office:value-type="string" calcext:value-type="string">
            <text:p>BJHDT013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梁元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11" office:value-type="string" calcext:value-type="string">
            <text:p>BJHDT019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蔡维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</text:p>
          </table:table-cell>
          <table:table-cell table:style-name="ce11" office:value-type="string" calcext:value-type="string">
            <text:p>BJHDT041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思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11" office:value-type="string" calcext:value-type="string">
            <text:p>BJXCT002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陈纪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11" office:value-type="string" calcext:value-type="string">
            <text:p>BJXCT003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韩沛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11" office:value-type="string" calcext:value-type="string">
            <text:p>BJHDT012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汪梁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</text:p>
          </table:table-cell>
          <table:table-cell table:style-name="ce11" office:value-type="string" calcext:value-type="string">
            <text:p>BJHDT014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郭心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11" office:value-type="string" calcext:value-type="string">
            <text:p>BJHDT040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泽禹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11" office:value-type="string" calcext:value-type="string">
            <text:p>BJXCT006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崔轶锴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</text:p>
          </table:table-cell>
          <table:table-cell table:style-name="ce11" office:value-type="string" calcext:value-type="string">
            <text:p>BJCYT007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</text:p>
          </table:table-cell>
          <table:table-cell table:style-name="ce11" office:value-type="string" calcext:value-type="string">
            <text:p>BJHDT002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天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</text:p>
          </table:table-cell>
          <table:table-cell table:style-name="ce11" office:value-type="string" calcext:value-type="string">
            <text:p>BJHDT026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梓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</text:p>
          </table:table-cell>
          <table:table-cell table:style-name="ce11" office:value-type="string" calcext:value-type="string">
            <text:p>BJHDT035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乐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</text:p>
          </table:table-cell>
          <table:table-cell table:style-name="ce11" office:value-type="string" calcext:value-type="string">
            <text:p>BJXCT009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郑康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11" office:value-type="string" calcext:value-type="string">
            <text:p>BJXCT015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权尚浩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11" office:value-type="string" calcext:value-type="string">
            <text:p>BJHDT004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齐思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11" office:value-type="string" calcext:value-type="string">
            <text:p>BJHDT009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羲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11" office:value-type="string" calcext:value-type="string">
            <text:p>BJHDT010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徐文昕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</text:p>
          </table:table-cell>
          <table:table-cell table:style-name="ce11" office:value-type="string" calcext:value-type="string">
            <text:p>BJHDT015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石尚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</text:p>
          </table:table-cell>
          <table:table-cell table:style-name="ce11" office:value-type="string" calcext:value-type="string">
            <text:p>BJXCT003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何佳优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</text:p>
          </table:table-cell>
          <table:table-cell table:style-name="ce11" office:value-type="string" calcext:value-type="string">
            <text:p>BJXCT004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一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</text:p>
          </table:table-cell>
          <table:table-cell table:style-name="ce11" office:value-type="string" calcext:value-type="string">
            <text:p>BJHDT006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亦宸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</text:p>
          </table:table-cell>
          <table:table-cell table:style-name="ce11" office:value-type="string" calcext:value-type="string">
            <text:p>BJHDT014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熊高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</text:p>
          </table:table-cell>
          <table:table-cell table:style-name="ce11" office:value-type="string" calcext:value-type="string">
            <text:p>BJHDT023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袁奕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</text:p>
          </table:table-cell>
          <table:table-cell table:style-name="ce11" office:value-type="string" calcext:value-type="string">
            <text:p>BJHDT026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范大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</text:p>
          </table:table-cell>
          <table:table-cell table:style-name="ce11" office:value-type="string" calcext:value-type="string">
            <text:p>BJHDT032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易思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</text:p>
          </table:table-cell>
          <table:table-cell table:style-name="ce11" office:value-type="string" calcext:value-type="string">
            <text:p>BJHDT037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蔼宁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</text:p>
          </table:table-cell>
          <table:table-cell table:style-name="ce11" office:value-type="string" calcext:value-type="string">
            <text:p>BJCYT001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崔家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style-name="ce11" office:value-type="string" calcext:value-type="string">
            <text:p>BJHDT002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峰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</text:p>
          </table:table-cell>
          <table:table-cell table:style-name="ce11" office:value-type="string" calcext:value-type="string">
            <text:p>BJHDT005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胡瑞楠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</text:p>
          </table:table-cell>
          <table:table-cell table:style-name="ce11" office:value-type="string" calcext:value-type="string">
            <text:p>BJHDT009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朱梓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</text:p>
          </table:table-cell>
          <table:table-cell table:style-name="ce11" office:value-type="string" calcext:value-type="string">
            <text:p>BJHDT020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董建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</text:p>
          </table:table-cell>
          <table:table-cell table:style-name="ce11" office:value-type="string" calcext:value-type="string">
            <text:p>BJHDT023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阎芃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</text:p>
          </table:table-cell>
          <table:table-cell table:style-name="ce11" office:value-type="string" calcext:value-type="string">
            <text:p>BJXCT003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袁可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2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</text:p>
          </table:table-cell>
          <table:table-cell table:style-name="ce11" office:value-type="string" calcext:value-type="string">
            <text:p>BJZHT0035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谢尚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</text:p>
          </table:table-cell>
          <table:table-cell table:style-name="ce11" office:value-type="string" calcext:value-type="string">
            <text:p>BJHDT023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孟昭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</text:p>
          </table:table-cell>
          <table:table-cell table:style-name="ce11" office:value-type="string" calcext:value-type="string">
            <text:p>BJHDT0286</text:p>
          </table:table-cell>
          <table:table-cell table:style-name="ce11" office:value-type="string" calcext:value-type="string">
            <text:p>海淀</text:p>
          </table:table-cell>
          <table:table-cell table:style-name="ce15" office:value-type="string" calcext:value-type="string">
            <text:p>廖嘉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</text:p>
          </table:table-cell>
          <table:table-cell table:style-name="ce11" office:value-type="string" calcext:value-type="string">
            <text:p>BJHDT032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鸣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</text:p>
          </table:table-cell>
          <table:table-cell table:style-name="ce11" office:value-type="string" calcext:value-type="string">
            <text:p>BJHDT032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梓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11" office:value-type="string" calcext:value-type="string">
            <text:p>BJHDT035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之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11" office:value-type="string" calcext:value-type="string">
            <text:p>BJXCT011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启隆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</text:p>
          </table:table-cell>
          <table:table-cell table:style-name="ce11" office:value-type="string" calcext:value-type="string">
            <text:p>BJZHT0013</text:p>
          </table:table-cell>
          <table:table-cell table:style-name="ce11" office:value-type="string" calcext:value-type="string">
            <text:p>综合</text:p>
          </table:table-cell>
          <table:table-cell office:value-type="string" calcext:value-type="string">
            <text:p>袁靖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8</text:p>
          </table:table-cell>
          <table:table-cell table:style-name="ce11" office:value-type="string" calcext:value-type="string">
            <text:p>BJHDT012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曾庆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9</text:p>
          </table:table-cell>
          <table:table-cell table:style-name="ce11" office:value-type="string" calcext:value-type="string">
            <text:p>BJHDT024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谭天扬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0</text:p>
          </table:table-cell>
          <table:table-cell table:style-name="ce11" office:value-type="string" calcext:value-type="string">
            <text:p>BJHDT029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锦惠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1</text:p>
          </table:table-cell>
          <table:table-cell table:style-name="ce11" office:value-type="string" calcext:value-type="string">
            <text:p>BJHDT037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毛骏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2</text:p>
          </table:table-cell>
          <table:table-cell table:style-name="ce11" office:value-type="string" calcext:value-type="string">
            <text:p>BJXCT006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涵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3</text:p>
          </table:table-cell>
          <table:table-cell table:style-name="ce11" office:value-type="string" calcext:value-type="string">
            <text:p>BJCYT002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秦一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11" office:value-type="string" calcext:value-type="string">
            <text:p>BJHDT004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旭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5</text:p>
          </table:table-cell>
          <table:table-cell table:style-name="ce11" office:value-type="string" calcext:value-type="string">
            <text:p>BJHDT008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孟子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6</text:p>
          </table:table-cell>
          <table:table-cell table:style-name="ce11" office:value-type="string" calcext:value-type="string">
            <text:p>BJHDT020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苏政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7</text:p>
          </table:table-cell>
          <table:table-cell table:style-name="ce11" office:value-type="string" calcext:value-type="string">
            <text:p>BJHDT021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湛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8</text:p>
          </table:table-cell>
          <table:table-cell table:style-name="ce11" office:value-type="string" calcext:value-type="string">
            <text:p>BJHDT031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哈林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89</text:p>
          </table:table-cell>
          <table:table-cell table:style-name="ce11" office:value-type="string" calcext:value-type="string">
            <text:p>BJHDT037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雨婷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0</text:p>
          </table:table-cell>
          <table:table-cell table:style-name="ce11" office:value-type="string" calcext:value-type="string">
            <text:p>BJHDT006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肖东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11" office:value-type="string" calcext:value-type="string">
            <text:p>BJHDT006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郭衍培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11" office:value-type="string" calcext:value-type="string">
            <text:p>BJHDT009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董亦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11" office:value-type="string" calcext:value-type="string">
            <text:p>BJHDT014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司睿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11" office:value-type="string" calcext:value-type="string">
            <text:p>BJHDT014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毛嘉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11" office:value-type="string" calcext:value-type="string">
            <text:p>BJHDT014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程云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11" office:value-type="string" calcext:value-type="string">
            <text:p>BJHDT034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龙云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11" office:value-type="string" calcext:value-type="string">
            <text:p>BJHDT038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杜岱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11" office:value-type="string" calcext:value-type="string">
            <text:p>BJXCT005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雨溪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11" office:value-type="string" calcext:value-type="string">
            <text:p>BJXCT010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龚天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11" office:value-type="string" calcext:value-type="string">
            <text:p>BJXCT012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贾启珑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1</text:p>
          </table:table-cell>
          <table:table-cell table:style-name="ce11" office:value-type="string" calcext:value-type="string">
            <text:p>BJXCT016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宇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7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2</text:p>
          </table:table-cell>
          <table:table-cell table:style-name="ce11" office:value-type="string" calcext:value-type="string">
            <text:p>BJHDT009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云川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3</text:p>
          </table:table-cell>
          <table:table-cell table:style-name="ce11" office:value-type="string" calcext:value-type="string">
            <text:p>BJHDT015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唐路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4</text:p>
          </table:table-cell>
          <table:table-cell table:style-name="ce11" office:value-type="string" calcext:value-type="string">
            <text:p>BJHDT020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代北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5</text:p>
          </table:table-cell>
          <table:table-cell table:style-name="ce11" office:value-type="string" calcext:value-type="string">
            <text:p>BJHDT031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胡人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6</text:p>
          </table:table-cell>
          <table:table-cell table:style-name="ce11" office:value-type="string" calcext:value-type="string">
            <text:p>BJXCT009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嘉熙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7</text:p>
          </table:table-cell>
          <table:table-cell table:style-name="ce11" office:value-type="string" calcext:value-type="string">
            <text:p>BJXCT010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赵天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8</text:p>
          </table:table-cell>
          <table:table-cell table:style-name="ce11" office:value-type="string" calcext:value-type="string">
            <text:p>BJZHT0003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韩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09</text:p>
          </table:table-cell>
          <table:table-cell table:style-name="ce11" office:value-type="string" calcext:value-type="string">
            <text:p>BJZHT0061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张昌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0</text:p>
          </table:table-cell>
          <table:table-cell table:style-name="ce11" office:value-type="string" calcext:value-type="string">
            <text:p>BJHDT003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索春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1</text:p>
          </table:table-cell>
          <table:table-cell table:style-name="ce12" office:value-type="string" calcext:value-type="string">
            <text:p>BJHDT0177</text:p>
          </table:table-cell>
          <table:table-cell table:style-name="ce12" office:value-type="string" calcext:value-type="string">
            <text:p>海淀</text:p>
          </table:table-cell>
          <table:table-cell table:style-name="ce15" office:value-type="string" calcext:value-type="string">
            <text:p>姜冠铭</text:p>
          </table:table-cell>
          <table:table-cell table:style-name="ce12" office:value-type="string" calcext:value-type="string">
            <text:p>男</text:p>
          </table:table-cell>
          <table:table-cell table:style-name="ce12" office:value-type="string" calcext:value-type="string">
            <text:p>中国人民大学附属中学</text:p>
          </table:table-cell>
          <table:table-cell table:style-name="ce12" office:value-type="string" calcext:value-type="string">
            <text:p>高</text:p>
          </table:table-cell>
          <table:table-cell table:style-name="ce12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2</text:p>
          </table:table-cell>
          <table:table-cell table:style-name="ce11" office:value-type="string" calcext:value-type="string">
            <text:p>BJHDT025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钱潇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3</text:p>
          </table:table-cell>
          <table:table-cell table:style-name="ce11" office:value-type="string" calcext:value-type="string">
            <text:p>BJHDT030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瑞霖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4</text:p>
          </table:table-cell>
          <table:table-cell table:style-name="ce11" office:value-type="string" calcext:value-type="string">
            <text:p>BJHDT031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修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5</text:p>
          </table:table-cell>
          <table:table-cell table:style-name="ce11" office:value-type="string" calcext:value-type="string">
            <text:p>BJXCT010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陈嘉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五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11" office:value-type="string" calcext:value-type="string">
            <text:p>BJXCT010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丁子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7</text:p>
          </table:table-cell>
          <table:table-cell table:style-name="ce11" office:value-type="string" calcext:value-type="string">
            <text:p>BJXCT015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俞逸洋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11" office:value-type="string" calcext:value-type="string">
            <text:p>BJXCT017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朱成思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19</text:p>
          </table:table-cell>
          <table:table-cell table:style-name="ce11" office:value-type="string" calcext:value-type="string">
            <text:p>BJCYT008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俊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11" office:value-type="string" calcext:value-type="string">
            <text:p>BJHDT003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欣扬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1</text:p>
          </table:table-cell>
          <table:table-cell table:style-name="ce11" office:value-type="string" calcext:value-type="string">
            <text:p>BJHDT003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高瑞宸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2</text:p>
          </table:table-cell>
          <table:table-cell table:style-name="ce11" office:value-type="string" calcext:value-type="string">
            <text:p>BJHDT027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3</text:p>
          </table:table-cell>
          <table:table-cell table:style-name="ce11" office:value-type="string" calcext:value-type="string">
            <text:p>BJHDT030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郭际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4</text:p>
          </table:table-cell>
          <table:table-cell table:style-name="ce11" office:value-type="string" calcext:value-type="string">
            <text:p>BJHDT039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陶吟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11" office:value-type="string" calcext:value-type="string">
            <text:p>BJDCT0042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赵泓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11" office:value-type="string" calcext:value-type="string">
            <text:p>BJXCT009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周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11" office:value-type="string" calcext:value-type="string">
            <text:p>BJXCT013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寇海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11" office:value-type="string" calcext:value-type="string">
            <text:p>BJHDT005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秦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11" office:value-type="string" calcext:value-type="string">
            <text:p>BJHDT023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叶舟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12" office:value-type="string" calcext:value-type="string">
            <text:p>BJHDT0266</text:p>
          </table:table-cell>
          <table:table-cell table:style-name="ce12" office:value-type="string" calcext:value-type="string">
            <text:p>海淀</text:p>
          </table:table-cell>
          <table:table-cell table:style-name="ce15" office:value-type="string" calcext:value-type="string">
            <text:p>孙宇轩</text:p>
          </table:table-cell>
          <table:table-cell table:style-name="ce12" office:value-type="string" calcext:value-type="string">
            <text:p>男</text:p>
          </table:table-cell>
          <table:table-cell table:style-name="ce12" office:value-type="string" calcext:value-type="string">
            <text:p>中国人民大学附属中学</text:p>
          </table:table-cell>
          <table:table-cell table:style-name="ce12" office:value-type="string" calcext:value-type="string">
            <text:p>高</text:p>
          </table:table-cell>
          <table:table-cell table:style-name="ce12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11" office:value-type="string" calcext:value-type="string">
            <text:p>BJHDT027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殷绍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2</text:p>
          </table:table-cell>
          <table:table-cell table:style-name="ce11" office:value-type="string" calcext:value-type="string">
            <text:p>BJHDT028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宇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3</text:p>
          </table:table-cell>
          <table:table-cell table:style-name="ce11" office:value-type="string" calcext:value-type="string">
            <text:p>BJHDT029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高茉乔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4</text:p>
          </table:table-cell>
          <table:table-cell table:style-name="ce11" office:value-type="string" calcext:value-type="string">
            <text:p>BJHDT033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管丹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5</text:p>
          </table:table-cell>
          <table:table-cell table:style-name="ce11" office:value-type="string" calcext:value-type="string">
            <text:p>BJDCT0050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朱子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11" office:value-type="string" calcext:value-type="string">
            <text:p>BJDCT0054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涂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11" office:value-type="string" calcext:value-type="string">
            <text:p>BJXCT004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安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8</text:p>
          </table:table-cell>
          <table:table-cell table:style-name="ce11" office:value-type="string" calcext:value-type="string">
            <text:p>BJXCT0120</text:p>
          </table:table-cell>
          <table:table-cell table:style-name="ce11" office:value-type="string" calcext:value-type="string">
            <text:p>西城</text:p>
          </table:table-cell>
          <table:table-cell table:style-name="ce15" office:value-type="string" calcext:value-type="string">
            <text:p>严子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11" office:value-type="string" calcext:value-type="string">
            <text:p>BJHDT013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何子默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11" office:value-type="string" calcext:value-type="string">
            <text:p>BJHDT014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柯弘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11" office:value-type="string" calcext:value-type="string">
            <text:p>BJHDT019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姚歆宁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2</text:p>
          </table:table-cell>
          <table:table-cell table:style-name="ce11" office:value-type="string" calcext:value-type="string">
            <text:p>BJHDT020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文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11" office:value-type="string" calcext:value-type="string">
            <text:p>BJHDT022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远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4</text:p>
          </table:table-cell>
          <table:table-cell table:style-name="ce11" office:value-type="string" calcext:value-type="string">
            <text:p>BJHDT024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显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11" office:value-type="string" calcext:value-type="string">
            <text:p>BJHDT030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春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6</text:p>
          </table:table-cell>
          <table:table-cell table:style-name="ce11" office:value-type="string" calcext:value-type="string">
            <text:p>BJHDT031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英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11" office:value-type="string" calcext:value-type="string">
            <text:p>BJHDT032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马森茂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8</text:p>
          </table:table-cell>
          <table:table-cell table:style-name="ce11" office:value-type="string" calcext:value-type="string">
            <text:p>BJXCT004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丁一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11" office:value-type="string" calcext:value-type="string">
            <text:p>BJXCT004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郭若麒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0</text:p>
          </table:table-cell>
          <table:table-cell table:style-name="ce11" office:value-type="string" calcext:value-type="string">
            <text:p>BJXCT004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钟昊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11" office:value-type="string" calcext:value-type="string">
            <text:p>BJXCT007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魏川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11" office:value-type="string" calcext:value-type="string">
            <text:p>BJXCT010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彭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153</text:p>
          </table:table-cell>
          <table:table-cell table:style-name="ce11" office:value-type="string" calcext:value-type="string">
            <text:p>BJXCT016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夏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8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11" office:value-type="string" calcext:value-type="string">
            <text:p>BJCYT000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羿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朝阳外国语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5</text:p>
          </table:table-cell>
          <table:table-cell table:style-name="ce11" office:value-type="string" calcext:value-type="string">
            <text:p>BJHDT009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韩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6</text:p>
          </table:table-cell>
          <table:table-cell table:style-name="ce11" office:value-type="string" calcext:value-type="string">
            <text:p>BJHDT010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卢雨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11" office:value-type="string" calcext:value-type="string">
            <text:p>BJHDT020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宋泓熹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158</text:p>
          </table:table-cell>
          <table:table-cell table:style-name="ce11" office:value-type="string" calcext:value-type="string">
            <text:p>BJHDT022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孟乔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59</text:p>
          </table:table-cell>
          <table:table-cell table:style-name="ce11" office:value-type="string" calcext:value-type="string">
            <text:p>BJHDT039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知宜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11" office:value-type="string" calcext:value-type="string">
            <text:p>BJHDT041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嘉萌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11" office:value-type="string" calcext:value-type="string">
            <text:p>BJXCT003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肖一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2</text:p>
          </table:table-cell>
          <table:table-cell table:style-name="ce11" office:value-type="string" calcext:value-type="string">
            <text:p>BJZHT0027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张汉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鼎石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11" office:value-type="string" calcext:value-type="string">
            <text:p>BJHDT006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苏玥宁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4</text:p>
          </table:table-cell>
          <table:table-cell table:style-name="ce11" office:value-type="string" calcext:value-type="string">
            <text:p>BJHDT007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恩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165</text:p>
          </table:table-cell>
          <table:table-cell table:style-name="ce11" office:value-type="string" calcext:value-type="string">
            <text:p>BJHDT010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雍梓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11" office:value-type="string" calcext:value-type="string">
            <text:p>BJHDT012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吕逍依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7</text:p>
          </table:table-cell>
          <table:table-cell table:style-name="ce11" office:value-type="string" calcext:value-type="string">
            <text:p>BJHDT033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朴睿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11" office:value-type="string" calcext:value-type="string">
            <text:p>BJDCT0030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张亦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69</text:p>
          </table:table-cell>
          <table:table-cell table:style-name="ce11" office:value-type="string" calcext:value-type="string">
            <text:p>BJXCT0055</text:p>
          </table:table-cell>
          <table:table-cell table:style-name="ce11" office:value-type="string" calcext:value-type="string">
            <text:p>西城</text:p>
          </table:table-cell>
          <table:table-cell table:style-name="ce15" office:value-type="string" calcext:value-type="string">
            <text:p>刘丞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11" office:value-type="string" calcext:value-type="string">
            <text:p>BJXCT005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周程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1</text:p>
          </table:table-cell>
          <table:table-cell table:style-name="ce11" office:value-type="string" calcext:value-type="string">
            <text:p>BJXCT009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思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11" office:value-type="string" calcext:value-type="string">
            <text:p>BJXCT012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赵一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3</text:p>
          </table:table-cell>
          <table:table-cell table:style-name="ce11" office:value-type="string" calcext:value-type="string">
            <text:p>BJHDT013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蒋涵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11" office:value-type="string" calcext:value-type="string">
            <text:p>BJHDT024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云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5</text:p>
          </table:table-cell>
          <table:table-cell table:style-name="ce11" office:value-type="string" calcext:value-type="string">
            <text:p>BJHDT027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沈欣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11" office:value-type="string" calcext:value-type="string">
            <text:p>BJHDT030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孟令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7</text:p>
          </table:table-cell>
          <table:table-cell table:style-name="ce11" office:value-type="string" calcext:value-type="string">
            <text:p>BJHDT033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韦宇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11" office:value-type="string" calcext:value-type="string">
            <text:p>BJHDT036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韩天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79</text:p>
          </table:table-cell>
          <table:table-cell table:style-name="ce11" office:value-type="string" calcext:value-type="string">
            <text:p>BJHDT036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徐兆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入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0</text:p>
          </table:table-cell>
          <table:table-cell table:style-name="ce11" office:value-type="string" calcext:value-type="string">
            <text:p>BJHDT038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段承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11" office:value-type="string" calcext:value-type="string">
            <text:p>BJHDT040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韵韵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11" office:value-type="string" calcext:value-type="string">
            <text:p>BJHDT041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袁浩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183</text:p>
          </table:table-cell>
          <table:table-cell table:style-name="ce11" office:value-type="string" calcext:value-type="string">
            <text:p>BJDCT0032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单乐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11" office:value-type="string" calcext:value-type="string">
            <text:p>BJDCT0049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岳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11" office:value-type="string" calcext:value-type="string">
            <text:p>BJXCT003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天逸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186</text:p>
          </table:table-cell>
          <table:table-cell table:style-name="ce11" office:value-type="string" calcext:value-type="string">
            <text:p>BJXCT007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雨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11" office:value-type="string" calcext:value-type="string">
            <text:p>BJXCT013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康致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11" office:value-type="string" calcext:value-type="string">
            <text:p>BJXCT014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皓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89</text:p>
          </table:table-cell>
          <table:table-cell table:style-name="ce11" office:value-type="string" calcext:value-type="string">
            <text:p>BJXCT015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周雅诺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11" office:value-type="string" calcext:value-type="string">
            <text:p>BJXCT016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濡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1</text:p>
          </table:table-cell>
          <table:table-cell table:style-name="ce11" office:value-type="string" calcext:value-type="string">
            <text:p>BJCYT005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彭柯岚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11" office:value-type="string" calcext:value-type="string">
            <text:p>BJCYT005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书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工业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3</text:p>
          </table:table-cell>
          <table:table-cell table:style-name="ce11" office:value-type="string" calcext:value-type="string">
            <text:p>BJHDT030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吕彦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11" office:value-type="string" calcext:value-type="string">
            <text:p>BJHDT033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宸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11" office:value-type="string" calcext:value-type="string">
            <text:p>BJDCT0013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唐仡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东直门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6</text:p>
          </table:table-cell>
          <table:table-cell table:style-name="ce11" office:value-type="string" calcext:value-type="string">
            <text:p>BJDCT0024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谢子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11" office:value-type="string" calcext:value-type="string">
            <text:p>BJDCT0059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刘翊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198</text:p>
          </table:table-cell>
          <table:table-cell table:style-name="ce11" office:value-type="string" calcext:value-type="string">
            <text:p>BJXCT001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付家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199</text:p>
          </table:table-cell>
          <table:table-cell table:style-name="ce12" office:value-type="string" calcext:value-type="string">
            <text:p>BJXCT0028</text:p>
          </table:table-cell>
          <table:table-cell table:style-name="ce12" office:value-type="string" calcext:value-type="string">
            <text:p>西城</text:p>
          </table:table-cell>
          <table:table-cell table:style-name="ce15" office:value-type="string" calcext:value-type="string">
            <text:p>李辰洋</text:p>
          </table:table-cell>
          <table:table-cell table:style-name="ce12" office:value-type="string" calcext:value-type="string">
            <text:p>男</text:p>
          </table:table-cell>
          <table:table-cell table:style-name="ce12" office:value-type="string" calcext:value-type="string">
            <text:p>北京师范大学附属中学</text:p>
          </table:table-cell>
          <table:table-cell table:style-name="ce12" office:value-type="string" calcext:value-type="string">
            <text:p>高</text:p>
          </table:table-cell>
          <table:table-cell table:style-name="ce12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0</text:p>
          </table:table-cell>
          <table:table-cell table:style-name="ce12" office:value-type="string" calcext:value-type="string">
            <text:p>BJXCT0072</text:p>
          </table:table-cell>
          <table:table-cell table:style-name="ce12" office:value-type="string" calcext:value-type="string">
            <text:p>西城</text:p>
          </table:table-cell>
          <table:table-cell table:style-name="ce15" office:value-type="string" calcext:value-type="string">
            <text:p>李睿宁</text:p>
          </table:table-cell>
          <table:table-cell table:style-name="ce12" office:value-type="string" calcext:value-type="string">
            <text:p>男</text:p>
          </table:table-cell>
          <table:table-cell table:style-name="ce12" office:value-type="string" calcext:value-type="string">
            <text:p>北京市第四中学</text:p>
          </table:table-cell>
          <table:table-cell table:style-name="ce12" office:value-type="string" calcext:value-type="string">
            <text:p>高</text:p>
          </table:table-cell>
          <table:table-cell table:style-name="ce12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</text:p>
          </table:table-cell>
          <table:table-cell table:style-name="ce11" office:value-type="string" calcext:value-type="string">
            <text:p>BJXCT017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梁世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11" office:value-type="string" calcext:value-type="string">
            <text:p>BJCYT004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白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陈经纶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11" office:value-type="string" calcext:value-type="string">
            <text:p>BJHDT001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淏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11" office:value-type="string" calcext:value-type="string">
            <text:p>BJHDT005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叙传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11" office:value-type="string" calcext:value-type="string">
            <text:p>BJHDT012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雷佳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第二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11" office:value-type="string" calcext:value-type="string">
            <text:p>BJHDT017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沈佳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7</text:p>
          </table:table-cell>
          <table:table-cell table:style-name="ce11" office:value-type="string" calcext:value-type="string">
            <text:p>BJHDT019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钧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8</text:p>
          </table:table-cell>
          <table:table-cell table:style-name="ce11" office:value-type="string" calcext:value-type="string">
            <text:p>BJHDT021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温雅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11" office:value-type="string" calcext:value-type="string">
            <text:p>BJHDT028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宋曦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11" office:value-type="string" calcext:value-type="string">
            <text:p>BJHDT033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龙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11" office:value-type="string" calcext:value-type="string">
            <text:p>BJHDT033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韩海闻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11" office:value-type="string" calcext:value-type="string">
            <text:p>BJHDT035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行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11" office:value-type="string" calcext:value-type="string">
            <text:p>BJHDT038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雨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4</text:p>
          </table:table-cell>
          <table:table-cell table:style-name="ce11" office:value-type="string" calcext:value-type="string">
            <text:p>BJDCT0033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孟晙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11" office:value-type="string" calcext:value-type="string">
            <text:p>BJXCT010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子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6</text:p>
          </table:table-cell>
          <table:table-cell table:style-name="ce11" office:value-type="string" calcext:value-type="string">
            <text:p>BJXCT017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付翰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7</text:p>
          </table:table-cell>
          <table:table-cell table:style-name="ce11" office:value-type="string" calcext:value-type="string">
            <text:p>BJZHT0028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何卓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京源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6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11" office:value-type="string" calcext:value-type="string">
            <text:p>BJHDT001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傅云濠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19</text:p>
          </table:table-cell>
          <table:table-cell table:style-name="ce11" office:value-type="string" calcext:value-type="string">
            <text:p>BJHDT008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博言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11" office:value-type="string" calcext:value-type="string">
            <text:p>BJHDT016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解思文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1</text:p>
          </table:table-cell>
          <table:table-cell table:style-name="ce11" office:value-type="string" calcext:value-type="string">
            <text:p>BJHDT020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雷瑷嘉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2</text:p>
          </table:table-cell>
          <table:table-cell table:style-name="ce11" office:value-type="string" calcext:value-type="string">
            <text:p>BJHDT022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恒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3</text:p>
          </table:table-cell>
          <table:table-cell table:style-name="ce11" office:value-type="string" calcext:value-type="string">
            <text:p>BJHDT025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雨辰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224</text:p>
          </table:table-cell>
          <table:table-cell table:style-name="ce11" office:value-type="string" calcext:value-type="string">
            <text:p>BJHDT027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曲涵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11" office:value-type="string" calcext:value-type="string">
            <text:p>BJHDT029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江雨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6</text:p>
          </table:table-cell>
          <table:table-cell table:style-name="ce11" office:value-type="string" calcext:value-type="string">
            <text:p>BJHDT036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则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11" office:value-type="string" calcext:value-type="string">
            <text:p>BJXCT001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赵博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11" office:value-type="string" calcext:value-type="string">
            <text:p>BJXCT005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陈若蕖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29</text:p>
          </table:table-cell>
          <table:table-cell table:style-name="ce11" office:value-type="string" calcext:value-type="string">
            <text:p>BJXCT011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先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11" office:value-type="string" calcext:value-type="string">
            <text:p>BJXCT011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彭麟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八中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1</text:p>
          </table:table-cell>
          <table:table-cell table:style-name="ce11" office:value-type="string" calcext:value-type="string">
            <text:p>BJXCT012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皓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11" office:value-type="string" calcext:value-type="string">
            <text:p>BJCYT003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义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11" office:value-type="string" calcext:value-type="string">
            <text:p>BJZHT0008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赵天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亦庄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4</text:p>
          </table:table-cell>
          <table:table-cell table:style-name="ce11" office:value-type="string" calcext:value-type="string">
            <text:p>BJZHT0033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赵金洋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5</text:p>
          </table:table-cell>
          <table:table-cell table:style-name="ce11" office:value-type="string" calcext:value-type="string">
            <text:p>BJHDT004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欣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11" office:value-type="string" calcext:value-type="string">
            <text:p>BJHDT007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罗天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11" office:value-type="string" calcext:value-type="string">
            <text:p>BJHDT007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心澄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238</text:p>
          </table:table-cell>
          <table:table-cell table:style-name="ce11" office:value-type="string" calcext:value-type="string">
            <text:p>BJHDT008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子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39</text:p>
          </table:table-cell>
          <table:table-cell table:style-name="ce11" office:value-type="string" calcext:value-type="string">
            <text:p>BJHDT009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顾茗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11" office:value-type="string" calcext:value-type="string">
            <text:p>BJHDT014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崔宇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1</text:p>
          </table:table-cell>
          <table:table-cell table:style-name="ce11" office:value-type="string" calcext:value-type="string">
            <text:p>BJHDT015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家齐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11" office:value-type="string" calcext:value-type="string">
            <text:p>BJHDT020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安昱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11" office:value-type="string" calcext:value-type="string">
            <text:p>BJHDT025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驭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4</text:p>
          </table:table-cell>
          <table:table-cell table:style-name="ce11" office:value-type="string" calcext:value-type="string">
            <text:p>BJDCT0045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张天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11" office:value-type="string" calcext:value-type="string">
            <text:p>BJXCT001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博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11" office:value-type="string" calcext:value-type="string">
            <text:p>BJXCT003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国际部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7</text:p>
          </table:table-cell>
          <table:table-cell table:style-name="ce11" office:value-type="string" calcext:value-type="string">
            <text:p>BJXCT013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赫灵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8</text:p>
          </table:table-cell>
          <table:table-cell table:style-name="ce11" office:value-type="string" calcext:value-type="string">
            <text:p>BJCYT002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肖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11" office:value-type="string" calcext:value-type="string">
            <text:p>BJCYT006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胡宇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0</text:p>
          </table:table-cell>
          <table:table-cell table:style-name="ce11" office:value-type="string" calcext:value-type="string">
            <text:p>BJCYT009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陈沫言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朝阳外国语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11" office:value-type="string" calcext:value-type="string">
            <text:p>BJZHT0037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王希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2</text:p>
          </table:table-cell>
          <table:table-cell table:style-name="ce11" office:value-type="string" calcext:value-type="string">
            <text:p>BJZHT0057</text:p>
          </table:table-cell>
          <table:table-cell table:style-name="ce11" office:value-type="string" calcext:value-type="string">
            <text:p>综合</text:p>
          </table:table-cell>
          <table:table-cell table:style-name="ce15" office:value-type="string" calcext:value-type="string">
            <text:p>马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亦庄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11" office:value-type="string" calcext:value-type="string">
            <text:p>BJHDT001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鸿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海淀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4</text:p>
          </table:table-cell>
          <table:table-cell table:style-name="ce11" office:value-type="string" calcext:value-type="string">
            <text:p>BJHDT003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曾弘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255</text:p>
          </table:table-cell>
          <table:table-cell table:style-name="ce11" office:value-type="string" calcext:value-type="string">
            <text:p>BJHDT007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倪鹤洋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11" office:value-type="string" calcext:value-type="string">
            <text:p>BJHDT009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孔文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7</text:p>
          </table:table-cell>
          <table:table-cell table:style-name="ce11" office:value-type="string" calcext:value-type="string">
            <text:p>BJHDT017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林子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11" office:value-type="string" calcext:value-type="string">
            <text:p>BJHDT019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钧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259</text:p>
          </table:table-cell>
          <table:table-cell table:style-name="ce11" office:value-type="string" calcext:value-type="string">
            <text:p>BJHDT027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翟恩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0</text:p>
          </table:table-cell>
          <table:table-cell table:style-name="ce11" office:value-type="string" calcext:value-type="string">
            <text:p>BJHDT028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轩南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1</text:p>
          </table:table-cell>
          <table:table-cell table:style-name="ce11" office:value-type="string" calcext:value-type="string">
            <text:p>BJHDT031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樊星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11" office:value-type="string" calcext:value-type="string">
            <text:p>BJHDT034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启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3</text:p>
          </table:table-cell>
          <table:table-cell table:style-name="ce11" office:value-type="string" calcext:value-type="string">
            <text:p>BJHDT035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彭健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4</text:p>
          </table:table-cell>
          <table:table-cell table:style-name="ce11" office:value-type="string" calcext:value-type="string">
            <text:p>BJHDT035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泽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11" office:value-type="string" calcext:value-type="string">
            <text:p>BJXCT001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陈泓兆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6</text:p>
          </table:table-cell>
          <table:table-cell table:style-name="ce11" office:value-type="string" calcext:value-type="string">
            <text:p>BJXCT002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以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11" office:value-type="string" calcext:value-type="string">
            <text:p>BJXCT004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金志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8</text:p>
          </table:table-cell>
          <table:table-cell table:style-name="ce11" office:value-type="string" calcext:value-type="string">
            <text:p>BJXCT007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温禹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11" office:value-type="string" calcext:value-type="string">
            <text:p>BJXCT014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景昱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0</text:p>
          </table:table-cell>
          <table:table-cell table:style-name="ce11" office:value-type="string" calcext:value-type="string">
            <text:p>BJXCT014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昭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11" office:value-type="string" calcext:value-type="string">
            <text:p>BJCYT001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崔芳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2</text:p>
          </table:table-cell>
          <table:table-cell table:style-name="ce11" office:value-type="string" calcext:value-type="string">
            <text:p>BJCYT002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郑子帆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11" office:value-type="string" calcext:value-type="string">
            <text:p>BJHDT014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龚峻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11" office:value-type="string" calcext:value-type="string">
            <text:p>BJHDT016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薛晚亭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11" office:value-type="string" calcext:value-type="string">
            <text:p>BJHDT017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董雨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11" office:value-type="string" calcext:value-type="string">
            <text:p>BJHDT021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宋曦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11" office:value-type="string" calcext:value-type="string">
            <text:p>BJHDT022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远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11" office:value-type="string" calcext:value-type="string">
            <text:p>BJHDT030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伊宁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理工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279</text:p>
          </table:table-cell>
          <table:table-cell table:style-name="ce11" office:value-type="string" calcext:value-type="string">
            <text:p>BJHDT034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昊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0</text:p>
          </table:table-cell>
          <table:table-cell table:style-name="ce11" office:value-type="string" calcext:value-type="string">
            <text:p>BJDCT0031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朱子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1</text:p>
          </table:table-cell>
          <table:table-cell table:style-name="ce11" office:value-type="string" calcext:value-type="string">
            <text:p>BJDCT0048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李亦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汇文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11" office:value-type="string" calcext:value-type="string">
            <text:p>BJXCT002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胡政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11" office:value-type="string" calcext:value-type="string">
            <text:p>BJXCT002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陈则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11" office:value-type="string" calcext:value-type="string">
            <text:p>BJXCT003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昊儒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5</text:p>
          </table:table-cell>
          <table:table-cell table:style-name="ce11" office:value-type="string" calcext:value-type="string">
            <text:p>BJXCT007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11" office:value-type="string" calcext:value-type="string">
            <text:p>BJXCT011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慈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7</text:p>
          </table:table-cell>
          <table:table-cell table:style-name="ce11" office:value-type="string" calcext:value-type="string">
            <text:p>BJZHT0041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薛铭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钱学森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8</text:p>
          </table:table-cell>
          <table:table-cell table:style-name="ce11" office:value-type="string" calcext:value-type="string">
            <text:p>BJHDT001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董一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11" office:value-type="string" calcext:value-type="string">
            <text:p>BJHDT002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徐弈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0</text:p>
          </table:table-cell>
          <table:table-cell table:style-name="ce11" office:value-type="string" calcext:value-type="string">
            <text:p>BJHDT003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天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1</text:p>
          </table:table-cell>
          <table:table-cell table:style-name="ce11" office:value-type="string" calcext:value-type="string">
            <text:p>BJHDT031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浩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11" office:value-type="string" calcext:value-type="string">
            <text:p>BJHDT034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谢梓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3</text:p>
          </table:table-cell>
          <table:table-cell table:style-name="ce11" office:value-type="string" calcext:value-type="string">
            <text:p>BJHDT038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欣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理工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11" office:value-type="string" calcext:value-type="string">
            <text:p>BJXCT005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家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5</text:p>
          </table:table-cell>
          <table:table-cell table:style-name="ce11" office:value-type="string" calcext:value-type="string">
            <text:p>BJXCT015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汝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6</text:p>
          </table:table-cell>
          <table:table-cell table:style-name="ce11" office:value-type="string" calcext:value-type="string">
            <text:p>BJHDT008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睿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7</text:p>
          </table:table-cell>
          <table:table-cell table:style-name="ce11" office:value-type="string" calcext:value-type="string">
            <text:p>BJHDT010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武晓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11" office:value-type="string" calcext:value-type="string">
            <text:p>BJHDT015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高飞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299</text:p>
          </table:table-cell>
          <table:table-cell table:style-name="ce11" office:value-type="string" calcext:value-type="string">
            <text:p>BJHDT018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泽鸣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0</text:p>
          </table:table-cell>
          <table:table-cell table:style-name="ce11" office:value-type="string" calcext:value-type="string">
            <text:p>BJHDT023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朱伯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01</text:p>
          </table:table-cell>
          <table:table-cell table:style-name="ce11" office:value-type="string" calcext:value-type="string">
            <text:p>BJHDT027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蕴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11" office:value-type="string" calcext:value-type="string">
            <text:p>BJHDT032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蒋穆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3</text:p>
          </table:table-cell>
          <table:table-cell table:style-name="ce11" office:value-type="string" calcext:value-type="string">
            <text:p>BJHDT038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俊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4</text:p>
          </table:table-cell>
          <table:table-cell table:style-name="ce11" office:value-type="string" calcext:value-type="string">
            <text:p>BJHDT038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泳霖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11" office:value-type="string" calcext:value-type="string">
            <text:p>BJHDT041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袁子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11" office:value-type="string" calcext:value-type="string">
            <text:p>BJDCT0046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高世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7</text:p>
          </table:table-cell>
          <table:table-cell table:style-name="ce11" office:value-type="string" calcext:value-type="string">
            <text:p>BJXCT000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袁健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8</text:p>
          </table:table-cell>
          <table:table-cell table:style-name="ce11" office:value-type="string" calcext:value-type="string">
            <text:p>BJXCT012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甘鹿扬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11" office:value-type="string" calcext:value-type="string">
            <text:p>BJCYT006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云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日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11" office:value-type="string" calcext:value-type="string">
            <text:p>BJCYT007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陆云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11" office:value-type="string" calcext:value-type="string">
            <text:p>BJZHT0005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张殊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钱学森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2</text:p>
          </table:table-cell>
          <table:table-cell table:style-name="ce11" office:value-type="string" calcext:value-type="string">
            <text:p>BJZHT0010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丁牧云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十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11" office:value-type="string" calcext:value-type="string">
            <text:p>BJZHT0042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龚熙尧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一中学科丰校区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4</text:p>
          </table:table-cell>
          <table:table-cell table:style-name="ce11" office:value-type="string" calcext:value-type="string">
            <text:p>BJHDT004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曾雯嘉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5</text:p>
          </table:table-cell>
          <table:table-cell table:style-name="ce11" office:value-type="string" calcext:value-type="string">
            <text:p>BJHDT005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政隆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11" office:value-type="string" calcext:value-type="string">
            <text:p>BJHDT011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禾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7</text:p>
          </table:table-cell>
          <table:table-cell table:style-name="ce11" office:value-type="string" calcext:value-type="string">
            <text:p>BJHDT011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尹秋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11" office:value-type="string" calcext:value-type="string">
            <text:p>BJHDT015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黎梓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19</text:p>
          </table:table-cell>
          <table:table-cell table:style-name="ce11" office:value-type="string" calcext:value-type="string">
            <text:p>BJHDT017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煦恒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11" office:value-type="string" calcext:value-type="string">
            <text:p>BJHDT024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于嘉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1</text:p>
          </table:table-cell>
          <table:table-cell table:style-name="ce11" office:value-type="string" calcext:value-type="string">
            <text:p>BJHDT027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养罡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22</text:p>
          </table:table-cell>
          <table:table-cell table:style-name="ce11" office:value-type="string" calcext:value-type="string">
            <text:p>BJHDT028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洛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3</text:p>
          </table:table-cell>
          <table:table-cell table:style-name="ce11" office:value-type="string" calcext:value-type="string">
            <text:p>BJHDT029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若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11" office:value-type="string" calcext:value-type="string">
            <text:p>BJHDT029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阳帅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中二分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5</text:p>
          </table:table-cell>
          <table:table-cell table:style-name="ce11" office:value-type="string" calcext:value-type="string">
            <text:p>BJHDT034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汪迟克雷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11" office:value-type="string" calcext:value-type="string">
            <text:p>BJHDT034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卫林溪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7</text:p>
          </table:table-cell>
          <table:table-cell table:style-name="ce11" office:value-type="string" calcext:value-type="string">
            <text:p>BJDCT0014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11" office:value-type="string" calcext:value-type="string">
            <text:p>BJXCT003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朱明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11" office:value-type="string" calcext:value-type="string">
            <text:p>BJXCT006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汪永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30</text:p>
          </table:table-cell>
          <table:table-cell table:style-name="ce11" office:value-type="string" calcext:value-type="string">
            <text:p>BJXCT0084</text:p>
          </table:table-cell>
          <table:table-cell table:style-name="ce11" office:value-type="string" calcext:value-type="string">
            <text:p>西城</text:p>
          </table:table-cell>
          <table:table-cell table:style-name="ce17" office:value-type="string" calcext:value-type="string">
            <text:p>涂晋喆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11" office:value-type="string" calcext:value-type="string">
            <text:p>BJCYT001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芃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2</text:p>
          </table:table-cell>
          <table:table-cell table:style-name="ce11" office:value-type="string" calcext:value-type="string">
            <text:p>BJZHT0059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宫评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3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11" office:value-type="string" calcext:value-type="string">
            <text:p>BJHDT005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博龄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4</text:p>
          </table:table-cell>
          <table:table-cell table:style-name="ce11" office:value-type="string" calcext:value-type="string">
            <text:p>BJHDT007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中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11" office:value-type="string" calcext:value-type="string">
            <text:p>BJHDT026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6</text:p>
          </table:table-cell>
          <table:table-cell table:style-name="ce11" office:value-type="string" calcext:value-type="string">
            <text:p>BJHDT026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叔禄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11" office:value-type="string" calcext:value-type="string">
            <text:p>BJXCT002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贡欣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8</text:p>
          </table:table-cell>
          <table:table-cell table:style-name="ce11" office:value-type="string" calcext:value-type="string">
            <text:p>BJXCT006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肖天一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39</text:p>
          </table:table-cell>
          <table:table-cell table:style-name="ce11" office:value-type="string" calcext:value-type="string">
            <text:p>BJXCT013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虞陶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实验二龙路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11" office:value-type="string" calcext:value-type="string">
            <text:p>BJCYT000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昱婕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1</text:p>
          </table:table-cell>
          <table:table-cell table:style-name="ce11" office:value-type="string" calcext:value-type="string">
            <text:p>BJZHT0040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权赫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亦庄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11" office:value-type="string" calcext:value-type="string">
            <text:p>BJHDT001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逸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11" office:value-type="string" calcext:value-type="string">
            <text:p>BJHDT004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康小薇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五十七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4</text:p>
          </table:table-cell>
          <table:table-cell table:style-name="ce11" office:value-type="string" calcext:value-type="string">
            <text:p>BJHDT011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单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11" office:value-type="string" calcext:value-type="string">
            <text:p>BJHDT011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佳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11" office:value-type="string" calcext:value-type="string">
            <text:p>BJHDT012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朱炯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47</text:p>
          </table:table-cell>
          <table:table-cell table:style-name="ce11" office:value-type="string" calcext:value-type="string">
            <text:p>BJHDT021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姚博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11" office:value-type="string" calcext:value-type="string">
            <text:p>BJHDT021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郭一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49</text:p>
          </table:table-cell>
          <table:table-cell table:style-name="ce11" office:value-type="string" calcext:value-type="string">
            <text:p>BJHDT024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黎博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11" office:value-type="string" calcext:value-type="string">
            <text:p>BJHDT025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郑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1</text:p>
          </table:table-cell>
          <table:table-cell table:style-name="ce11" office:value-type="string" calcext:value-type="string">
            <text:p>BJHDT026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天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52</text:p>
          </table:table-cell>
          <table:table-cell table:style-name="ce11" office:value-type="string" calcext:value-type="string">
            <text:p>BJHDT027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大任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3</text:p>
          </table:table-cell>
          <table:table-cell table:style-name="ce11" office:value-type="string" calcext:value-type="string">
            <text:p>BJHDT037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严嘉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11" office:value-type="string" calcext:value-type="string">
            <text:p>BJHDT039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天圣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5</text:p>
          </table:table-cell>
          <table:table-cell table:style-name="ce11" office:value-type="string" calcext:value-type="string">
            <text:p>BJHDT040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交通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11" office:value-type="string" calcext:value-type="string">
            <text:p>BJDCT0037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邓驿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7</text:p>
          </table:table-cell>
          <table:table-cell table:style-name="ce11" office:value-type="string" calcext:value-type="string">
            <text:p>BJDCT0061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宇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11" office:value-type="string" calcext:value-type="string">
            <text:p>BJXCT002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杨梓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59</text:p>
          </table:table-cell>
          <table:table-cell table:style-name="ce11" office:value-type="string" calcext:value-type="string">
            <text:p>BJXCT007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顾曦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0</text:p>
          </table:table-cell>
          <table:table-cell table:style-name="ce11" office:value-type="string" calcext:value-type="string">
            <text:p>BJXCT009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何庆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1</text:p>
          </table:table-cell>
          <table:table-cell table:style-name="ce11" office:value-type="string" calcext:value-type="string">
            <text:p>BJXCT015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史洛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11" office:value-type="string" calcext:value-type="string">
            <text:p>BJXCT015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镕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实验二龙路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11" office:value-type="string" calcext:value-type="string">
            <text:p>BJXCT017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崔楮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4</text:p>
          </table:table-cell>
          <table:table-cell table:style-name="ce11" office:value-type="string" calcext:value-type="string">
            <text:p>BJZHT0011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张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11" office:value-type="string" calcext:value-type="string">
            <text:p>BJZHT0029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薛可新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6</text:p>
          </table:table-cell>
          <table:table-cell table:style-name="ce11" office:value-type="string" calcext:value-type="string">
            <text:p>BJZHT0045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杜昀玲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11" office:value-type="string" calcext:value-type="string">
            <text:p>BJHDT004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廷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苜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11" office:value-type="string" calcext:value-type="string">
            <text:p>BJHDT013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沐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69</text:p>
          </table:table-cell>
          <table:table-cell table:style-name="ce11" office:value-type="string" calcext:value-type="string">
            <text:p>BJHDT013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孙天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11" office:value-type="string" calcext:value-type="string">
            <text:p>BJHDT015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清逸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1</text:p>
          </table:table-cell>
          <table:table-cell table:style-name="ce11" office:value-type="string" calcext:value-type="string">
            <text:p>BJHDT036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马承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11" office:value-type="string" calcext:value-type="string">
            <text:p>BJHDT039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丁尧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3</text:p>
          </table:table-cell>
          <table:table-cell table:style-name="ce11" office:value-type="string" calcext:value-type="string">
            <text:p>BJHDT040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庭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11" office:value-type="string" calcext:value-type="string">
            <text:p>BJXCT000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黄天鸿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5</text:p>
          </table:table-cell>
          <table:table-cell table:style-name="ce11" office:value-type="string" calcext:value-type="string">
            <text:p>BJXCT012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郭映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11" office:value-type="string" calcext:value-type="string">
            <text:p>BJXCT015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杜一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7</text:p>
          </table:table-cell>
          <table:table-cell table:style-name="ce11" office:value-type="string" calcext:value-type="string">
            <text:p>BJZHT0018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朱康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8</text:p>
          </table:table-cell>
          <table:table-cell table:style-name="ce11" office:value-type="string" calcext:value-type="string">
            <text:p>BJZHT0026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康若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11" office:value-type="string" calcext:value-type="string">
            <text:p>BJZHT0036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贾博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5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0</text:p>
          </table:table-cell>
          <table:table-cell table:style-name="ce11" office:value-type="string" calcext:value-type="string">
            <text:p>BJHDT002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苏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11" office:value-type="string" calcext:value-type="string">
            <text:p>BJHDT008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信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11" office:value-type="string" calcext:value-type="string">
            <text:p>BJHDT010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知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83</text:p>
          </table:table-cell>
          <table:table-cell table:style-name="ce11" office:value-type="string" calcext:value-type="string">
            <text:p>BJHDT014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哲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11" office:value-type="string" calcext:value-type="string">
            <text:p>BJHDT016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温馨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5</text:p>
          </table:table-cell>
          <table:table-cell table:style-name="ce11" office:value-type="string" calcext:value-type="string">
            <text:p>BJHDT017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般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11" office:value-type="string" calcext:value-type="string">
            <text:p>BJHDT021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余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11" office:value-type="string" calcext:value-type="string">
            <text:p>BJHDT025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孙寒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8</text:p>
          </table:table-cell>
          <table:table-cell table:style-name="ce11" office:value-type="string" calcext:value-type="string">
            <text:p>BJHDT040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左晨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11" office:value-type="string" calcext:value-type="string">
            <text:p>BJXCT009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郭镓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90</text:p>
          </table:table-cell>
          <table:table-cell table:style-name="ce11" office:value-type="string" calcext:value-type="string">
            <text:p>BJZHT0017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杨宇桐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91</text:p>
          </table:table-cell>
          <table:table-cell table:style-name="ce11" office:value-type="string" calcext:value-type="string">
            <text:p>BJHDT011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奕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92</text:p>
          </table:table-cell>
          <table:table-cell table:style-name="ce11" office:value-type="string" calcext:value-type="string">
            <text:p>BJHDT012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胡天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93</text:p>
          </table:table-cell>
          <table:table-cell table:style-name="ce11" office:value-type="string" calcext:value-type="string">
            <text:p>BJHDT015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宋政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94</text:p>
          </table:table-cell>
          <table:table-cell table:style-name="ce11" office:value-type="string" calcext:value-type="string">
            <text:p>BJHDT016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祖豫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95</text:p>
          </table:table-cell>
          <table:table-cell table:style-name="ce11" office:value-type="string" calcext:value-type="string">
            <text:p>BJHDT017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陶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11" office:value-type="string" calcext:value-type="string">
            <text:p>BJHDT024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韩济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97</text:p>
          </table:table-cell>
          <table:table-cell table:style-name="ce11" office:value-type="string" calcext:value-type="string">
            <text:p>BJHDT0294</text:p>
          </table:table-cell>
          <table:table-cell table:style-name="ce11" office:value-type="string" calcext:value-type="string">
            <text:p>海淀</text:p>
          </table:table-cell>
          <table:table-cell table:style-name="ce15" office:value-type="string" calcext:value-type="string">
            <text:p>殷颢瑄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398</text:p>
          </table:table-cell>
          <table:table-cell table:style-name="ce11" office:value-type="string" calcext:value-type="string">
            <text:p>BJHDT039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子尧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399</text:p>
          </table:table-cell>
          <table:table-cell table:style-name="ce11" office:value-type="string" calcext:value-type="string">
            <text:p>BJHDT039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孟凡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11" office:value-type="string" calcext:value-type="string">
            <text:p>BJDCT0035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李兰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九十六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1</text:p>
          </table:table-cell>
          <table:table-cell table:style-name="ce11" office:value-type="string" calcext:value-type="string">
            <text:p>BJXCT001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尹伯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11" office:value-type="string" calcext:value-type="string">
            <text:p>BJXCT007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醇逸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3</text:p>
          </table:table-cell>
          <table:table-cell table:style-name="ce11" office:value-type="string" calcext:value-type="string">
            <text:p>BJXCT011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周汇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11" office:value-type="string" calcext:value-type="string">
            <text:p>BJXCT015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林子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5</text:p>
          </table:table-cell>
          <table:table-cell table:style-name="ce11" office:value-type="string" calcext:value-type="string">
            <text:p>BJXCT017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傅峥尧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11" office:value-type="string" calcext:value-type="string">
            <text:p>BJHDT005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开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7</text:p>
          </table:table-cell>
          <table:table-cell table:style-name="ce11" office:value-type="string" calcext:value-type="string">
            <text:p>BJHDT012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姚欣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11" office:value-type="string" calcext:value-type="string">
            <text:p>BJHDT026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岱儒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09</text:p>
          </table:table-cell>
          <table:table-cell table:style-name="ce11" office:value-type="string" calcext:value-type="string">
            <text:p>BJHDT026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钟子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0</text:p>
          </table:table-cell>
          <table:table-cell table:style-name="ce11" office:value-type="string" calcext:value-type="string">
            <text:p>BJHDT039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骆鹏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1</text:p>
          </table:table-cell>
          <table:table-cell table:style-name="ce11" office:value-type="string" calcext:value-type="string">
            <text:p>BJDCT0019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刘颖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2</text:p>
          </table:table-cell>
          <table:table-cell table:style-name="ce11" office:value-type="string" calcext:value-type="string">
            <text:p>BJXCT003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益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3</text:p>
          </table:table-cell>
          <table:table-cell table:style-name="ce11" office:value-type="string" calcext:value-type="string">
            <text:p>BJXCT004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杨家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4</text:p>
          </table:table-cell>
          <table:table-cell table:style-name="ce11" office:value-type="string" calcext:value-type="string">
            <text:p>BJXCT008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郝思尧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5</text:p>
          </table:table-cell>
          <table:table-cell table:style-name="ce11" office:value-type="string" calcext:value-type="string">
            <text:p>BJXCT013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汪锦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6</text:p>
          </table:table-cell>
          <table:table-cell table:style-name="ce11" office:value-type="string" calcext:value-type="string">
            <text:p>BJCYT006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白昊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7</text:p>
          </table:table-cell>
          <table:table-cell table:style-name="ce11" office:value-type="string" calcext:value-type="string">
            <text:p>BJZHT0031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刘逸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8</text:p>
          </table:table-cell>
          <table:table-cell table:style-name="ce11" office:value-type="string" calcext:value-type="string">
            <text:p>BJHDT005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择萱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19</text:p>
          </table:table-cell>
          <table:table-cell table:style-name="ce11" office:value-type="string" calcext:value-type="string">
            <text:p>BJHDT006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田珂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0</text:p>
          </table:table-cell>
          <table:table-cell table:style-name="ce11" office:value-type="string" calcext:value-type="string">
            <text:p>BJHDT017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泽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1</text:p>
          </table:table-cell>
          <table:table-cell table:style-name="ce11" office:value-type="string" calcext:value-type="string">
            <text:p>BJHDT026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飞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2</text:p>
          </table:table-cell>
          <table:table-cell table:style-name="ce11" office:value-type="string" calcext:value-type="string">
            <text:p>BJHDT032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天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3</text:p>
          </table:table-cell>
          <table:table-cell table:style-name="ce11" office:value-type="string" calcext:value-type="string">
            <text:p>BJHDT032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楚柏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4</text:p>
          </table:table-cell>
          <table:table-cell table:style-name="ce11" office:value-type="string" calcext:value-type="string">
            <text:p>BJHDT039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裴昱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2"/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5</text:p>
          </table:table-cell>
          <table:table-cell table:style-name="ce11" office:value-type="string" calcext:value-type="string">
            <text:p>BJDCT0009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程子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6</text:p>
          </table:table-cell>
          <table:table-cell table:style-name="ce11" office:value-type="string" calcext:value-type="string">
            <text:p>BJDCT0027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志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7</text:p>
          </table:table-cell>
          <table:table-cell table:style-name="ce11" office:value-type="string" calcext:value-type="string">
            <text:p>BJXCT001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何小兮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8</text:p>
          </table:table-cell>
          <table:table-cell table:style-name="ce11" office:value-type="string" calcext:value-type="string">
            <text:p>BJXCT013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牧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29</text:p>
          </table:table-cell>
          <table:table-cell table:style-name="ce11" office:value-type="string" calcext:value-type="string">
            <text:p>BJCYT005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心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陈经纶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0</text:p>
          </table:table-cell>
          <table:table-cell table:style-name="ce11" office:value-type="string" calcext:value-type="string">
            <text:p>BJHDT000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梁艺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石油学院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431</text:p>
          </table:table-cell>
          <table:table-cell table:style-name="ce11" office:value-type="string" calcext:value-type="string">
            <text:p>BJHDT008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胡天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2</text:p>
          </table:table-cell>
          <table:table-cell table:style-name="ce11" office:value-type="string" calcext:value-type="string">
            <text:p>BJHDT010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赖书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2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3</text:p>
          </table:table-cell>
          <table:table-cell table:style-name="ce11" office:value-type="string" calcext:value-type="string">
            <text:p>BJHDT013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齐泽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4</text:p>
          </table:table-cell>
          <table:table-cell table:style-name="ce11" office:value-type="string" calcext:value-type="string">
            <text:p>BJHDT015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麻思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5</text:p>
          </table:table-cell>
          <table:table-cell table:style-name="ce11" office:value-type="string" calcext:value-type="string">
            <text:p>BJHDT025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廉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6</text:p>
          </table:table-cell>
          <table:table-cell table:style-name="ce11" office:value-type="string" calcext:value-type="string">
            <text:p>BJHDT028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唐嘉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7</text:p>
          </table:table-cell>
          <table:table-cell table:style-name="ce11" office:value-type="string" calcext:value-type="string">
            <text:p>BJHDT035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靖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8</text:p>
          </table:table-cell>
          <table:table-cell table:style-name="ce11" office:value-type="string" calcext:value-type="string">
            <text:p>BJHDT036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于丰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39</text:p>
          </table:table-cell>
          <table:table-cell table:style-name="ce11" office:value-type="string" calcext:value-type="string">
            <text:p>BJHDT037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衣威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0</text:p>
          </table:table-cell>
          <table:table-cell table:style-name="ce11" office:value-type="string" calcext:value-type="string">
            <text:p>BJHDT037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成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1</text:p>
          </table:table-cell>
          <table:table-cell table:style-name="ce11" office:value-type="string" calcext:value-type="string">
            <text:p>BJDCT0044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韩雯汀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广渠门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2</text:p>
          </table:table-cell>
          <table:table-cell table:style-name="ce11" office:value-type="string" calcext:value-type="string">
            <text:p>BJDCT0047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范天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3</text:p>
          </table:table-cell>
          <table:table-cell table:style-name="ce11" office:value-type="string" calcext:value-type="string">
            <text:p>BJXCT009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万子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4</text:p>
          </table:table-cell>
          <table:table-cell table:style-name="ce11" office:value-type="string" calcext:value-type="string">
            <text:p>BJXCT010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翼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2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5</text:p>
          </table:table-cell>
          <table:table-cell table:style-name="ce11" office:value-type="string" calcext:value-type="string">
            <text:p>BJCYT001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范子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附中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6</text:p>
          </table:table-cell>
          <table:table-cell table:style-name="ce11" office:value-type="string" calcext:value-type="string">
            <text:p>BJZHT0038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冯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7</text:p>
          </table:table-cell>
          <table:table-cell table:style-name="ce11" office:value-type="string" calcext:value-type="string">
            <text:p>BJHDT003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8</text:p>
          </table:table-cell>
          <table:table-cell table:style-name="ce11" office:value-type="string" calcext:value-type="string">
            <text:p>BJHDT008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高保隆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49</text:p>
          </table:table-cell>
          <table:table-cell table:style-name="ce11" office:value-type="string" calcext:value-type="string">
            <text:p>BJHDT030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伯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0</text:p>
          </table:table-cell>
          <table:table-cell table:style-name="ce11" office:value-type="string" calcext:value-type="string">
            <text:p>BJHDT037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宇萌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1</text:p>
          </table:table-cell>
          <table:table-cell table:style-name="ce11" office:value-type="string" calcext:value-type="string">
            <text:p>BJHDT039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简宇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2</text:p>
          </table:table-cell>
          <table:table-cell table:style-name="ce11" office:value-type="string" calcext:value-type="string">
            <text:p>BJDCT0007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高口口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3</text:p>
          </table:table-cell>
          <table:table-cell table:style-name="ce11" office:value-type="string" calcext:value-type="string">
            <text:p>BJXCT009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何佳玥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4</text:p>
          </table:table-cell>
          <table:table-cell table:style-name="ce11" office:value-type="string" calcext:value-type="string">
            <text:p>BJXCT011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吕彦荣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5</text:p>
          </table:table-cell>
          <table:table-cell table:style-name="ce11" office:value-type="string" calcext:value-type="string">
            <text:p>BJXCT014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董九川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6</text:p>
          </table:table-cell>
          <table:table-cell table:style-name="ce11" office:value-type="string" calcext:value-type="string">
            <text:p>BJZHT0053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范子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一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7</text:p>
          </table:table-cell>
          <table:table-cell table:style-name="ce11" office:value-type="string" calcext:value-type="string">
            <text:p>BJHDT004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陶靖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8</text:p>
          </table:table-cell>
          <table:table-cell table:style-name="ce11" office:value-type="string" calcext:value-type="string">
            <text:p>BJHDT011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肖鉴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59</text:p>
          </table:table-cell>
          <table:table-cell table:style-name="ce11" office:value-type="string" calcext:value-type="string">
            <text:p>BJHDT013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奕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0</text:p>
          </table:table-cell>
          <table:table-cell table:style-name="ce11" office:value-type="string" calcext:value-type="string">
            <text:p>BJHDT016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Yi-Jie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理工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1</text:p>
          </table:table-cell>
          <table:table-cell table:style-name="ce11" office:value-type="string" calcext:value-type="string">
            <text:p>BJHDT018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昊佳玳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2</text:p>
          </table:table-cell>
          <table:table-cell table:style-name="ce11" office:value-type="string" calcext:value-type="string">
            <text:p>BJHDT018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一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3</text:p>
          </table:table-cell>
          <table:table-cell table:style-name="ce11" office:value-type="string" calcext:value-type="string">
            <text:p>BJHDT027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郝德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4</text:p>
          </table:table-cell>
          <table:table-cell table:style-name="ce11" office:value-type="string" calcext:value-type="string">
            <text:p>BJHDT034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俞源圻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5</text:p>
          </table:table-cell>
          <table:table-cell table:style-name="ce11" office:value-type="string" calcext:value-type="string">
            <text:p>BJHDT034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书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6</text:p>
          </table:table-cell>
          <table:table-cell table:style-name="ce11" office:value-type="string" calcext:value-type="string">
            <text:p>BJHDT038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梓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7</text:p>
          </table:table-cell>
          <table:table-cell table:style-name="ce11" office:value-type="string" calcext:value-type="string">
            <text:p>BJDCT0017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念一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广渠门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8</text:p>
          </table:table-cell>
          <table:table-cell table:style-name="ce11" office:value-type="string" calcext:value-type="string">
            <text:p>BJDCT0020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洪子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69</text:p>
          </table:table-cell>
          <table:table-cell table:style-name="ce11" office:value-type="string" calcext:value-type="string">
            <text:p>BJDCT0055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刘江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汇文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0</text:p>
          </table:table-cell>
          <table:table-cell table:style-name="ce11" office:value-type="string" calcext:value-type="string">
            <text:p>BJXCT011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罗家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1</text:p>
          </table:table-cell>
          <table:table-cell table:style-name="ce11" office:value-type="string" calcext:value-type="string">
            <text:p>BJCYT008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刘宗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2</text:p>
          </table:table-cell>
          <table:table-cell table:style-name="ce11" office:value-type="string" calcext:value-type="string">
            <text:p>BJCYT009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贾子伊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3</text:p>
          </table:table-cell>
          <table:table-cell table:style-name="ce11" office:value-type="string" calcext:value-type="string">
            <text:p>BJHDT002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4</text:p>
          </table:table-cell>
          <table:table-cell table:style-name="ce11" office:value-type="string" calcext:value-type="string">
            <text:p>BJHDT019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单茂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5</text:p>
          </table:table-cell>
          <table:table-cell table:style-name="ce11" office:value-type="string" calcext:value-type="string">
            <text:p>BJHDT021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乐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6</text:p>
          </table:table-cell>
          <table:table-cell table:style-name="ce11" office:value-type="string" calcext:value-type="string">
            <text:p>BJHDT024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方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科技大学附属中学</text:p>
          </table:table-cell>
          <table:table-cell table:style-name="ce12"/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7</text:p>
          </table:table-cell>
          <table:table-cell table:style-name="ce11" office:value-type="string" calcext:value-type="string">
            <text:p>BJHDT033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南屹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8</text:p>
          </table:table-cell>
          <table:table-cell table:style-name="ce11" office:value-type="string" calcext:value-type="string">
            <text:p>BJHDT036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夏诚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79</text:p>
          </table:table-cell>
          <table:table-cell table:style-name="ce11" office:value-type="string" calcext:value-type="string">
            <text:p>BJXCT005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林之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0</text:p>
          </table:table-cell>
          <table:table-cell table:style-name="ce11" office:value-type="string" calcext:value-type="string">
            <text:p>BJXCT0066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嘉莹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2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1</text:p>
          </table:table-cell>
          <table:table-cell table:style-name="ce11" office:value-type="string" calcext:value-type="string">
            <text:p>BJXCT013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开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国际部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2</text:p>
          </table:table-cell>
          <table:table-cell table:style-name="ce11" office:value-type="string" calcext:value-type="string">
            <text:p>BJXCT014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蒋思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3</text:p>
          </table:table-cell>
          <table:table-cell table:style-name="ce11" office:value-type="string" calcext:value-type="string">
            <text:p>BJXCT016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崔艺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4</text:p>
          </table:table-cell>
          <table:table-cell table:style-name="ce11" office:value-type="string" calcext:value-type="string">
            <text:p>BJCYT000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胡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陈经纶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5</text:p>
          </table:table-cell>
          <table:table-cell table:style-name="ce11" office:value-type="string" calcext:value-type="string">
            <text:p>BJCYT002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开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6</text:p>
          </table:table-cell>
          <table:table-cell table:style-name="ce11" office:value-type="string" calcext:value-type="string">
            <text:p>BJCYT009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淡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7</text:p>
          </table:table-cell>
          <table:table-cell table:style-name="ce11" office:value-type="string" calcext:value-type="string">
            <text:p>BJZHT0044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黄宇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8</text:p>
          </table:table-cell>
          <table:table-cell table:style-name="ce11" office:value-type="string" calcext:value-type="string">
            <text:p>BJHDT004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黄雨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89</text:p>
          </table:table-cell>
          <table:table-cell table:style-name="ce11" office:value-type="string" calcext:value-type="string">
            <text:p>BJHDT007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苏骏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0</text:p>
          </table:table-cell>
          <table:table-cell table:style-name="ce11" office:value-type="string" calcext:value-type="string">
            <text:p>BJHDT017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涵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1</text:p>
          </table:table-cell>
          <table:table-cell table:style-name="ce11" office:value-type="string" calcext:value-type="string">
            <text:p>BJHDT017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姜盛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2</text:p>
          </table:table-cell>
          <table:table-cell table:style-name="ce11" office:value-type="string" calcext:value-type="string">
            <text:p>BJHDT038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霁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3</text:p>
          </table:table-cell>
          <table:table-cell table:style-name="ce11" office:value-type="string" calcext:value-type="string">
            <text:p>BJDCT0002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宋昶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汇文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4</text:p>
          </table:table-cell>
          <table:table-cell table:style-name="ce11" office:value-type="string" calcext:value-type="string">
            <text:p>BJXCT000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薛寒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5</text:p>
          </table:table-cell>
          <table:table-cell table:style-name="ce11" office:value-type="string" calcext:value-type="string">
            <text:p>BJXCT002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屈绍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6</text:p>
          </table:table-cell>
          <table:table-cell table:style-name="ce11" office:value-type="string" calcext:value-type="string">
            <text:p>BJXCT006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武子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7</text:p>
          </table:table-cell>
          <table:table-cell table:style-name="ce11" office:value-type="string" calcext:value-type="string">
            <text:p>BJXCT008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效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498</text:p>
          </table:table-cell>
          <table:table-cell table:style-name="ce11" office:value-type="string" calcext:value-type="string">
            <text:p>BJXCT012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权泽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499</text:p>
          </table:table-cell>
          <table:table-cell table:style-name="ce11" office:value-type="string" calcext:value-type="string">
            <text:p>BJCYT000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常稚林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附中国际学校（THIS〉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0</text:p>
          </table:table-cell>
          <table:table-cell table:style-name="ce11" office:value-type="string" calcext:value-type="string">
            <text:p>BJHDT006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娄启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1</text:p>
          </table:table-cell>
          <table:table-cell table:style-name="ce11" office:value-type="string" calcext:value-type="string">
            <text:p>BJHDT019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嘉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2</text:p>
          </table:table-cell>
          <table:table-cell table:style-name="ce11" office:value-type="string" calcext:value-type="string">
            <text:p>BJHDT025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廖友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3</text:p>
          </table:table-cell>
          <table:table-cell table:style-name="ce11" office:value-type="string" calcext:value-type="string">
            <text:p>BJHDT040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谌雨涵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4</text:p>
          </table:table-cell>
          <table:table-cell table:style-name="ce11" office:value-type="string" calcext:value-type="string">
            <text:p>BJDCT0057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秦嘉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5</text:p>
          </table:table-cell>
          <table:table-cell table:style-name="ce11" office:value-type="string" calcext:value-type="string">
            <text:p>BJXCT000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邱隆珑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三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6</text:p>
          </table:table-cell>
          <table:table-cell table:style-name="ce11" office:value-type="string" calcext:value-type="string">
            <text:p>BJXCT000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汪淏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7</text:p>
          </table:table-cell>
          <table:table-cell table:style-name="ce11" office:value-type="string" calcext:value-type="string">
            <text:p>BJXCT004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邓润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8</text:p>
          </table:table-cell>
          <table:table-cell table:style-name="ce11" office:value-type="string" calcext:value-type="string">
            <text:p>BJXCT012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侯金佑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09</text:p>
          </table:table-cell>
          <table:table-cell table:style-name="ce11" office:value-type="string" calcext:value-type="string">
            <text:p>BJXCT015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宋卓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510</text:p>
          </table:table-cell>
          <table:table-cell table:style-name="ce11" office:value-type="string" calcext:value-type="string">
            <text:p>BJXCT016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赵子鼎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三十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1</text:p>
          </table:table-cell>
          <table:table-cell table:style-name="ce11" office:value-type="string" calcext:value-type="string">
            <text:p>BJXCT017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天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512</text:p>
          </table:table-cell>
          <table:table-cell table:style-name="ce11" office:value-type="string" calcext:value-type="string">
            <text:p>BJCYT003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钱思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3</text:p>
          </table:table-cell>
          <table:table-cell table:style-name="ce11" office:value-type="string" calcext:value-type="string">
            <text:p>BJCYT009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亦名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4</text:p>
          </table:table-cell>
          <table:table-cell table:style-name="ce11" office:value-type="string" calcext:value-type="string">
            <text:p>BJZHT0058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王曦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5</text:p>
          </table:table-cell>
          <table:table-cell table:style-name="ce11" office:value-type="string" calcext:value-type="string">
            <text:p>BJHDT001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黎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6</text:p>
          </table:table-cell>
          <table:table-cell table:style-name="ce11" office:value-type="string" calcext:value-type="string">
            <text:p>BJHDT010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晔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7</text:p>
          </table:table-cell>
          <table:table-cell table:style-name="ce11" office:value-type="string" calcext:value-type="string">
            <text:p>BJHDT020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朱卓青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8</text:p>
          </table:table-cell>
          <table:table-cell table:style-name="ce11" office:value-type="string" calcext:value-type="string">
            <text:p>BJHDT031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孟祥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19</text:p>
          </table:table-cell>
          <table:table-cell table:style-name="ce11" office:value-type="string" calcext:value-type="string">
            <text:p>BJHDT035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潘确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0</text:p>
          </table:table-cell>
          <table:table-cell table:style-name="ce11" office:value-type="string" calcext:value-type="string">
            <text:p>BJHDT037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庞妍昕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1</text:p>
          </table:table-cell>
          <table:table-cell table:style-name="ce11" office:value-type="string" calcext:value-type="string">
            <text:p>BJDCT0053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苏楚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2</text:p>
          </table:table-cell>
          <table:table-cell table:style-name="ce11" office:value-type="string" calcext:value-type="string">
            <text:p>BJXCT006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冬颀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3</text:p>
          </table:table-cell>
          <table:table-cell table:style-name="ce11" office:value-type="string" calcext:value-type="string">
            <text:p>BJXCT008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鹿煜恒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4</text:p>
          </table:table-cell>
          <table:table-cell table:style-name="ce11" office:value-type="string" calcext:value-type="string">
            <text:p>BJXCT012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贾嘉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5</text:p>
          </table:table-cell>
          <table:table-cell table:style-name="ce11" office:value-type="string" calcext:value-type="string">
            <text:p>BJXCT013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一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6</text:p>
          </table:table-cell>
          <table:table-cell table:style-name="ce11" office:value-type="string" calcext:value-type="string">
            <text:p>BJCYT005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韩博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大附中朝阳未来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7</text:p>
          </table:table-cell>
          <table:table-cell table:style-name="ce11" office:value-type="string" calcext:value-type="string">
            <text:p>BJCYT008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马阳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8</text:p>
          </table:table-cell>
          <table:table-cell table:style-name="ce11" office:value-type="string" calcext:value-type="string">
            <text:p>BJHDT002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思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29</text:p>
          </table:table-cell>
          <table:table-cell table:style-name="ce11" office:value-type="string" calcext:value-type="string">
            <text:p>BJHDT002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家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0</text:p>
          </table:table-cell>
          <table:table-cell table:style-name="ce11" office:value-type="string" calcext:value-type="string">
            <text:p>BJHDT006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宇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531</text:p>
          </table:table-cell>
          <table:table-cell table:style-name="ce11" office:value-type="string" calcext:value-type="string">
            <text:p>BJHDT016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明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2</text:p>
          </table:table-cell>
          <table:table-cell table:style-name="ce11" office:value-type="string" calcext:value-type="string">
            <text:p>BJHDT020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知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3</text:p>
          </table:table-cell>
          <table:table-cell table:style-name="ce11" office:value-type="string" calcext:value-type="string">
            <text:p>BJHDT023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辛宗睿</text:p>
          </table:table-cell>
          <table:table-cell table:style-name="ce11" office:value-type="string" calcext:value-type="string">
            <text:p>男</text:p>
          </table:table-cell>
          <table:table-cell table:style-name="ce12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4</text:p>
          </table:table-cell>
          <table:table-cell table:style-name="ce11" office:value-type="string" calcext:value-type="string">
            <text:p>BJHDT040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曜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5</text:p>
          </table:table-cell>
          <table:table-cell table:style-name="ce11" office:value-type="string" calcext:value-type="string">
            <text:p>BJHDT041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孔弋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一零一实验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6</text:p>
          </table:table-cell>
          <table:table-cell table:style-name="ce11" office:value-type="string" calcext:value-type="string">
            <text:p>BJDCT0021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浩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汇文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7</text:p>
          </table:table-cell>
          <table:table-cell table:style-name="ce11" office:value-type="string" calcext:value-type="string">
            <text:p>BJDCT0029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润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8</text:p>
          </table:table-cell>
          <table:table-cell table:style-name="ce11" office:value-type="string" calcext:value-type="string">
            <text:p>BJCYT000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39</text:p>
          </table:table-cell>
          <table:table-cell table:style-name="ce11" office:value-type="string" calcext:value-type="string">
            <text:p>BJCYT003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林姝宜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0</text:p>
          </table:table-cell>
          <table:table-cell table:style-name="ce11" office:value-type="string" calcext:value-type="string">
            <text:p>BJZHT0046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赵子禾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1</text:p>
          </table:table-cell>
          <table:table-cell table:style-name="ce11" office:value-type="string" calcext:value-type="string">
            <text:p>BJHDT000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易琳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2</text:p>
          </table:table-cell>
          <table:table-cell table:style-name="ce11" office:value-type="string" calcext:value-type="string">
            <text:p>BJHDT001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高月涵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3</text:p>
          </table:table-cell>
          <table:table-cell table:style-name="ce11" office:value-type="string" calcext:value-type="string">
            <text:p>BJHDT003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杜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4</text:p>
          </table:table-cell>
          <table:table-cell table:style-name="ce11" office:value-type="string" calcext:value-type="string">
            <text:p>BJHDT010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朱奕帆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5</text:p>
          </table:table-cell>
          <table:table-cell table:style-name="ce11" office:value-type="string" calcext:value-type="string">
            <text:p>BJHDT018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沛霖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6</text:p>
          </table:table-cell>
          <table:table-cell table:style-name="ce11" office:value-type="string" calcext:value-type="string">
            <text:p>BJHDT023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詹文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育新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7</text:p>
          </table:table-cell>
          <table:table-cell table:style-name="ce11" office:value-type="string" calcext:value-type="string">
            <text:p>BJHDT024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魏旖晨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548</text:p>
          </table:table-cell>
          <table:table-cell table:style-name="ce11" office:value-type="string" calcext:value-type="string">
            <text:p>BJHDT036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海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49</text:p>
          </table:table-cell>
          <table:table-cell table:style-name="ce11" office:value-type="string" calcext:value-type="string">
            <text:p>BJHDT041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梓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0</text:p>
          </table:table-cell>
          <table:table-cell table:style-name="ce11" office:value-type="string" calcext:value-type="string">
            <text:p>BJDCT0018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杨凯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1</text:p>
          </table:table-cell>
          <table:table-cell table:style-name="ce11" office:value-type="string" calcext:value-type="string">
            <text:p>BJXCT006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徐嘉茗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2</text:p>
          </table:table-cell>
          <table:table-cell table:style-name="ce11" office:value-type="string" calcext:value-type="string">
            <text:p>BJXCT014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孙雨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3</text:p>
          </table:table-cell>
          <table:table-cell table:style-name="ce11" office:value-type="string" calcext:value-type="string">
            <text:p>BJXCT014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田霖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4</text:p>
          </table:table-cell>
          <table:table-cell table:style-name="ce11" office:value-type="string" calcext:value-type="string">
            <text:p>BJCYT000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文中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5</text:p>
          </table:table-cell>
          <table:table-cell table:style-name="ce11" office:value-type="string" calcext:value-type="string">
            <text:p>BJCYT007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杨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6</text:p>
          </table:table-cell>
          <table:table-cell table:style-name="ce11" office:value-type="string" calcext:value-type="string">
            <text:p>BJZHT0049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张天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7</text:p>
          </table:table-cell>
          <table:table-cell table:style-name="ce11" office:value-type="string" calcext:value-type="string">
            <text:p>BJZHT0060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刘卓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燕化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8</text:p>
          </table:table-cell>
          <table:table-cell table:style-name="ce11" office:value-type="string" calcext:value-type="string">
            <text:p>BJHDT013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习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59</text:p>
          </table:table-cell>
          <table:table-cell table:style-name="ce11" office:value-type="string" calcext:value-type="string">
            <text:p>BJHDT022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丁文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0</text:p>
          </table:table-cell>
          <table:table-cell table:style-name="ce11" office:value-type="string" calcext:value-type="string">
            <text:p>BJHDT022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杜雨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1</text:p>
          </table:table-cell>
          <table:table-cell table:style-name="ce11" office:value-type="string" calcext:value-type="string">
            <text:p>BJHDT031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节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2</text:p>
          </table:table-cell>
          <table:table-cell table:style-name="ce11" office:value-type="string" calcext:value-type="string">
            <text:p>BJHDT033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一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3</text:p>
          </table:table-cell>
          <table:table-cell table:style-name="ce11" office:value-type="string" calcext:value-type="string">
            <text:p>BJXCT000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向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4</text:p>
          </table:table-cell>
          <table:table-cell table:style-name="ce11" office:value-type="string" calcext:value-type="string">
            <text:p>BJXCT001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逸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5</text:p>
          </table:table-cell>
          <table:table-cell table:style-name="ce11" office:value-type="string" calcext:value-type="string">
            <text:p>BJXCT002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洪兆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6</text:p>
          </table:table-cell>
          <table:table-cell table:style-name="ce11" office:value-type="string" calcext:value-type="string">
            <text:p>BJXCT009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谭加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7</text:p>
          </table:table-cell>
          <table:table-cell table:style-name="ce11" office:value-type="string" calcext:value-type="string">
            <text:p>BJXCT016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董金洋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8</text:p>
          </table:table-cell>
          <table:table-cell table:style-name="ce11" office:value-type="string" calcext:value-type="string">
            <text:p>BJCYT000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程思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69</text:p>
          </table:table-cell>
          <table:table-cell table:style-name="ce11" office:value-type="string" calcext:value-type="string">
            <text:p>BJCYT000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许一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0</text:p>
          </table:table-cell>
          <table:table-cell table:style-name="ce11" office:value-type="string" calcext:value-type="string">
            <text:p>BJCYT001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刘英铎</text:p>
          </table:table-cell>
          <table:table-cell table:style-name="ce11" office:value-type="string" calcext:value-type="string">
            <text:p>畀</text:p>
          </table:table-cell>
          <table:table-cell table:style-name="ce11" office:value-type="string" calcext:value-type="string">
            <text:p>北京工业大学附中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1</text:p>
          </table:table-cell>
          <table:table-cell table:style-name="ce11" office:value-type="string" calcext:value-type="string">
            <text:p>BJCYT009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吕昀桐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2</text:p>
          </table:table-cell>
          <table:table-cell table:style-name="ce11" office:value-type="string" calcext:value-type="string">
            <text:p>BJZHT0034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赵骏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样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3</text:p>
          </table:table-cell>
          <table:table-cell table:style-name="ce11" office:value-type="string" calcext:value-type="string">
            <text:p>BJHDT030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奕霏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4</text:p>
          </table:table-cell>
          <table:table-cell table:style-name="ce11" office:value-type="string" calcext:value-type="string">
            <text:p>BJHDT035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吴一如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5</text:p>
          </table:table-cell>
          <table:table-cell table:style-name="ce11" office:value-type="string" calcext:value-type="string">
            <text:p>BJHDT040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寒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十七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6</text:p>
          </table:table-cell>
          <table:table-cell table:style-name="ce11" office:value-type="string" calcext:value-type="string">
            <text:p>BJDCT0016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江逸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7</text:p>
          </table:table-cell>
          <table:table-cell table:style-name="ce11" office:value-type="string" calcext:value-type="string">
            <text:p>BJXCT001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彭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8</text:p>
          </table:table-cell>
          <table:table-cell table:style-name="ce11" office:value-type="string" calcext:value-type="string">
            <text:p>BJXCT010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傅书萱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79</text:p>
          </table:table-cell>
          <table:table-cell table:style-name="ce11" office:value-type="string" calcext:value-type="string">
            <text:p>BJHDT002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石昕潼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0</text:p>
          </table:table-cell>
          <table:table-cell table:style-name="ce11" office:value-type="string" calcext:value-type="string">
            <text:p>BJHDT012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颜晓玥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1</text:p>
          </table:table-cell>
          <table:table-cell table:style-name="ce11" office:value-type="string" calcext:value-type="string">
            <text:p>BJHDT021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天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理工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2</text:p>
          </table:table-cell>
          <table:table-cell table:style-name="ce11" office:value-type="string" calcext:value-type="string">
            <text:p>BJHDT022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柏萱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3</text:p>
          </table:table-cell>
          <table:table-cell table:style-name="ce11" office:value-type="string" calcext:value-type="string">
            <text:p>BJHDT025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郑皓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4</text:p>
          </table:table-cell>
          <table:table-cell table:style-name="ce11" office:value-type="string" calcext:value-type="string">
            <text:p>BJHDT029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柳思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5</text:p>
          </table:table-cell>
          <table:table-cell table:style-name="ce11" office:value-type="string" calcext:value-type="string">
            <text:p>BJHDT033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鹏嘉</text:p>
          </table:table-cell>
          <table:table-cell table:style-name="ce11" office:value-type="string" calcext:value-type="string">
            <text:p>男</text:p>
          </table:table-cell>
          <table:table-cell table:style-name="ce12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6</text:p>
          </table:table-cell>
          <table:table-cell table:style-name="ce11" office:value-type="string" calcext:value-type="string">
            <text:p>BJHDT036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石于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7</text:p>
          </table:table-cell>
          <table:table-cell table:style-name="ce11" office:value-type="string" calcext:value-type="string">
            <text:p>BJHDT038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郑皓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理工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8</text:p>
          </table:table-cell>
          <table:table-cell table:style-name="ce11" office:value-type="string" calcext:value-type="string">
            <text:p>BJDCT0008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刘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景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89</text:p>
          </table:table-cell>
          <table:table-cell table:style-name="ce11" office:value-type="string" calcext:value-type="string">
            <text:p>BJDCT0015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解博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590</text:p>
          </table:table-cell>
          <table:table-cell table:style-name="ce11" office:value-type="string" calcext:value-type="string">
            <text:p>BJDCT0039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杜克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8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591</text:p>
          </table:table-cell>
          <table:table-cell table:style-name="ce11" office:value-type="string" calcext:value-type="string">
            <text:p>BJXCT007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兴启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五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2</text:p>
          </table:table-cell>
          <table:table-cell table:style-name="ce11" office:value-type="string" calcext:value-type="string">
            <text:p>BJXCT014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胡雨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德威英国国际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3</text:p>
          </table:table-cell>
          <table:table-cell table:style-name="ce11" office:value-type="string" calcext:value-type="string">
            <text:p>BJCYT001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亚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594</text:p>
          </table:table-cell>
          <table:table-cell table:style-name="ce11" office:value-type="string" calcext:value-type="string">
            <text:p>BJCYT009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陈怡霖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5</text:p>
          </table:table-cell>
          <table:table-cell table:style-name="ce11" office:value-type="string" calcext:value-type="string">
            <text:p>BJCYT009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曾卓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6</text:p>
          </table:table-cell>
          <table:table-cell table:style-name="ce11" office:value-type="string" calcext:value-type="string">
            <text:p>BJZHT0002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于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样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7</text:p>
          </table:table-cell>
          <table:table-cell table:style-name="ce11" office:value-type="string" calcext:value-type="string">
            <text:p>BJHDT016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赵博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8</text:p>
          </table:table-cell>
          <table:table-cell table:style-name="ce11" office:value-type="string" calcext:value-type="string">
            <text:p>BJHDT021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郑寒璐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599</text:p>
          </table:table-cell>
          <table:table-cell table:style-name="ce11" office:value-type="string" calcext:value-type="string">
            <text:p>BJHDT023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聿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0</text:p>
          </table:table-cell>
          <table:table-cell table:style-name="ce12" office:value-type="string" calcext:value-type="string">
            <text:p>BJHDT0247</text:p>
          </table:table-cell>
          <table:table-cell table:style-name="ce12" office:value-type="string" calcext:value-type="string">
            <text:p>海淀</text:p>
          </table:table-cell>
          <table:table-cell table:style-name="ce15" office:value-type="string" calcext:value-type="string">
            <text:p>蔡昊润</text:p>
          </table:table-cell>
          <table:table-cell table:style-name="ce12" office:value-type="string" calcext:value-type="string">
            <text:p>男</text:p>
          </table:table-cell>
          <table:table-cell table:style-name="ce12" office:value-type="string" calcext:value-type="string">
            <text:p>北京市十一学校</text:p>
          </table:table-cell>
          <table:table-cell table:style-name="ce12" office:value-type="string" calcext:value-type="string">
            <text:p>高</text:p>
          </table:table-cell>
          <table:table-cell table:style-name="ce12" office:value-type="string" calcext:value-type="string">
            <text:p>C++</text:p>
          </table:table-cell>
          <table:table-cell table:style-name="ce12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1</text:p>
          </table:table-cell>
          <table:table-cell table:style-name="ce11" office:value-type="string" calcext:value-type="string">
            <text:p>BJHDT026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赫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2</text:p>
          </table:table-cell>
          <table:table-cell table:style-name="ce11" office:value-type="string" calcext:value-type="string">
            <text:p>BJHDT029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熊浩男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3</text:p>
          </table:table-cell>
          <table:table-cell table:style-name="ce11" office:value-type="string" calcext:value-type="string">
            <text:p>BJHDT035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治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4</text:p>
          </table:table-cell>
          <table:table-cell table:style-name="ce11" office:value-type="string" calcext:value-type="string">
            <text:p>BJHDT039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健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5</text:p>
          </table:table-cell>
          <table:table-cell table:style-name="ce11" office:value-type="string" calcext:value-type="string">
            <text:p>BJDCT0056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李君德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6</text:p>
          </table:table-cell>
          <table:table-cell table:style-name="ce11" office:value-type="string" calcext:value-type="string">
            <text:p>BJXCT013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浩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7</text:p>
          </table:table-cell>
          <table:table-cell table:style-name="ce11" office:value-type="string" calcext:value-type="string">
            <text:p>BJXCT016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雷佳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8</text:p>
          </table:table-cell>
          <table:table-cell table:style-name="ce11" office:value-type="string" calcext:value-type="string">
            <text:p>BJCYT005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睿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09</text:p>
          </table:table-cell>
          <table:table-cell table:style-name="ce11" office:value-type="string" calcext:value-type="string">
            <text:p>BJZHT0039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王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0</text:p>
          </table:table-cell>
          <table:table-cell table:style-name="ce11" office:value-type="string" calcext:value-type="string">
            <text:p>BJHDT000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高艺菲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1</text:p>
          </table:table-cell>
          <table:table-cell table:style-name="ce11" office:value-type="string" calcext:value-type="string">
            <text:p>BJHDT000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屠天奕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2</text:p>
          </table:table-cell>
          <table:table-cell table:style-name="ce11" office:value-type="string" calcext:value-type="string">
            <text:p>BJHDT011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陆君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十七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613</text:p>
          </table:table-cell>
          <table:table-cell table:style-name="ce11" office:value-type="string" calcext:value-type="string">
            <text:p>BJHDT0118</text:p>
          </table:table-cell>
          <table:table-cell table:style-name="ce11" office:value-type="string" calcext:value-type="string">
            <text:p>海淀</text:p>
          </table:table-cell>
          <table:table-cell table:style-name="ce17" office:value-type="string" calcext:value-type="string">
            <text:p>贾天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4</text:p>
          </table:table-cell>
          <table:table-cell table:style-name="ce11" office:value-type="string" calcext:value-type="string">
            <text:p>BJHDT018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冯安易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5</text:p>
          </table:table-cell>
          <table:table-cell table:style-name="ce11" office:value-type="string" calcext:value-type="string">
            <text:p>BJHDT028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瑞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6</text:p>
          </table:table-cell>
          <table:table-cell table:style-name="ce11" office:value-type="string" calcext:value-type="string">
            <text:p>BJDCT0023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邱翰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7</text:p>
          </table:table-cell>
          <table:table-cell table:style-name="ce11" office:value-type="string" calcext:value-type="string">
            <text:p>BJCYT002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诚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8</text:p>
          </table:table-cell>
          <table:table-cell table:style-name="ce11" office:value-type="string" calcext:value-type="string">
            <text:p>BJCYT003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赵翊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19</text:p>
          </table:table-cell>
          <table:table-cell table:style-name="ce11" office:value-type="string" calcext:value-type="string">
            <text:p>BJZHT0004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范孙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通州区潞河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0</text:p>
          </table:table-cell>
          <table:table-cell table:style-name="ce11" office:value-type="string" calcext:value-type="string">
            <text:p>BJZHT0022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房歆哲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通州区潞河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1</text:p>
          </table:table-cell>
          <table:table-cell table:style-name="ce11" office:value-type="string" calcext:value-type="string">
            <text:p>BJZHT0050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吴子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良乡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2</text:p>
          </table:table-cell>
          <table:table-cell table:style-name="ce11" office:value-type="string" calcext:value-type="string">
            <text:p>BJHDT000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夏斯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九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3</text:p>
          </table:table-cell>
          <table:table-cell table:style-name="ce11" office:value-type="string" calcext:value-type="string">
            <text:p>BJHDT032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何天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4</text:p>
          </table:table-cell>
          <table:table-cell table:style-name="ce11" office:value-type="string" calcext:value-type="string">
            <text:p>BJDCT0036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郭凯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5</text:p>
          </table:table-cell>
          <table:table-cell table:style-name="ce11" office:value-type="string" calcext:value-type="string">
            <text:p>BJXCT005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郝希文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6</text:p>
          </table:table-cell>
          <table:table-cell table:style-name="ce11" office:value-type="string" calcext:value-type="string">
            <text:p>BJXCT011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沈啸歌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三十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7</text:p>
          </table:table-cell>
          <table:table-cell table:style-name="ce11" office:value-type="string" calcext:value-type="string">
            <text:p>BJCYT001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子昂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8</text:p>
          </table:table-cell>
          <table:table-cell table:style-name="ce11" office:value-type="string" calcext:value-type="string">
            <text:p>BJCYT008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任子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29</text:p>
          </table:table-cell>
          <table:table-cell table:style-name="ce11" office:value-type="string" calcext:value-type="string">
            <text:p>BJZHT0030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孙启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通州区潞河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0</text:p>
          </table:table-cell>
          <table:table-cell table:style-name="ce11" office:value-type="string" calcext:value-type="string">
            <text:p>BJZHT0043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张晓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1</text:p>
          </table:table-cell>
          <table:table-cell table:style-name="ce11" office:value-type="string" calcext:value-type="string">
            <text:p>BJHDT001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冠群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2</text:p>
          </table:table-cell>
          <table:table-cell table:style-name="ce11" office:value-type="string" calcext:value-type="string">
            <text:p>BJHDT009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曜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3</text:p>
          </table:table-cell>
          <table:table-cell table:style-name="ce11" office:value-type="string" calcext:value-type="string">
            <text:p>BJHDT012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孙宏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十七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4</text:p>
          </table:table-cell>
          <table:table-cell table:style-name="ce11" office:value-type="string" calcext:value-type="string">
            <text:p>BJHDT016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泊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5</text:p>
          </table:table-cell>
          <table:table-cell table:style-name="ce11" office:value-type="string" calcext:value-type="string">
            <text:p>BJHDT029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许琳岩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6</text:p>
          </table:table-cell>
          <table:table-cell table:style-name="ce11" office:value-type="string" calcext:value-type="string">
            <text:p>BJHDT037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炳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实验学校（海淀）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7</text:p>
          </table:table-cell>
          <table:table-cell table:style-name="ce11" office:value-type="string" calcext:value-type="string">
            <text:p>BJXCT015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殷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8</text:p>
          </table:table-cell>
          <table:table-cell table:style-name="ce11" office:value-type="string" calcext:value-type="string">
            <text:p>BJXCT017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高源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39</text:p>
          </table:table-cell>
          <table:table-cell table:style-name="ce11" office:value-type="string" calcext:value-type="string">
            <text:p>BJCYT008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胡天骕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0</text:p>
          </table:table-cell>
          <table:table-cell table:style-name="ce11" office:value-type="string" calcext:value-type="string">
            <text:p>BJCYT008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田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陈经纶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1</text:p>
          </table:table-cell>
          <table:table-cell table:style-name="ce11" office:value-type="string" calcext:value-type="string">
            <text:p>BJZHT0009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王泽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2</text:p>
          </table:table-cell>
          <table:table-cell table:style-name="ce11" office:value-type="string" calcext:value-type="string">
            <text:p>BJHDT018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谨琮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中关村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3</text:p>
          </table:table-cell>
          <table:table-cell table:style-name="ce11" office:value-type="string" calcext:value-type="string">
            <text:p>BJHDT023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惟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4</text:p>
          </table:table-cell>
          <table:table-cell table:style-name="ce11" office:value-type="string" calcext:value-type="string">
            <text:p>BJHDT032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炳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5</text:p>
          </table:table-cell>
          <table:table-cell table:style-name="ce11" office:value-type="string" calcext:value-type="string">
            <text:p>BJDCT0025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冉行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646</text:p>
          </table:table-cell>
          <table:table-cell table:style-name="ce11" office:value-type="string" calcext:value-type="string">
            <text:p>BJXCT016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子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7</text:p>
          </table:table-cell>
          <table:table-cell table:style-name="ce11" office:value-type="string" calcext:value-type="string">
            <text:p>BJCYT0032</text:p>
          </table:table-cell>
          <table:table-cell table:style-name="ce11" office:value-type="string" calcext:value-type="string">
            <text:p>朝阳</text:p>
          </table:table-cell>
          <table:table-cell table:style-name="ce15" office:value-type="string" calcext:value-type="string">
            <text:p>万睿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8</text:p>
          </table:table-cell>
          <table:table-cell table:style-name="ce11" office:value-type="string" calcext:value-type="string">
            <text:p>BJCYT007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昱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49</text:p>
          </table:table-cell>
          <table:table-cell table:style-name="ce11" office:value-type="string" calcext:value-type="string">
            <text:p>BJZHT0020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唐蕊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0</text:p>
          </table:table-cell>
          <table:table-cell table:style-name="ce11" office:value-type="string" calcext:value-type="string">
            <text:p>BJHDT015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丁天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1</text:p>
          </table:table-cell>
          <table:table-cell table:style-name="ce11" office:value-type="string" calcext:value-type="string">
            <text:p>BJHDT035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韩芳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2</text:p>
          </table:table-cell>
          <table:table-cell table:style-name="ce11" office:value-type="string" calcext:value-type="string">
            <text:p>BJHDT036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伯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3</text:p>
          </table:table-cell>
          <table:table-cell table:style-name="ce11" office:value-type="string" calcext:value-type="string">
            <text:p>BJHDT038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宇骁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4</text:p>
          </table:table-cell>
          <table:table-cell table:style-name="ce11" office:value-type="string" calcext:value-type="string">
            <text:p>BJDCT0028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程谦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前门外国语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5</text:p>
          </table:table-cell>
          <table:table-cell table:style-name="ce11" office:value-type="string" calcext:value-type="string">
            <text:p>BJDCT0040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邹玉昂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6</text:p>
          </table:table-cell>
          <table:table-cell table:style-name="ce11" office:value-type="string" calcext:value-type="string">
            <text:p>BJXCT001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曾博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7</text:p>
          </table:table-cell>
          <table:table-cell table:style-name="ce11" office:value-type="string" calcext:value-type="string">
            <text:p>BJXCT008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颜晓欧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8</text:p>
          </table:table-cell>
          <table:table-cell table:style-name="ce11" office:value-type="string" calcext:value-type="string">
            <text:p>BJXCT014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家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59</text:p>
          </table:table-cell>
          <table:table-cell table:style-name="ce11" office:value-type="string" calcext:value-type="string">
            <text:p>BJCYT003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石弘一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朝阳外国语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0</text:p>
          </table:table-cell>
          <table:table-cell table:style-name="ce11" office:value-type="string" calcext:value-type="string">
            <text:p>BJCYT005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孙嘉路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日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1</text:p>
          </table:table-cell>
          <table:table-cell table:style-name="ce11" office:value-type="string" calcext:value-type="string">
            <text:p>BJZHT0015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程唯实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2</text:p>
          </table:table-cell>
          <table:table-cell table:style-name="ce11" office:value-type="string" calcext:value-type="string">
            <text:p>BJHDT007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周子超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3</text:p>
          </table:table-cell>
          <table:table-cell table:style-name="ce11" office:value-type="string" calcext:value-type="string">
            <text:p>BJHDT011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朱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4</text:p>
          </table:table-cell>
          <table:table-cell table:style-name="ce11" office:value-type="string" calcext:value-type="string">
            <text:p>BJHDT041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任书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科技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5</text:p>
          </table:table-cell>
          <table:table-cell table:style-name="ce11" office:value-type="string" calcext:value-type="string">
            <text:p>BJDCT0005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徐浩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6</text:p>
          </table:table-cell>
          <table:table-cell table:style-name="ce11" office:value-type="string" calcext:value-type="string">
            <text:p>BJXCT009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齐乐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7</text:p>
          </table:table-cell>
          <table:table-cell table:style-name="ce11" office:value-type="string" calcext:value-type="string">
            <text:p>BJXCT014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罗浩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铁路第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8</text:p>
          </table:table-cell>
          <table:table-cell table:style-name="ce11" office:value-type="string" calcext:value-type="string">
            <text:p>BJXCT016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赵天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69</text:p>
          </table:table-cell>
          <table:table-cell table:style-name="ce11" office:value-type="string" calcext:value-type="string">
            <text:p>BJCYT006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高天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大附中朝阳未来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0</text:p>
          </table:table-cell>
          <table:table-cell table:style-name="ce11" office:value-type="string" calcext:value-type="string">
            <text:p>BJZHT0048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刘熹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1</text:p>
          </table:table-cell>
          <table:table-cell table:style-name="ce11" office:value-type="string" calcext:value-type="string">
            <text:p>BJHDT002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紫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2</text:p>
          </table:table-cell>
          <table:table-cell table:style-name="ce11" office:value-type="string" calcext:value-type="string">
            <text:p>BJHDT036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冯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3</text:p>
          </table:table-cell>
          <table:table-cell table:style-name="ce11" office:value-type="string" calcext:value-type="string">
            <text:p>BJDCT0011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赵向冬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4</text:p>
          </table:table-cell>
          <table:table-cell table:style-name="ce11" office:value-type="string" calcext:value-type="string">
            <text:p>BJDCT0026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黄敏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5</text:p>
          </table:table-cell>
          <table:table-cell table:style-name="ce11" office:value-type="string" calcext:value-type="string">
            <text:p>BJXCT000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林可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西城区金融街少年宫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6</text:p>
          </table:table-cell>
          <table:table-cell table:style-name="ce11" office:value-type="string" calcext:value-type="string">
            <text:p>BJXCT0040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赵子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7</text:p>
          </table:table-cell>
          <table:table-cell table:style-name="ce11" office:value-type="string" calcext:value-type="string">
            <text:p>BJXCT0057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鲁翰宸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8</text:p>
          </table:table-cell>
          <table:table-cell table:style-name="ce11" office:value-type="string" calcext:value-type="string">
            <text:p>BJXCT006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傅闻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79</text:p>
          </table:table-cell>
          <table:table-cell table:style-name="ce11" office:value-type="string" calcext:value-type="string">
            <text:p>BJZHT0032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雷雅琪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师范大学良乡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0</text:p>
          </table:table-cell>
          <table:table-cell table:style-name="ce11" office:value-type="string" calcext:value-type="string">
            <text:p>BJHDT000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于潇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1</text:p>
          </table:table-cell>
          <table:table-cell table:style-name="ce11" office:value-type="string" calcext:value-type="string">
            <text:p>BJHDT003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正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2</text:p>
          </table:table-cell>
          <table:table-cell table:style-name="ce11" office:value-type="string" calcext:value-type="string">
            <text:p>BJHDT008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向昱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3</text:p>
          </table:table-cell>
          <table:table-cell table:style-name="ce11" office:value-type="string" calcext:value-type="string">
            <text:p>BJDCT0003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景颍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汇文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4</text:p>
          </table:table-cell>
          <table:table-cell table:style-name="ce11" office:value-type="string" calcext:value-type="string">
            <text:p>BJDCT0006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段炳蓉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5</text:p>
          </table:table-cell>
          <table:table-cell table:style-name="ce11" office:value-type="string" calcext:value-type="string">
            <text:p>BJXCT0113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林慕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6</text:p>
          </table:table-cell>
          <table:table-cell table:style-name="ce11" office:value-type="string" calcext:value-type="string">
            <text:p>BJCYT007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艺潭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7</text:p>
          </table:table-cell>
          <table:table-cell table:style-name="ce11" office:value-type="string" calcext:value-type="string">
            <text:p>BJCYT007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倪兆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8</text:p>
          </table:table-cell>
          <table:table-cell table:style-name="ce11" office:value-type="string" calcext:value-type="string">
            <text:p>BJCYT008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周海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89</text:p>
          </table:table-cell>
          <table:table-cell table:style-name="ce11" office:value-type="string" calcext:value-type="string">
            <text:p>BJHDT008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子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690</text:p>
          </table:table-cell>
          <table:table-cell table:style-name="ce11" office:value-type="string" calcext:value-type="string">
            <text:p>BJHDT028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夏云龙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中关村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1</text:p>
          </table:table-cell>
          <table:table-cell table:style-name="ce11" office:value-type="string" calcext:value-type="string">
            <text:p>BJDCT0010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韦逸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2</text:p>
          </table:table-cell>
          <table:table-cell table:style-name="ce11" office:value-type="string" calcext:value-type="string">
            <text:p>BJDCT0043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陈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广渠门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3</text:p>
          </table:table-cell>
          <table:table-cell table:style-name="ce11" office:value-type="string" calcext:value-type="string">
            <text:p>BJDCT0062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刘雨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4</text:p>
          </table:table-cell>
          <table:table-cell table:style-name="ce11" office:value-type="string" calcext:value-type="string">
            <text:p>BJCYT000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黄秋豪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5</text:p>
          </table:table-cell>
          <table:table-cell table:style-name="ce11" office:value-type="string" calcext:value-type="string">
            <text:p>BJZHT0025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闻梓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6</text:p>
          </table:table-cell>
          <table:table-cell table:style-name="ce11" office:value-type="string" calcext:value-type="string">
            <text:p>BJHDT006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7</text:p>
          </table:table-cell>
          <table:table-cell table:style-name="ce11" office:value-type="string" calcext:value-type="string">
            <text:p>BJHDT022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叶佶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8</text:p>
          </table:table-cell>
          <table:table-cell table:style-name="ce11" office:value-type="string" calcext:value-type="string">
            <text:p>BJHDT034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八一学校附属玉泉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699</text:p>
          </table:table-cell>
          <table:table-cell table:style-name="ce11" office:value-type="string" calcext:value-type="string">
            <text:p>BJDCT0001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魏佳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十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0</text:p>
          </table:table-cell>
          <table:table-cell table:style-name="ce11" office:value-type="string" calcext:value-type="string">
            <text:p>BJCYT001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马翌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1</text:p>
          </table:table-cell>
          <table:table-cell table:style-name="ce11" office:value-type="string" calcext:value-type="string">
            <text:p>BJCYT002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陈晓鑫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2</text:p>
          </table:table-cell>
          <table:table-cell table:style-name="ce11" office:value-type="string" calcext:value-type="string">
            <text:p>BJCYT003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楚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3</text:p>
          </table:table-cell>
          <table:table-cell table:style-name="ce11" office:value-type="string" calcext:value-type="string">
            <text:p>BJCYT007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傅翔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4</text:p>
          </table:table-cell>
          <table:table-cell table:style-name="ce11" office:value-type="string" calcext:value-type="string">
            <text:p>BJCYT009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依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5</text:p>
          </table:table-cell>
          <table:table-cell table:style-name="ce11" office:value-type="string" calcext:value-type="string">
            <text:p>BJZHT0021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张子昂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九中学</text:p>
          </table:table-cell>
          <table:table-cell table:style-name="ce11" office:value-type="string" calcext:value-type="string">
            <text:p>离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6</text:p>
          </table:table-cell>
          <table:table-cell table:style-name="ce11" office:value-type="string" calcext:value-type="string">
            <text:p>BJZHT0024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陈逸飞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顺义牛栏山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7</text:p>
          </table:table-cell>
          <table:table-cell table:style-name="ce11" office:value-type="string" calcext:value-type="string">
            <text:p>BJHDT001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嘉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8</text:p>
          </table:table-cell>
          <table:table-cell table:style-name="ce11" office:value-type="string" calcext:value-type="string">
            <text:p>BJHDT025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俞鑫杰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09</text:p>
          </table:table-cell>
          <table:table-cell table:style-name="ce11" office:value-type="string" calcext:value-type="string">
            <text:p>BJHDT033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济森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〇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0</text:p>
          </table:table-cell>
          <table:table-cell table:style-name="ce11" office:value-type="string" calcext:value-type="string">
            <text:p>BJDCT0022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可轶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1</text:p>
          </table:table-cell>
          <table:table-cell table:style-name="ce11" office:value-type="string" calcext:value-type="string">
            <text:p>BJCYT005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徐一帆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2</text:p>
          </table:table-cell>
          <table:table-cell table:style-name="ce11" office:value-type="string" calcext:value-type="string">
            <text:p>BJCYT006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涵之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3</text:p>
          </table:table-cell>
          <table:table-cell table:style-name="ce11" office:value-type="string" calcext:value-type="string">
            <text:p>BJHDT034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胡皓原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石油学院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4</text:p>
          </table:table-cell>
          <table:table-cell table:style-name="ce11" office:value-type="string" calcext:value-type="string">
            <text:p>BJXCT0109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乐众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5</text:p>
          </table:table-cell>
          <table:table-cell table:style-name="ce11" office:value-type="string" calcext:value-type="string">
            <text:p>BJZHT0051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姜穆泽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通州区第四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6</text:p>
          </table:table-cell>
          <table:table-cell table:style-name="ce11" office:value-type="string" calcext:value-type="string">
            <text:p>BJHDT000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嗣捷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育英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7</text:p>
          </table:table-cell>
          <table:table-cell table:style-name="ce11" office:value-type="string" calcext:value-type="string">
            <text:p>BJHDT013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易子舒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8</text:p>
          </table:table-cell>
          <table:table-cell table:style-name="ce11" office:value-type="string" calcext:value-type="string">
            <text:p>BJDCT0034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石峰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19</text:p>
          </table:table-cell>
          <table:table-cell table:style-name="ce11" office:value-type="string" calcext:value-type="string">
            <text:p>BJXCT008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一思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0</text:p>
          </table:table-cell>
          <table:table-cell table:style-name="ce11" office:value-type="string" calcext:value-type="string">
            <text:p>BJCYT001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韩笑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1</text:p>
          </table:table-cell>
          <table:table-cell table:style-name="ce11" office:value-type="string" calcext:value-type="string">
            <text:p>BJCYT003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邹柯隽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2</text:p>
          </table:table-cell>
          <table:table-cell table:style-name="ce11" office:value-type="string" calcext:value-type="string">
            <text:p>BJZHT0023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常骐跃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十八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3</text:p>
          </table:table-cell>
          <table:table-cell table:style-name="ce11" office:value-type="string" calcext:value-type="string">
            <text:p>BJHDT005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榕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4</text:p>
          </table:table-cell>
          <table:table-cell table:style-name="ce11" office:value-type="string" calcext:value-type="string">
            <text:p>BJHDT009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徐天睿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5</text:p>
          </table:table-cell>
          <table:table-cell table:style-name="ce11" office:value-type="string" calcext:value-type="string">
            <text:p>BJHDT018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梁书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6</text:p>
          </table:table-cell>
          <table:table-cell table:style-name="ce11" office:value-type="string" calcext:value-type="string">
            <text:p>BJHDT0300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孙海桐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7</text:p>
          </table:table-cell>
          <table:table-cell table:style-name="ce11" office:value-type="string" calcext:value-type="string">
            <text:p>BJDCT0012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姚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汇文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8</text:p>
          </table:table-cell>
          <table:table-cell table:style-name="ce11" office:value-type="string" calcext:value-type="string">
            <text:p>BJDCT0052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刘祎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29</text:p>
          </table:table-cell>
          <table:table-cell table:style-name="ce11" office:value-type="string" calcext:value-type="string">
            <text:p>BJCYT003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子鹏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0</text:p>
          </table:table-cell>
          <table:table-cell table:style-name="ce11" office:value-type="string" calcext:value-type="string">
            <text:p>BJCYT005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世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八十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1</text:p>
          </table:table-cell>
          <table:table-cell table:style-name="ce11" office:value-type="string" calcext:value-type="string">
            <text:p>BJCYT005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崔杨松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2</text:p>
          </table:table-cell>
          <table:table-cell table:style-name="ce11" office:value-type="string" calcext:value-type="string">
            <text:p>BJCYT006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侯博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3</text:p>
          </table:table-cell>
          <table:table-cell table:style-name="ce11" office:value-type="string" calcext:value-type="string">
            <text:p>BJZHT0006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蒋昊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九中学</text:p>
          </table:table-cell>
          <table:table-cell table:style-name="ce11" office:value-type="string" calcext:value-type="string">
            <text:p>离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4</text:p>
          </table:table-cell>
          <table:table-cell table:style-name="ce11" office:value-type="string" calcext:value-type="string">
            <text:p>BJHDT003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严顺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清华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5</text:p>
          </table:table-cell>
          <table:table-cell table:style-name="ce11" office:value-type="string" calcext:value-type="string">
            <text:p>BJHDT004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一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6</text:p>
          </table:table-cell>
          <table:table-cell table:style-name="ce11" office:value-type="string" calcext:value-type="string">
            <text:p>BJHDT040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宁子汉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理工大学附属中学分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7</text:p>
          </table:table-cell>
          <table:table-cell table:style-name="ce11" office:value-type="string" calcext:value-type="string">
            <text:p>BJDCT0038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朱泽涛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8</text:p>
          </table:table-cell>
          <table:table-cell table:style-name="ce11" office:value-type="string" calcext:value-type="string">
            <text:p>BJXCT0128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周煜然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三十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39</text:p>
          </table:table-cell>
          <table:table-cell table:style-name="ce11" office:value-type="string" calcext:value-type="string">
            <text:p>BJZHT0055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贺静怡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0</text:p>
          </table:table-cell>
          <table:table-cell table:style-name="ce11" office:value-type="string" calcext:value-type="string">
            <text:p>BJHDT012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李兴烨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1</text:p>
          </table:table-cell>
          <table:table-cell table:style-name="ce11" office:value-type="string" calcext:value-type="string">
            <text:p>BJHDT0186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王德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2</text:p>
          </table:table-cell>
          <table:table-cell table:style-name="ce11" office:value-type="string" calcext:value-type="string">
            <text:p>BJHDT0227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奕铭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3</text:p>
          </table:table-cell>
          <table:table-cell table:style-name="ce11" office:value-type="string" calcext:value-type="string">
            <text:p>BJXCT0064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张千润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第二附属中学国际部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4</text:p>
          </table:table-cell>
          <table:table-cell table:style-name="ce11" office:value-type="string" calcext:value-type="string">
            <text:p>BJXCT0085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王天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5</text:p>
          </table:table-cell>
          <table:table-cell table:style-name="ce11" office:value-type="string" calcext:value-type="string">
            <text:p>BJXCT017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李桐语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一五六中学</text:p>
          </table:table-cell>
          <table:table-cell table:style-name="ce11" office:value-type="string" calcext:value-type="string">
            <text:p>离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6</text:p>
          </table:table-cell>
          <table:table-cell table:style-name="ce11" office:value-type="string" calcext:value-type="string">
            <text:p>BJCYT001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天忆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7</text:p>
          </table:table-cell>
          <table:table-cell table:style-name="ce11" office:value-type="string" calcext:value-type="string">
            <text:p>BJCYT002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嘉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8</text:p>
          </table:table-cell>
          <table:table-cell table:style-name="ce11" office:value-type="string" calcext:value-type="string">
            <text:p>BJCYT0029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田馨然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49</text:p>
          </table:table-cell>
          <table:table-cell table:style-name="ce11" office:value-type="string" calcext:value-type="string">
            <text:p>BJCYT0042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一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0</text:p>
          </table:table-cell>
          <table:table-cell table:style-name="ce11" office:value-type="string" calcext:value-type="string">
            <text:p>BJCYT0043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白宇非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1</text:p>
          </table:table-cell>
          <table:table-cell table:style-name="ce11" office:value-type="string" calcext:value-type="string">
            <text:p>BJCYT004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徐瑶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2</text:p>
          </table:table-cell>
          <table:table-cell table:style-name="ce11" office:value-type="string" calcext:value-type="string">
            <text:p>BJCYT0045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张一达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3</text:p>
          </table:table-cell>
          <table:table-cell table:style-name="ce11" office:value-type="string" calcext:value-type="string">
            <text:p>BJCYT004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孙旭栋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4</text:p>
          </table:table-cell>
          <table:table-cell table:style-name="ce11" office:value-type="string" calcext:value-type="string">
            <text:p>BJCYT0084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唐开元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5</text:p>
          </table:table-cell>
          <table:table-cell table:style-name="ce11" office:value-type="string" calcext:value-type="string">
            <text:p>BJZHT0007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柳鹏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第九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6</text:p>
          </table:table-cell>
          <table:table-cell table:style-name="ce11" office:value-type="string" calcext:value-type="string">
            <text:p>BJZHT0052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刘家熙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五中学通州校区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7</text:p>
          </table:table-cell>
          <table:table-cell table:style-name="ce11" office:value-type="string" calcext:value-type="string">
            <text:p>BJHDT0061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蘧宫韬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央民族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58</text:p>
          </table:table-cell>
          <table:table-cell table:style-name="ce11" office:value-type="string" calcext:value-type="string">
            <text:p>BJXCT013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向致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6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759</text:p>
          </table:table-cell>
          <table:table-cell table:style-name="ce11" office:value-type="string" calcext:value-type="string">
            <text:p>BJCYT0071</text:p>
          </table:table-cell>
          <table:table-cell table:style-name="ce11" office:value-type="string" calcext:value-type="string">
            <text:p>朝阳</text:p>
          </table:table-cell>
          <table:table-cell table:style-name="ce15" office:value-type="string" calcext:value-type="string">
            <text:p>杜牧远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日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0</text:p>
          </table:table-cell>
          <table:table-cell table:style-name="ce11" office:value-type="string" calcext:value-type="string">
            <text:p>BJHDT013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雷卓凡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第二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1</text:p>
          </table:table-cell>
          <table:table-cell table:style-name="ce11" office:value-type="string" calcext:value-type="string">
            <text:p>BJHDT0214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杨舸飞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2</text:p>
          </table:table-cell>
          <table:table-cell table:style-name="ce11" office:value-type="string" calcext:value-type="string">
            <text:p>BJDCT0041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杨慕涵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一七一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3</text:p>
          </table:table-cell>
          <table:table-cell table:style-name="ce11" office:value-type="string" calcext:value-type="string">
            <text:p>BJXCT0051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刘骁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师范大学附属实验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4</text:p>
          </table:table-cell>
          <table:table-cell table:style-name="ce11" office:value-type="string" calcext:value-type="string">
            <text:p>BJCYT004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羿戈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5</text:p>
          </table:table-cell>
          <table:table-cell table:style-name="ce11" office:value-type="string" calcext:value-type="string">
            <text:p>BJCYT006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霍祺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6</text:p>
          </table:table-cell>
          <table:table-cell table:style-name="ce11" office:value-type="string" calcext:value-type="string">
            <text:p>BJCYT006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纪杭奇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7</text:p>
          </table:table-cell>
          <table:table-cell table:style-name="ce11" office:value-type="string" calcext:value-type="string">
            <text:p>BJHDT0152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肖阳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8</text:p>
          </table:table-cell>
          <table:table-cell table:style-name="ce11" office:value-type="string" calcext:value-type="string">
            <text:p>BJHDT0195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丰筱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首都师范大学附属中学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69</text:p>
          </table:table-cell>
          <table:table-cell table:style-name="ce11" office:value-type="string" calcext:value-type="string">
            <text:p>BJCYT007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陈宏宇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0</text:p>
          </table:table-cell>
          <table:table-cell table:style-name="ce11" office:value-type="string" calcext:value-type="string">
            <text:p>BJHDT0033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陈知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十一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3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771</text:p>
          </table:table-cell>
          <table:table-cell table:style-name="ce11" office:value-type="string" calcext:value-type="string">
            <text:p>BJHDT0379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刘方奕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海淀区教师进修学校附属实验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2</text:p>
          </table:table-cell>
          <table:table-cell table:style-name="ce11" office:value-type="string" calcext:value-type="string">
            <text:p>BJXCT0022</text:p>
          </table:table-cell>
          <table:table-cell table:style-name="ce11" office:value-type="string" calcext:value-type="string">
            <text:p>西城</text:p>
          </table:table-cell>
          <table:table-cell table:style-name="ce14" office:value-type="string" calcext:value-type="string">
            <text:p>陈正晔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回民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3</text:p>
          </table:table-cell>
          <table:table-cell table:style-name="ce11" office:value-type="string" calcext:value-type="string">
            <text:p>BJCYT0040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陈姚姚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4</text:p>
          </table:table-cell>
          <table:table-cell table:style-name="ce11" office:value-type="string" calcext:value-type="string">
            <text:p>BJCYT0086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王嘉悦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5</text:p>
          </table:table-cell>
          <table:table-cell table:style-name="ce11" office:value-type="string" calcext:value-type="string">
            <text:p>BJZHT0001</text:p>
          </table:table-cell>
          <table:table-cell table:style-name="ce11" office:value-type="string" calcext:value-type="string">
            <text:p>综合</text:p>
          </table:table-cell>
          <table:table-cell table:style-name="ce14" office:value-type="string" calcext:value-type="string">
            <text:p>匙梓恒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北京市通州区潞河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6</text:p>
          </table:table-cell>
          <table:table-cell table:style-name="ce11" office:value-type="string" calcext:value-type="string">
            <text:p>BJDCT0058</text:p>
          </table:table-cell>
          <table:table-cell table:style-name="ce11" office:value-type="string" calcext:value-type="string">
            <text:p>东城</text:p>
          </table:table-cell>
          <table:table-cell table:style-name="ce14" office:value-type="string" calcext:value-type="string">
            <text:p>王宣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第五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7</text:p>
          </table:table-cell>
          <table:table-cell table:style-name="ce11" office:value-type="string" calcext:value-type="string">
            <text:p>BJCYT0041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岳颖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市日坛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8</text:p>
          </table:table-cell>
          <table:table-cell table:style-name="ce11" office:value-type="string" calcext:value-type="string">
            <text:p>BJHDT0328</text:p>
          </table:table-cell>
          <table:table-cell table:style-name="ce11" office:value-type="string" calcext:value-type="string">
            <text:p>海淀</text:p>
          </table:table-cell>
          <table:table-cell table:style-name="ce14" office:value-type="string" calcext:value-type="string">
            <text:p>张若轩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第二分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79</text:p>
          </table:table-cell>
          <table:table-cell table:style-name="ce11" office:value-type="string" calcext:value-type="string">
            <text:p>BJCYT0037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李子涵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中国人民大学附属中学朝阳学校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1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80</text:p>
          </table:table-cell>
          <table:table-cell table:style-name="ce11" office:value-type="string" calcext:value-type="string">
            <text:p>BJHDT0110</text:p>
          </table:table-cell>
          <table:table-cell table:style-name="ce11" office:value-type="string" calcext:value-type="string">
            <text:p>海淀</text:p>
          </table:table-cell>
          <table:table-cell table:style-name="ce15" office:value-type="string" calcext:value-type="string">
            <text:p>赵崧岳</text:p>
          </table:table-cell>
          <table:table-cell table:style-name="ce11" office:value-type="string" calcext:value-type="string">
            <text:p>女</text:p>
          </table:table-cell>
          <table:table-cell table:style-name="ce11" office:value-type="string" calcext:value-type="string">
            <text:p>北京交通大学附属中学</text:p>
          </table:table-cell>
          <table:table-cell table:style-name="ce11" office:value-type="string" calcext:value-type="string">
            <text:p>高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781</text:p>
          </table:table-cell>
          <table:table-cell table:style-name="ce11" office:value-type="string" calcext:value-type="string">
            <text:p>BJCYT0068</text:p>
          </table:table-cell>
          <table:table-cell table:style-name="ce11" office:value-type="string" calcext:value-type="string">
            <text:p>朝阳</text:p>
          </table:table-cell>
          <table:table-cell table:style-name="ce14" office:value-type="string" calcext:value-type="string">
            <text:p>彭佑</text:p>
          </table:table-cell>
          <table:table-cell table:style-name="ce11" office:value-type="string" calcext:value-type="string">
            <text:p>男</text:p>
          </table:table-cell>
          <table:table-cell table:style-name="ce11" office:value-type="string" calcext:value-type="string">
            <text:p>人大附中朝阳</text:p>
          </table:table-cell>
          <table:table-cell table:style-name="ce11" office:value-type="string" calcext:value-type="string">
            <text:p>初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8</text:p>
          </table:table-cell>
          <table:table-cell table:number-columns-repeated="55"/>
        </table:table-row>
        <table:table-row table:style-name="ro1" table:number-rows-repeated="104779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初赛成绩.D1:初赛成绩.D1048576">
            <calcext:condition calcext:apply-style-name="Error" calcext:value="duplicate" calcext:base-cell-address="初赛成绩.D1"/>
          </calcext:conditional-format>
        </calcext:conditional-formats>
      </table:table>
      <table:table table:name="复赛成绩" table:style-name="ta2">
        <office:forms form:automatic-focus="false" form:apply-design-mode="false"/>
        <table:table-column table:style-name="co5" table:default-cell-style-name="ce4"/>
        <table:table-column table:style-name="co5" table:default-cell-style-name="ce21"/>
        <table:table-column table:style-name="co5" table:default-cell-style-name="ce4"/>
        <table:table-column table:style-name="co6" table:default-cell-style-name="ce4"/>
        <table:table-column table:style-name="co5" table:number-columns-repeated="1020" table:default-cell-style-name="ce4"/>
        <table:table-row table:style-name="ro3">
          <table:table-cell table:style-name="ce19" office:value-type="string" calcext:value-type="string">
            <text:p>奖项</text:p>
          </table:table-cell>
          <table:table-cell table:style-name="ce20" office:value-type="string" calcext:value-type="string">
            <text:p>姓名</text:p>
          </table:table-cell>
          <table:table-cell table:style-name="ce19" office:value-type="string" calcext:value-type="string">
            <text:p>年级</text:p>
          </table:table-cell>
          <table:table-cell table:style-name="ce19" office:value-type="string" calcext:value-type="string">
            <text:p>学校</text:p>
          </table:table-cell>
          <table:table-cell table:style-name="ce19" office:value-type="string" calcext:value-type="string">
            <text:p>分数</text:p>
          </table:table-cell>
          <table:table-cell table:style-name="ce19" office:value-type="string" calcext:value-type="string">
            <text:p>地区</text:p>
          </table:table-cell>
          <table:table-cell table:style-name="ce19" office:value-type="string" calcext:value-type="string">
            <text:p>性别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邓明扬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石尚锋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白行健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欧阳宇鹏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董建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佳禾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黄思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白天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齐思恺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时中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雍梓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家梁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朱子健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闵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任憬羿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黄子宽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陈纪源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唐嘉辰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江康平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汪梁森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雨溪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曹越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八十中学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崔芳洲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石宜菲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廖嘉琦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崔家瑞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郑康夫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安迪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旭佳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索春祥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洪一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中学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浩辰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孟昭旭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般若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十一学校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丁子健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郭心源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知宜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朱芄蔓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韦宇轩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阎芃寰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黄亦宸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汪锦程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许庭强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启隆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崔轶锴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陈驭祺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一等奖</text:p>
          </table:table-cell>
          <table:table-cell office:value-type="string" calcext:value-type="string">
            <text:p>黄嘉萌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一〇一中学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子君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熊高越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韩沛煊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中学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吴恩泽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十一学校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陈启乾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傅云濠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陈于思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荆睿涛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一等奖</text:p>
          </table:table-cell>
          <table:table-cell office:value-type="string" calcext:value-type="string">
            <text:p>吴湛宇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一〇一中学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一航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农钧翔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苏阳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袁奕晨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樊星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泽禹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殊睿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二中学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赵乐坤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赵一辰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英丞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丞毓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钧石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睿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韩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徐兆恺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彭程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徐文昕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鸣宇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胡宇航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高飞扬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陶吟翔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十一学校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曾庆阳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高瑞宸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大学附属中学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郭衍培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何佳优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秦歌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养罡智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八一学校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蔡维翰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谨菡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殷绍峰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博鑫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秦禹洲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姚歆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焦楚原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芃芃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翊航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五中学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司睿洋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雨婷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一等奖</text:p>
          </table:table-cell>
          <table:table-cell office:value-type="string" calcext:value-type="string">
            <text:p>李昊洋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一〇一中学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孟子安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袁可聿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程云飞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魏川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杨钧天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洋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段承祺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梓熙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董九川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中学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董一凡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温雅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蔼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单元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知拙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赵博熙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春进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吕紫剑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一等奖</text:p>
          </table:table-cell>
          <table:table-cell office:value-type="string" calcext:value-type="string">
            <text:p>孟令杰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一〇一中学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谢尚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二中学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陈则行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八中学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涵冰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管丹辰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赵天健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梁元成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裴昱行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严子轶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袁靖昊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八中学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杜岱玮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何子默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一和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八中学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汉恺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鼎石学校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朱伯钊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九中学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效轩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天逸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四中学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江枫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汇文中学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麻思齐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杨若平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佳琪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叶舟桐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清华大学附属中学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辰洋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附属中学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周恒安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陈龙云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育英学校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韩济成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谢行健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顾曦骏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先迟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苏玥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吴雨洋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十一学校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郭若麒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思清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秦一飞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十中学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钱潇驰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薛晚亭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天意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李欣扬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林子扬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温禹成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张羿凡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朝阳外国语学校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郭映阳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唐路凌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朱卓青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姜冠铭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马森茂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则清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廷均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之略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周尚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一五九中学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韩天新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八一学校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龚天遥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第二附属中学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云川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刘嘉熙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一等奖</text:p>
          </table:table-cell>
          <table:table-cell office:value-type="string" calcext:value-type="string">
            <text:p>王淏天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廉晟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沈欣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左晨阳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十一学校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董雨润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十一学校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刘泳霖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十一学校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谭天扬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天圣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徐弈阳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陈嘉易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一五九中学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吕敬一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黄逸飞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宋政毅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一〇一中学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泽华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景行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毛骏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张哲渊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一〇一中学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哈林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唐仡夫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东直门中学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雨轩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谢梓涵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北京大学附属中学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赵天旭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亦庄实验中学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钟昊翔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四中学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雨洲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曾弘毅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刘思远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一〇一中学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宇鹏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羲羽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杨涵易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安昱达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董亦骐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书润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工业大学附属中学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宸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薛铭骏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二中学钱学森学校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权赫峰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亦庄实验中学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天泽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赵瑞霖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大学附属中学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余越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行远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二十中学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郭镓恺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中学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黄开元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马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亦庄实验中学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彭柯岚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十中学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黄洛天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袁浩然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文豪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十一学校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薛寒玉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中学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乐天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大学附属中学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家齐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汝佳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四中学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天阳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一七一中学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范子睿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清华附中朝阳学校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丁一城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牧涵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四中学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权尚浩然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四中学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阳帅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中二分校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周天阳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峰搏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清华大学附属中学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赵云天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胡人鹏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杨灿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郑子帆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寇海文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第二附属中学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孙寒琦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吴政隆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杨雨辰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戬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交通大学附属中学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朱康乐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二中学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朱子甲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一七一中学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代北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北京十一学校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易思铭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陈于嘉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付家齐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孔文骐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南屹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八一学校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史洛合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四中学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景昱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第二附属中学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范大卫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郭际泽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黄天元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江雨浓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清华大学附属中学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廖友涵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孟凡君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周雅诺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昌昊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十二中学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高茉乔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肖东序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八一学校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何庆扬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第二附属中学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卢雨轩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十一学校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孟晙阳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二中学分校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宋曦轩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冬颀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杜昀玲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二中学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赵思涵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龙飞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卫林溪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大学附属中学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龚熙尧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十二中学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孙宇轩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顾茗瑞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八一学校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陈修齐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朱明帅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八中学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胡瑞楠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八一学校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雷佳朋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袁健峰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中学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朱子震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一七一中学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贾启珑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师范大学第二附属中学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陈远秋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宫评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十二中学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马承明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博涵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中学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单乐与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景山学校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刘孟乔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宇轩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王大任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一〇一中学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韩海闻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解思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俊豪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八十中学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陈天润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贤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八十中学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陈若蕖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冯烺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十二中学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靖淳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肖天一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蕴豪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北京十一学校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郭一航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北京大学附属中学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宋泓熹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周博龄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一〇一中学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朱成思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四中学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梓霁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周子尧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分校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孙天贺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翼飞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刘一璋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大学附属中学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汪永嘉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吴飞扬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杨泽仁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一〇一中学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濡芃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四中学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雷瑷嘉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大学附属中学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范天予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一七一中学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吴欣桐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刘皓东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苏政渊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尹秋衡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赵博言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姜盛曦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十一学校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严嘉哲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清华大学附属中学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亦名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赖书汉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清华大学附属中学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杜一阳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范子钰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十二中学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贾嘉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康致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刘灿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第二附属中学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吴鸿宇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海淀实验中学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泽远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刘岱儒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一〇一中学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彭睿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希谨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十二中学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肖斌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十中学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杨家昊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中学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俞逸洋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中学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宇辰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十二中学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煦恒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刘锦惠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心澄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崔宇晟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大学附属中学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高保隆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清华大学附属中学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洪子健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五中学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二等奖</text:p>
          </table:table-cell>
          <table:table-cell office:value-type="string" calcext:value-type="string">
            <text:p>刘海天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一〇一中学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叔禄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林之桐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于丰源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书墨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清华大学附属中学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陶畅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汪迟克雷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志新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二中学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袁子祁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孔弋函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一〇一实验学校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白旭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陈经纶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甘鹿扬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韩雯汀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广渠门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贾博涵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顺义牛栏山第一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刘嘉朋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清华大学附属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潘确然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夏宇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四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一凡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周程远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四中学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柯弘毅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十九中学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毛嘉琛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涂晋喆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北京市第四中学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义飞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十中学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张亦秋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二中学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钟子航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丁牧云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十二中学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简宇卿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李心杨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陈经纶中学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宇轩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景山学校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二等奖</text:p>
          </table:table-cell>
          <table:table-cell office:value-type="string" calcext:value-type="string">
            <text:p>王子涵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陈梓铭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十一学校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陈叙传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大学附属中学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沈佳怡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淡然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十中学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王醇逸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王显然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王昱婕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八十中学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倪鹤洋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黎博宇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付翰达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四中学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李沛霖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刘俊宏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吴轩南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姚欣怡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黄宇翔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九中学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李兰骁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九十六中学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朱梓同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傅峥尧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胡雨森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德威英国国际学校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刘睿知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清华大学附属中学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陆云天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八十中学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孙雨琛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赵骏遥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顺义牛栏山第一中学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赵子禾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顺义牛栏山第一中学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张皓洲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四中学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王梓荃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十一学校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张慈轩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丁文皓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郝德宇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八一学校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李昭辉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庞妍昕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清华大学附属中学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三等奖</text:p>
          </table:table-cell>
          <table:table-cell office:value-type="string" calcext:value-type="string">
            <text:p>曲涵石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第一〇一中学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殷颢瑄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刘曜玮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谢子涵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市第五中学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李昊儒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俞源圻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清华大学附属中学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李伯超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八一学校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吕逍依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万子豪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王禾木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张田霖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北京师范大学附属实验中学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唐嘉成</text:p>
          </table:table-cell>
          <table:table-cell office:value-type="string" calcext:value-type="string">
            <text:p>高三</text:p>
          </table:table-cell>
          <table:table-cell office:value-type="string" calcext:value-type="string">
            <text:p>北京市八一学校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武晓宇</text:p>
          </table:table-cell>
          <table:table-cell office:value-type="string" calcext:value-type="string">
            <text:p>高一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李启轩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三等奖</text:p>
          </table:table-cell>
          <table:table-cell office:value-type="string" calcext:value-type="string">
            <text:p>李泽鸣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市第一〇一中学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李祖豫</text:p>
          </table:table-cell>
          <table:table-cell office:value-type="string" calcext:value-type="string">
            <text:p>初一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宋曦轲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大学附属中学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陶靖怡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首都师范大学附属中学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女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杨梓琪</text:p>
          </table:table-cell>
          <table:table-cell office:value-type="string" calcext:value-type="string">
            <text:p>初三</text:p>
          </table:table-cell>
          <table:table-cell office:value-type="string" calcext:value-type="string">
            <text:p>北京师范大学附属实验中学分校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张远洋</text:p>
          </table:table-cell>
          <table:table-cell office:value-type="string" calcext:value-type="string">
            <text:p>初二</text:p>
          </table:table-cell>
          <table:table-cell office:value-type="string" calcext:value-type="string">
            <text:p>中国人民大学附属中学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三等奖</text:p>
          </table:table-cell>
          <table:table-cell office:value-type="string" calcext:value-type="string">
            <text:p>权泽平</text:p>
          </table:table-cell>
          <table:table-cell office:value-type="string" calcext:value-type="string">
            <text:p>高二</text:p>
          </table:table-cell>
          <table:table-cell office:value-type="string" calcext:value-type="string">
            <text:p>北京市第四中学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北京</text:p>
          </table:table-cell>
          <table:table-cell office:value-type="string" calcext:value-type="string">
            <text:p>男</text:p>
          </table:table-cell>
          <table:table-cell table:number-columns-repeated="1017"/>
        </table:table-row>
        <table:table-row table:style-name="ro3" table:number-rows-repeated="10481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复赛成绩.B1:复赛成绩.B1048576">
            <calcext:condition calcext:apply-style-name="Error" calcext:value="duplicate" calcext:base-cell-address="复赛成绩.B1"/>
          </calcext:conditional-format>
        </calcext:conditional-formats>
      </table:table>
      <table:table table:name="对应关系" table:style-name="ta2">
        <office:forms form:automatic-focus="false" form:apply-design-mode="false"/>
        <table:table-column table:style-name="co5" table:number-columns-repeated="1024" table:default-cell-style-name="ce4"/>
        <table:table-row table:style-name="ro3">
          <table:table-cell table:style-name="ce19" office:value-type="string" calcext:value-type="string">
            <text:p>姓名</text:p>
          </table:table-cell>
          <table:table-cell table:style-name="ce19" office:value-type="string" calcext:value-type="string">
            <text:p>初赛分数</text:p>
          </table:table-cell>
          <table:table-cell table:style-name="ce19" office:value-type="string" calcext:value-type="string">
            <text:p>复赛分数</text:p>
          </table:table-cell>
          <table:table-cell table:style-name="ce19" table:number-columns-repeated="1021"/>
        </table:table-row>
        <table:table-row table:style-name="ro4">
          <table:table-cell table:style-name="ce22" office:value-type="string" calcext:value-type="string">
            <text:p>邓明扬</text:p>
          </table:table-cell>
          <table:table-cell table:formula="of:=[复赛成绩.$E2]" office:value-type="float" office:value="568" calcext:value-type="float">
            <text:p>568</text:p>
          </table:table-cell>
          <table:table-cell table:style-name="ce23" table:formula="of:=IF(COUNTIF([初赛成绩.D$2:.$D1000];[.A2])=1;VLOOKUP([.A2];[初赛成绩.D$1:.I$1048576];6;0);&quot;&quot;)" office:value-type="string" office:string-value="91" calcext:value-type="string">
            <text:p>9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石尚锋</text:p>
          </table:table-cell>
          <table:table-cell table:formula="of:=[复赛成绩.$E3]" office:value-type="float" office:value="534" calcext:value-type="float">
            <text:p>534</text:p>
          </table:table-cell>
          <table:table-cell table:style-name="ce23" table:formula="of:=IF(COUNTIF([初赛成绩.D$2:.$D1001];[.A3])=1;VLOOKUP([.A3];[初赛成绩.D$1:.I$1048576];6;0);&quot;&quot;)" office:value-type="string" office:string-value="77" calcext:value-type="string">
            <text:p>7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白行健</text:p>
          </table:table-cell>
          <table:table-cell table:formula="of:=[复赛成绩.$E4]" office:value-type="float" office:value="525" calcext:value-type="float">
            <text:p>525</text:p>
          </table:table-cell>
          <table:table-cell table:style-name="ce23" table:formula="of:=IF(COUNTIF([初赛成绩.D$2:.$D1002];[.A4])=1;VLOOKUP([.A4];[初赛成绩.D$1:.I$1048576];6;0);&quot;&quot;)" office:value-type="string" office:string-value="88" calcext:value-type="string">
            <text:p>8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欧阳宇鹏</text:p>
          </table:table-cell>
          <table:table-cell table:formula="of:=[复赛成绩.$E5]" office:value-type="float" office:value="518" calcext:value-type="float">
            <text:p>518</text:p>
          </table:table-cell>
          <table:table-cell table:style-name="ce23" table:formula="of:=IF(COUNTIF([初赛成绩.D$2:.$D1003];[.A5])=1;VLOOKUP([.A5];[初赛成绩.D$1:.I$1048576];6;0);&quot;&quot;)" office:value-type="string" office:string-value="81" calcext:value-type="string">
            <text:p>8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董建威</text:p>
          </table:table-cell>
          <table:table-cell table:formula="of:=[复赛成绩.$E6]" office:value-type="float" office:value="506" calcext:value-type="float">
            <text:p>506</text:p>
          </table:table-cell>
          <table:table-cell table:style-name="ce23" table:formula="of:=IF(COUNTIF([初赛成绩.D$2:.$D1004];[.A6])=1;VLOOKUP([.A6];[初赛成绩.D$1:.I$1048576];6;0);&quot;&quot;)" office:value-type="string" office:string-value="74" calcext:value-type="string">
            <text:p>7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佳禾</text:p>
          </table:table-cell>
          <table:table-cell table:formula="of:=[复赛成绩.$E7]" office:value-type="float" office:value="504" calcext:value-type="float">
            <text:p>504</text:p>
          </table:table-cell>
          <table:table-cell table:style-name="ce23" table:formula="of:=IF(COUNTIF([初赛成绩.D$2:.$D1005];[.A7])=1;VLOOKUP([.A7];[初赛成绩.D$1:.I$1048576];6;0);&quot;&quot;)" office:value-type="string" office:string-value="87" calcext:value-type="string">
            <text:p>8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思</text:p>
          </table:table-cell>
          <table:table-cell table:formula="of:=[复赛成绩.$E8]" office:value-type="float" office:value="494" calcext:value-type="float">
            <text:p>494</text:p>
          </table:table-cell>
          <table:table-cell table:style-name="ce23" table:formula="of:=IF(COUNTIF([初赛成绩.D$2:.$D1006];[.A8])=1;VLOOKUP([.A8];[初赛成绩.D$1:.I$1048576];6;0);&quot;&quot;)" office:value-type="string" office:string-value="96" calcext:value-type="string">
            <text:p>9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白天</text:p>
          </table:table-cell>
          <table:table-cell table:formula="of:=[复赛成绩.$E9]" office:value-type="float" office:value="494" calcext:value-type="float">
            <text:p>494</text:p>
          </table:table-cell>
          <table:table-cell table:style-name="ce23" table:formula="of:=IF(COUNTIF([初赛成绩.D$2:.$D1007];[.A9])=1;VLOOKUP([.A9];[初赛成绩.D$1:.I$1048576];6;0);&quot;&quot;)" office:value-type="string" office:string-value="91" calcext:value-type="string">
            <text:p>9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齐思恺</text:p>
          </table:table-cell>
          <table:table-cell table:formula="of:=[复赛成绩.$E10]" office:value-type="float" office:value="494" calcext:value-type="float">
            <text:p>494</text:p>
          </table:table-cell>
          <table:table-cell table:style-name="ce23" table:formula="of:=IF(COUNTIF([初赛成绩.D$2:.$D1008];[.A10])=1;VLOOKUP([.A10];[初赛成绩.D$1:.I$1048576];6;0);&quot;&quot;)" office:value-type="string" office:string-value="77" calcext:value-type="string">
            <text:p>7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时中</text:p>
          </table:table-cell>
          <table:table-cell table:formula="of:=[复赛成绩.$E11]" office:value-type="float" office:value="494" calcext:value-type="float">
            <text:p>494</text:p>
          </table:table-cell>
          <table:table-cell table:style-name="ce23" table:formula="of:=IF(COUNTIF([初赛成绩.D$2:.$D1009];[.A11])=1;VLOOKUP([.A11];[初赛成绩.D$1:.I$1048576];6;0);&quot;&quot;)" office:value-type="string" office:string-value="92" calcext:value-type="string">
            <text:p>9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雍梓奇</text:p>
          </table:table-cell>
          <table:table-cell table:formula="of:=[复赛成绩.$E12]" office:value-type="float" office:value="494" calcext:value-type="float">
            <text:p>494</text:p>
          </table:table-cell>
          <table:table-cell table:style-name="ce23" table:formula="of:=IF(COUNTIF([初赛成绩.D$2:.$D1010];[.A12])=1;VLOOKUP([.A12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家梁</text:p>
          </table:table-cell>
          <table:table-cell table:formula="of:=[复赛成绩.$E13]" office:value-type="float" office:value="494" calcext:value-type="float">
            <text:p>494</text:p>
          </table:table-cell>
          <table:table-cell table:style-name="ce23" table:formula="of:=IF(COUNTIF([初赛成绩.D$2:.$D1011];[.A13])=1;VLOOKUP([.A13];[初赛成绩.D$1:.I$1048576];6;0);&quot;&quot;)" office:value-type="string" office:string-value="84" calcext:value-type="string">
            <text:p>8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子健</text:p>
          </table:table-cell>
          <table:table-cell table:formula="of:=[复赛成绩.$E14]" office:value-type="float" office:value="494" calcext:value-type="float">
            <text:p>494</text:p>
          </table:table-cell>
          <table:table-cell table:style-name="ce23" table:formula="of:=IF(COUNTIF([初赛成绩.D$2:.$D1012];[.A14])=1;VLOOKUP([.A14];[初赛成绩.D$1:.I$1048576];6;0);&quot;&quot;)" office:value-type="string" office:string-value="96" calcext:value-type="string">
            <text:p>9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闵烁</text:p>
          </table:table-cell>
          <table:table-cell table:formula="of:=[复赛成绩.$E15]" office:value-type="float" office:value="490" calcext:value-type="float">
            <text:p>490</text:p>
          </table:table-cell>
          <table:table-cell table:style-name="ce23" table:formula="of:=IF(COUNTIF([初赛成绩.D$2:.$D1013];[.A15])=1;VLOOKUP([.A15];[初赛成绩.D$1:.I$1048576];6;0);&quot;&quot;)" office:value-type="string" office:string-value="94" calcext:value-type="string">
            <text:p>9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任憬羿</text:p>
          </table:table-cell>
          <table:table-cell table:formula="of:=[复赛成绩.$E16]" office:value-type="float" office:value="489" calcext:value-type="float">
            <text:p>489</text:p>
          </table:table-cell>
          <table:table-cell table:style-name="ce23" table:formula="of:=IF(COUNTIF([初赛成绩.D$2:.$D1014];[.A16])=1;VLOOKUP([.A16];[初赛成绩.D$1:.I$1048576];6;0);&quot;&quot;)" office:value-type="string" office:string-value="85" calcext:value-type="string">
            <text:p>8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子宽</text:p>
          </table:table-cell>
          <table:table-cell table:formula="of:=[复赛成绩.$E17]" office:value-type="float" office:value="483" calcext:value-type="float">
            <text:p>483</text:p>
          </table:table-cell>
          <table:table-cell table:style-name="ce23" table:formula="of:=IF(COUNTIF([初赛成绩.D$2:.$D1015];[.A17])=1;VLOOKUP([.A17];[初赛成绩.D$1:.I$1048576];6;0);&quot;&quot;)" office:value-type="string" office:string-value="88" calcext:value-type="string">
            <text:p>8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纪源</text:p>
          </table:table-cell>
          <table:table-cell table:formula="of:=[复赛成绩.$E18]" office:value-type="float" office:value="482" calcext:value-type="float">
            <text:p>482</text:p>
          </table:table-cell>
          <table:table-cell table:style-name="ce23" table:formula="of:=IF(COUNTIF([初赛成绩.D$2:.$D1016];[.A18])=1;VLOOKUP([.A18];[初赛成绩.D$1:.I$1048576];6;0);&quot;&quot;)" office:value-type="string" office:string-value="80" calcext:value-type="string">
            <text:p>8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唐嘉辰</text:p>
          </table:table-cell>
          <table:table-cell table:formula="of:=[复赛成绩.$E19]" office:value-type="float" office:value="482" calcext:value-type="float">
            <text:p>482</text:p>
          </table:table-cell>
          <table:table-cell table:style-name="ce23" table:formula="of:=IF(COUNTIF([初赛成绩.D$2:.$D1017];[.A19])=1;VLOOKUP([.A19];[初赛成绩.D$1:.I$1048576];6;0);&quot;&quot;)" office:value-type="string" office:string-value="94" calcext:value-type="string">
            <text:p>9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江康平</text:p>
          </table:table-cell>
          <table:table-cell table:formula="of:=[复赛成绩.$E20]" office:value-type="float" office:value="479" calcext:value-type="float">
            <text:p>479</text:p>
          </table:table-cell>
          <table:table-cell table:style-name="ce23" table:formula="of:=IF(COUNTIF([初赛成绩.D$2:.$D1018];[.A20])=1;VLOOKUP([.A20];[初赛成绩.D$1:.I$1048576];6;0);&quot;&quot;)" office:value-type="string" office:string-value="93" calcext:value-type="string">
            <text:p>9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汪梁森</text:p>
          </table:table-cell>
          <table:table-cell table:formula="of:=[复赛成绩.$E21]" office:value-type="float" office:value="477" calcext:value-type="float">
            <text:p>477</text:p>
          </table:table-cell>
          <table:table-cell table:style-name="ce23" table:formula="of:=IF(COUNTIF([初赛成绩.D$2:.$D1019];[.A21])=1;VLOOKUP([.A21];[初赛成绩.D$1:.I$1048576];6;0);&quot;&quot;)" office:value-type="string" office:string-value="79" calcext:value-type="string">
            <text:p>7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雨溪</text:p>
          </table:table-cell>
          <table:table-cell table:formula="of:=[复赛成绩.$E22]" office:value-type="float" office:value="474" calcext:value-type="float">
            <text:p>474</text:p>
          </table:table-cell>
          <table:table-cell table:style-name="ce23" table:formula="of:=IF(COUNTIF([初赛成绩.D$2:.$D1020];[.A22])=1;VLOOKUP([.A22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曹越</text:p>
          </table:table-cell>
          <table:table-cell table:formula="of:=[复赛成绩.$E23]" office:value-type="float" office:value="473" calcext:value-type="float">
            <text:p>473</text:p>
          </table:table-cell>
          <table:table-cell table:style-name="ce23" table:formula="of:=IF(COUNTIF([初赛成绩.D$2:.$D1021];[.A23])=1;VLOOKUP([.A23];[初赛成绩.D$1:.I$1048576];6;0);&quot;&quot;)" office:value-type="string" office:string-value="81" calcext:value-type="string">
            <text:p>8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崔芳洲</text:p>
          </table:table-cell>
          <table:table-cell table:formula="of:=[复赛成绩.$E24]" office:value-type="float" office:value="470" calcext:value-type="float">
            <text:p>470</text:p>
          </table:table-cell>
          <table:table-cell table:style-name="ce23" table:formula="of:=IF(COUNTIF([初赛成绩.D$2:.$D1022];[.A24])=1;VLOOKUP([.A24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石宜菲</text:p>
          </table:table-cell>
          <table:table-cell table:formula="of:=[复赛成绩.$E25]" office:value-type="float" office:value="467" calcext:value-type="float">
            <text:p>467</text:p>
          </table:table-cell>
          <table:table-cell table:style-name="ce23" table:formula="of:=IF(COUNTIF([初赛成绩.D$2:.$D1023];[.A25])=1;VLOOKUP([.A25];[初赛成绩.D$1:.I$1048576];6;0);&quot;&quot;)" office:value-type="string" office:string-value="89" calcext:value-type="string">
            <text:p>8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廖嘉琦</text:p>
          </table:table-cell>
          <table:table-cell table:formula="of:=[复赛成绩.$E26]" office:value-type="float" office:value="464" calcext:value-type="float">
            <text:p>464</text:p>
          </table:table-cell>
          <table:table-cell table:style-name="ce23" table:formula="of:=IF(COUNTIF([初赛成绩.D$2:.$D1024];[.A26])=1;VLOOKUP([.A26];[初赛成绩.D$1:.I$1048576];6;0);&quot;&quot;)" office:value-type="string" office:string-value="73" calcext:value-type="string">
            <text:p>7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崔家瑞</text:p>
          </table:table-cell>
          <table:table-cell table:formula="of:=[复赛成绩.$E27]" office:value-type="float" office:value="459" calcext:value-type="float">
            <text:p>459</text:p>
          </table:table-cell>
          <table:table-cell table:style-name="ce23" table:formula="of:=IF(COUNTIF([初赛成绩.D$2:.$D1025];[.A27])=1;VLOOKUP([.A27];[初赛成绩.D$1:.I$1048576];6;0);&quot;&quot;)" office:value-type="string" office:string-value="75" calcext:value-type="string">
            <text:p>7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郑康夫</text:p>
          </table:table-cell>
          <table:table-cell table:formula="of:=[复赛成绩.$E28]" office:value-type="float" office:value="456" calcext:value-type="float">
            <text:p>456</text:p>
          </table:table-cell>
          <table:table-cell table:style-name="ce23" table:formula="of:=IF(COUNTIF([初赛成绩.D$2:.$D1026];[.A28])=1;VLOOKUP([.A28];[初赛成绩.D$1:.I$1048576];6;0);&quot;&quot;)" office:value-type="string" office:string-value="78" calcext:value-type="string">
            <text:p>7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安迪</text:p>
          </table:table-cell>
          <table:table-cell table:formula="of:=[复赛成绩.$E29]" office:value-type="float" office:value="453" calcext:value-type="float">
            <text:p>453</text:p>
          </table:table-cell>
          <table:table-cell table:style-name="ce23" table:formula="of:=IF(COUNTIF([初赛成绩.D$2:.$D1027];[.A29])=1;VLOOKUP([.A29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旭佳</text:p>
          </table:table-cell>
          <table:table-cell table:formula="of:=[复赛成绩.$E30]" office:value-type="float" office:value="452" calcext:value-type="float">
            <text:p>452</text:p>
          </table:table-cell>
          <table:table-cell table:style-name="ce23" table:formula="of:=IF(COUNTIF([初赛成绩.D$2:.$D1028];[.A30])=1;VLOOKUP([.A30];[初赛成绩.D$1:.I$1048576];6;0);&quot;&quot;)" office:value-type="string" office:string-value="71" calcext:value-type="string">
            <text:p>7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索春祥</text:p>
          </table:table-cell>
          <table:table-cell table:formula="of:=[复赛成绩.$E31]" office:value-type="float" office:value="451" calcext:value-type="float">
            <text:p>451</text:p>
          </table:table-cell>
          <table:table-cell table:style-name="ce23" table:formula="of:=IF(COUNTIF([初赛成绩.D$2:.$D1029];[.A31])=1;VLOOKUP([.A31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洪一宁</text:p>
          </table:table-cell>
          <table:table-cell table:formula="of:=[复赛成绩.$E32]" office:value-type="float" office:value="449" calcext:value-type="float">
            <text:p>449</text:p>
          </table:table-cell>
          <table:table-cell table:style-name="ce23" table:formula="of:=IF(COUNTIF([初赛成绩.D$2:.$D1030];[.A32])=1;VLOOKUP([.A32];[初赛成绩.D$1:.I$1048576];6;0);&quot;&quot;)" office:value-type="string" office:string-value="82" calcext:value-type="string">
            <text:p>8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浩辰</text:p>
          </table:table-cell>
          <table:table-cell table:formula="of:=[复赛成绩.$E33]" office:value-type="float" office:value="449" calcext:value-type="float">
            <text:p>449</text:p>
          </table:table-cell>
          <table:table-cell table:style-name="ce23" table:formula="of:=IF(COUNTIF([初赛成绩.D$2:.$D1031];[.A33])=1;VLOOKUP([.A33];[初赛成绩.D$1:.I$1048576];6;0);&quot;&quot;)" office:value-type="string" office:string-value="55" calcext:value-type="string">
            <text:p>5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孟昭旭</text:p>
          </table:table-cell>
          <table:table-cell table:formula="of:=[复赛成绩.$E34]" office:value-type="float" office:value="449" calcext:value-type="float">
            <text:p>449</text:p>
          </table:table-cell>
          <table:table-cell table:style-name="ce23" table:formula="of:=IF(COUNTIF([初赛成绩.D$2:.$D1032];[.A34])=1;VLOOKUP([.A34];[初赛成绩.D$1:.I$1048576];6;0);&quot;&quot;)" office:value-type="string" office:string-value="73" calcext:value-type="string">
            <text:p>7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般若</text:p>
          </table:table-cell>
          <table:table-cell table:formula="of:=[复赛成绩.$E35]" office:value-type="float" office:value="443" calcext:value-type="float">
            <text:p>443</text:p>
          </table:table-cell>
          <table:table-cell table:style-name="ce23" table:formula="of:=IF(COUNTIF([初赛成绩.D$2:.$D1033];[.A35])=1;VLOOKUP([.A35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丁子健</text:p>
          </table:table-cell>
          <table:table-cell table:formula="of:=[复赛成绩.$E36]" office:value-type="float" office:value="439" calcext:value-type="float">
            <text:p>439</text:p>
          </table:table-cell>
          <table:table-cell table:style-name="ce23" table:formula="of:=IF(COUNTIF([初赛成绩.D$2:.$D1034];[.A36])=1;VLOOKUP([.A36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郭心源</text:p>
          </table:table-cell>
          <table:table-cell table:formula="of:=[复赛成绩.$E37]" office:value-type="float" office:value="437" calcext:value-type="float">
            <text:p>437</text:p>
          </table:table-cell>
          <table:table-cell table:style-name="ce23" table:formula="of:=IF(COUNTIF([初赛成绩.D$2:.$D1035];[.A37])=1;VLOOKUP([.A37];[初赛成绩.D$1:.I$1048576];6;0);&quot;&quot;)" office:value-type="string" office:string-value="79" calcext:value-type="string">
            <text:p>7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知宜</text:p>
          </table:table-cell>
          <table:table-cell table:formula="of:=[复赛成绩.$E38]" office:value-type="float" office:value="437" calcext:value-type="float">
            <text:p>437</text:p>
          </table:table-cell>
          <table:table-cell table:style-name="ce23" table:formula="of:=IF(COUNTIF([初赛成绩.D$2:.$D1036];[.A38])=1;VLOOKUP([.A38];[初赛成绩.D$1:.I$1048576];6;0);&quot;&quot;)" office:value-type="string" office:string-value="64" calcext:value-type="string">
            <text:p>6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芄蔓</text:p>
          </table:table-cell>
          <table:table-cell table:formula="of:=[复赛成绩.$E39]" office:value-type="float" office:value="437" calcext:value-type="float">
            <text:p>437</text:p>
          </table:table-cell>
          <table:table-cell table:style-name="ce23" table:formula="of:=IF(COUNTIF([初赛成绩.D$2:.$D1037];[.A39])=1;VLOOKUP([.A39];[初赛成绩.D$1:.I$1048576];6;0);&quot;&quot;)" office:value-type="string" office:string-value="83" calcext:value-type="string">
            <text:p>8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韦宇轩</text:p>
          </table:table-cell>
          <table:table-cell table:formula="of:=[复赛成绩.$E40]" office:value-type="float" office:value="436" calcext:value-type="float">
            <text:p>436</text:p>
          </table:table-cell>
          <table:table-cell table:style-name="ce23" table:formula="of:=IF(COUNTIF([初赛成绩.D$2:.$D1038];[.A40])=1;VLOOKUP([.A40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阎芃寰</text:p>
          </table:table-cell>
          <table:table-cell table:formula="of:=[复赛成绩.$E41]" office:value-type="float" office:value="436" calcext:value-type="float">
            <text:p>436</text:p>
          </table:table-cell>
          <table:table-cell table:style-name="ce23" table:formula="of:=IF(COUNTIF([初赛成绩.D$2:.$D1039];[.A41])=1;VLOOKUP([.A41];[初赛成绩.D$1:.I$1048576];6;0);&quot;&quot;)" office:value-type="string" office:string-value="74" calcext:value-type="string">
            <text:p>7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亦宸</text:p>
          </table:table-cell>
          <table:table-cell table:formula="of:=[复赛成绩.$E42]" office:value-type="float" office:value="435" calcext:value-type="float">
            <text:p>435</text:p>
          </table:table-cell>
          <table:table-cell table:style-name="ce23" table:formula="of:=IF(COUNTIF([初赛成绩.D$2:.$D1040];[.A42])=1;VLOOKUP([.A42];[初赛成绩.D$1:.I$1048576];6;0);&quot;&quot;)" office:value-type="string" office:string-value="76" calcext:value-type="string">
            <text:p>7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汪锦程</text:p>
          </table:table-cell>
          <table:table-cell table:formula="of:=[复赛成绩.$E43]" office:value-type="float" office:value="431" calcext:value-type="float">
            <text:p>431</text:p>
          </table:table-cell>
          <table:table-cell table:style-name="ce23" table:formula="of:=IF(COUNTIF([初赛成绩.D$2:.$D1041];[.A43])=1;VLOOKUP([.A43];[初赛成绩.D$1:.I$1048576];6;0);&quot;&quot;)" office:value-type="string" office:string-value="47" calcext:value-type="string">
            <text:p>4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许庭强</text:p>
          </table:table-cell>
          <table:table-cell table:formula="of:=[复赛成绩.$E44]" office:value-type="float" office:value="429" calcext:value-type="float">
            <text:p>429</text:p>
          </table:table-cell>
          <table:table-cell table:style-name="ce23" table:formula="of:=IF(COUNTIF([初赛成绩.D$2:.$D1042];[.A44])=1;VLOOKUP([.A44];[初赛成绩.D$1:.I$1048576];6;0);&quot;&quot;)" office:value-type="string" office:string-value="86" calcext:value-type="string">
            <text:p>8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启隆</text:p>
          </table:table-cell>
          <table:table-cell table:formula="of:=[复赛成绩.$E45]" office:value-type="float" office:value="427" calcext:value-type="float">
            <text:p>427</text:p>
          </table:table-cell>
          <table:table-cell table:style-name="ce23" table:formula="of:=IF(COUNTIF([初赛成绩.D$2:.$D1043];[.A45])=1;VLOOKUP([.A45];[初赛成绩.D$1:.I$1048576];6;0);&quot;&quot;)" office:value-type="string" office:string-value="73" calcext:value-type="string">
            <text:p>7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崔轶锴</text:p>
          </table:table-cell>
          <table:table-cell table:formula="of:=[复赛成绩.$E46]" office:value-type="float" office:value="425" calcext:value-type="float">
            <text:p>425</text:p>
          </table:table-cell>
          <table:table-cell table:style-name="ce23" table:formula="of:=IF(COUNTIF([初赛成绩.D$2:.$D1044];[.A46])=1;VLOOKUP([.A46];[初赛成绩.D$1:.I$1048576];6;0);&quot;&quot;)" office:value-type="string" office:string-value="79" calcext:value-type="string">
            <text:p>7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驭祺</text:p>
          </table:table-cell>
          <table:table-cell table:formula="of:=[复赛成绩.$E47]" office:value-type="float" office:value="424" calcext:value-type="float">
            <text:p>424</text:p>
          </table:table-cell>
          <table:table-cell table:style-name="ce23" table:formula="of:=IF(COUNTIF([初赛成绩.D$2:.$D1045];[.A47])=1;VLOOKUP([.A47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嘉萌</text:p>
          </table:table-cell>
          <table:table-cell table:formula="of:=[复赛成绩.$E48]" office:value-type="float" office:value="424" calcext:value-type="float">
            <text:p>424</text:p>
          </table:table-cell>
          <table:table-cell table:style-name="ce23" table:formula="of:=IF(COUNTIF([初赛成绩.D$2:.$D1046];[.A48])=1;VLOOKUP([.A48];[初赛成绩.D$1:.I$1048576];6;0);&quot;&quot;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子君</text:p>
          </table:table-cell>
          <table:table-cell table:formula="of:=[复赛成绩.$E49]" office:value-type="float" office:value="422" calcext:value-type="float">
            <text:p>422</text:p>
          </table:table-cell>
          <table:table-cell table:style-name="ce23" table:formula="of:=IF(COUNTIF([初赛成绩.D$2:.$D1047];[.A49])=1;VLOOKUP([.A49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熊高越</text:p>
          </table:table-cell>
          <table:table-cell table:formula="of:=[复赛成绩.$E50]" office:value-type="float" office:value="422" calcext:value-type="float">
            <text:p>422</text:p>
          </table:table-cell>
          <table:table-cell table:style-name="ce23" table:formula="of:=IF(COUNTIF([初赛成绩.D$2:.$D1048];[.A50])=1;VLOOKUP([.A50];[初赛成绩.D$1:.I$1048576];6;0);&quot;&quot;)" office:value-type="string" office:string-value="75" calcext:value-type="string">
            <text:p>7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韩沛煊</text:p>
          </table:table-cell>
          <table:table-cell table:formula="of:=[复赛成绩.$E51]" office:value-type="float" office:value="420" calcext:value-type="float">
            <text:p>420</text:p>
          </table:table-cell>
          <table:table-cell table:style-name="ce23" table:formula="of:=IF(COUNTIF([初赛成绩.D$2:.$D1049];[.A51])=1;VLOOKUP([.A51];[初赛成绩.D$1:.I$1048576];6;0);&quot;&quot;)" office:value-type="string" office:string-value="80" calcext:value-type="string">
            <text:p>8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恩泽</text:p>
          </table:table-cell>
          <table:table-cell table:formula="of:=[复赛成绩.$E52]" office:value-type="float" office:value="417" calcext:value-type="float">
            <text:p>417</text:p>
          </table:table-cell>
          <table:table-cell table:style-name="ce23" table:formula="of:=IF(COUNTIF([初赛成绩.D$2:.$D1050];[.A52])=1;VLOOKUP([.A52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启乾</text:p>
          </table:table-cell>
          <table:table-cell table:formula="of:=[复赛成绩.$E53]" office:value-type="float" office:value="414" calcext:value-type="float">
            <text:p>414</text:p>
          </table:table-cell>
          <table:table-cell table:style-name="ce23" table:formula="of:=IF(COUNTIF([初赛成绩.D$2:.$D1051];[.A53])=1;VLOOKUP([.A53];[初赛成绩.D$1:.I$1048576];6;0);&quot;&quot;)" office:value-type="string" office:string-value="88" calcext:value-type="string">
            <text:p>8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傅云濠</text:p>
          </table:table-cell>
          <table:table-cell table:formula="of:=[复赛成绩.$E54]" office:value-type="float" office:value="414" calcext:value-type="float">
            <text:p>414</text:p>
          </table:table-cell>
          <table:table-cell table:style-name="ce23" table:formula="of:=IF(COUNTIF([初赛成绩.D$2:.$D1052];[.A54])=1;VLOOKUP([.A54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于思</text:p>
          </table:table-cell>
          <table:table-cell table:formula="of:=[复赛成绩.$E55]" office:value-type="float" office:value="412" calcext:value-type="float">
            <text:p>412</text:p>
          </table:table-cell>
          <table:table-cell table:style-name="ce23" table:formula="of:=IF(COUNTIF([初赛成绩.D$2:.$D1053];[.A55])=1;VLOOKUP([.A55];[初赛成绩.D$1:.I$1048576];6;0);&quot;&quot;)" office:value-type="string" office:string-value="92" calcext:value-type="string">
            <text:p>9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荆睿涛</text:p>
          </table:table-cell>
          <table:table-cell table:formula="of:=[复赛成绩.$E56]" office:value-type="float" office:value="412" calcext:value-type="float">
            <text:p>412</text:p>
          </table:table-cell>
          <table:table-cell table:style-name="ce23" table:formula="of:=IF(COUNTIF([初赛成绩.D$2:.$D1054];[.A56])=1;VLOOKUP([.A56];[初赛成绩.D$1:.I$1048576];6;0);&quot;&quot;)" office:value-type="string" office:string-value="80" calcext:value-type="string">
            <text:p>8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湛宇</text:p>
          </table:table-cell>
          <table:table-cell table:formula="of:=[复赛成绩.$E57]" office:value-type="float" office:value="410" calcext:value-type="float">
            <text:p>410</text:p>
          </table:table-cell>
          <table:table-cell table:style-name="ce23" table:formula="of:=IF(COUNTIF([初赛成绩.D$2:.$D1055];[.A57])=1;VLOOKUP([.A57];[初赛成绩.D$1:.I$1048576];6;0);&quot;&quot;)" office:value-type="string" office:string-value="71" calcext:value-type="string">
            <text:p>7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一航</text:p>
          </table:table-cell>
          <table:table-cell table:formula="of:=[复赛成绩.$E58]" office:value-type="float" office:value="409" calcext:value-type="float">
            <text:p>409</text:p>
          </table:table-cell>
          <table:table-cell table:style-name="ce23" table:formula="of:=IF(COUNTIF([初赛成绩.D$2:.$D1056];[.A58])=1;VLOOKUP([.A58];[初赛成绩.D$1:.I$1048576];6;0);&quot;&quot;)" office:value-type="string" office:string-value="82" calcext:value-type="string">
            <text:p>8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农钧翔</text:p>
          </table:table-cell>
          <table:table-cell table:formula="of:=[复赛成绩.$E59]" office:value-type="float" office:value="408" calcext:value-type="float">
            <text:p>408</text:p>
          </table:table-cell>
          <table:table-cell table:style-name="ce23" table:formula="of:=IF(COUNTIF([初赛成绩.D$2:.$D1057];[.A59])=1;VLOOKUP([.A59];[初赛成绩.D$1:.I$1048576];6;0);&quot;&quot;)" office:value-type="string" office:string-value="83" calcext:value-type="string">
            <text:p>8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苏阳</text:p>
          </table:table-cell>
          <table:table-cell table:formula="of:=[复赛成绩.$E60]" office:value-type="float" office:value="407" calcext:value-type="float">
            <text:p>407</text:p>
          </table:table-cell>
          <table:table-cell table:style-name="ce23" table:formula="of:=IF(COUNTIF([初赛成绩.D$2:.$D1058];[.A60])=1;VLOOKUP([.A60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袁奕晨</text:p>
          </table:table-cell>
          <table:table-cell table:formula="of:=[复赛成绩.$E61]" office:value-type="float" office:value="407" calcext:value-type="float">
            <text:p>407</text:p>
          </table:table-cell>
          <table:table-cell table:style-name="ce23" table:formula="of:=IF(COUNTIF([初赛成绩.D$2:.$D1059];[.A61])=1;VLOOKUP([.A61];[初赛成绩.D$1:.I$1048576];6;0);&quot;&quot;)" office:value-type="string" office:string-value="75" calcext:value-type="string">
            <text:p>7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樊星宇</text:p>
          </table:table-cell>
          <table:table-cell table:formula="of:=[复赛成绩.$E62]" office:value-type="float" office:value="405" calcext:value-type="float">
            <text:p>405</text:p>
          </table:table-cell>
          <table:table-cell table:style-name="ce23" table:formula="of:=IF(COUNTIF([初赛成绩.D$2:.$D1060];[.A62])=1;VLOOKUP([.A62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泽禹</text:p>
          </table:table-cell>
          <table:table-cell table:formula="of:=[复赛成绩.$E63]" office:value-type="float" office:value="405" calcext:value-type="float">
            <text:p>405</text:p>
          </table:table-cell>
          <table:table-cell table:style-name="ce23" table:formula="of:=IF(COUNTIF([初赛成绩.D$2:.$D1061];[.A63])=1;VLOOKUP([.A63];[初赛成绩.D$1:.I$1048576];6;0);&quot;&quot;)" office:value-type="string" office:string-value="79" calcext:value-type="string">
            <text:p>7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殊睿</text:p>
          </table:table-cell>
          <table:table-cell table:formula="of:=[复赛成绩.$E64]" office:value-type="float" office:value="402" calcext:value-type="float">
            <text:p>402</text:p>
          </table:table-cell>
          <table:table-cell table:style-name="ce23" table:formula="of:=IF(COUNTIF([初赛成绩.D$2:.$D1062];[.A64])=1;VLOOKUP([.A64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乐坤</text:p>
          </table:table-cell>
          <table:table-cell table:formula="of:=[复赛成绩.$E65]" office:value-type="float" office:value="402" calcext:value-type="float">
            <text:p>402</text:p>
          </table:table-cell>
          <table:table-cell table:style-name="ce23" table:formula="of:=IF(COUNTIF([初赛成绩.D$2:.$D1063];[.A65])=1;VLOOKUP([.A65];[初赛成绩.D$1:.I$1048576];6;0);&quot;&quot;)" office:value-type="string" office:string-value="78" calcext:value-type="string">
            <text:p>7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一辰</text:p>
          </table:table-cell>
          <table:table-cell table:formula="of:=[复赛成绩.$E66]" office:value-type="float" office:value="393" calcext:value-type="float">
            <text:p>393</text:p>
          </table:table-cell>
          <table:table-cell table:style-name="ce23" table:formula="of:=IF(COUNTIF([初赛成绩.D$2:.$D1064];[.A66])=1;VLOOKUP([.A66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英丞</text:p>
          </table:table-cell>
          <table:table-cell table:formula="of:=[复赛成绩.$E67]" office:value-type="float" office:value="392" calcext:value-type="float">
            <text:p>392</text:p>
          </table:table-cell>
          <table:table-cell table:style-name="ce23" table:formula="of:=IF(COUNTIF([初赛成绩.D$2:.$D1065];[.A67])=1;VLOOKUP([.A67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丞毓</text:p>
          </table:table-cell>
          <table:table-cell table:formula="of:=[复赛成绩.$E68]" office:value-type="float" office:value="391" calcext:value-type="float">
            <text:p>391</text:p>
          </table:table-cell>
          <table:table-cell table:style-name="ce23" table:formula="of:=IF(COUNTIF([初赛成绩.D$2:.$D1066];[.A68])=1;VLOOKUP([.A68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钧石</text:p>
          </table:table-cell>
          <table:table-cell table:formula="of:=[复赛成绩.$E69]" office:value-type="float" office:value="391" calcext:value-type="float">
            <text:p>391</text:p>
          </table:table-cell>
          <table:table-cell table:style-name="ce23" table:formula="of:=IF(COUNTIF([初赛成绩.D$2:.$D1067];[.A69])=1;VLOOKUP([.A69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睿宁</text:p>
          </table:table-cell>
          <table:table-cell table:formula="of:=[复赛成绩.$E70]" office:value-type="float" office:value="390" calcext:value-type="float">
            <text:p>390</text:p>
          </table:table-cell>
          <table:table-cell table:style-name="ce23" table:formula="of:=IF(COUNTIF([初赛成绩.D$2:.$D1068];[.A70])=1;VLOOKUP([.A70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韩潇</text:p>
          </table:table-cell>
          <table:table-cell table:formula="of:=[复赛成绩.$E71]" office:value-type="float" office:value="389" calcext:value-type="float">
            <text:p>389</text:p>
          </table:table-cell>
          <table:table-cell table:style-name="ce23" table:formula="of:=IF(COUNTIF([初赛成绩.D$2:.$D1069];[.A71])=1;VLOOKUP([.A71];[初赛成绩.D$1:.I$1048576];6;0);&quot;&quot;)" office:value-type="string" office:string-value="64" calcext:value-type="string">
            <text:p>6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徐兆恺</text:p>
          </table:table-cell>
          <table:table-cell table:formula="of:=[复赛成绩.$E72]" office:value-type="float" office:value="389" calcext:value-type="float">
            <text:p>389</text:p>
          </table:table-cell>
          <table:table-cell table:style-name="ce23" table:formula="of:=IF(COUNTIF([初赛成绩.D$2:.$D1070];[.A72])=1;VLOOKUP([.A72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彭程</text:p>
          </table:table-cell>
          <table:table-cell table:formula="of:=[复赛成绩.$E73]" office:value-type="float" office:value="388" calcext:value-type="float">
            <text:p>388</text:p>
          </table:table-cell>
          <table:table-cell table:style-name="ce23" table:formula="of:=IF(COUNTIF([初赛成绩.D$2:.$D1071];[.A73])=1;VLOOKUP([.A73];[初赛成绩.D$1:.I$1048576];6;0);&quot;&quot;)" office:value-type="string" office:string-value="35" calcext:value-type="string">
            <text:p>3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徐文昕</text:p>
          </table:table-cell>
          <table:table-cell table:formula="of:=[复赛成绩.$E74]" office:value-type="float" office:value="385" calcext:value-type="float">
            <text:p>385</text:p>
          </table:table-cell>
          <table:table-cell table:style-name="ce23" table:formula="of:=IF(COUNTIF([初赛成绩.D$2:.$D1072];[.A74])=1;VLOOKUP([.A74];[初赛成绩.D$1:.I$1048576];6;0);&quot;&quot;)" office:value-type="string" office:string-value="77" calcext:value-type="string">
            <text:p>7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鸣宇</text:p>
          </table:table-cell>
          <table:table-cell table:formula="of:=[复赛成绩.$E75]" office:value-type="float" office:value="382" calcext:value-type="float">
            <text:p>382</text:p>
          </table:table-cell>
          <table:table-cell table:style-name="ce23" table:formula="of:=IF(COUNTIF([初赛成绩.D$2:.$D1073];[.A75])=1;VLOOKUP([.A75];[初赛成绩.D$1:.I$1048576];6;0);&quot;&quot;)" office:value-type="string" office:string-value="73" calcext:value-type="string">
            <text:p>7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胡宇航</text:p>
          </table:table-cell>
          <table:table-cell table:formula="of:=[复赛成绩.$E76]" office:value-type="float" office:value="380" calcext:value-type="float">
            <text:p>380</text:p>
          </table:table-cell>
          <table:table-cell table:style-name="ce23" table:formula="of:=IF(COUNTIF([初赛成绩.D$2:.$D1074];[.A76])=1;VLOOKUP([.A76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高飞扬</text:p>
          </table:table-cell>
          <table:table-cell table:formula="of:=[复赛成绩.$E77]" office:value-type="float" office:value="376" calcext:value-type="float">
            <text:p>376</text:p>
          </table:table-cell>
          <table:table-cell table:style-name="ce23" table:formula="of:=IF(COUNTIF([初赛成绩.D$2:.$D1075];[.A77])=1;VLOOKUP([.A77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陶吟翔</text:p>
          </table:table-cell>
          <table:table-cell table:formula="of:=[复赛成绩.$E78]" office:value-type="float" office:value="375" calcext:value-type="float">
            <text:p>375</text:p>
          </table:table-cell>
          <table:table-cell table:style-name="ce23" table:formula="of:=IF(COUNTIF([初赛成绩.D$2:.$D1076];[.A78])=1;VLOOKUP([.A78];[初赛成绩.D$1:.I$1048576];6;0);&quot;&quot;)" office:value-type="string" office:string-value="67" calcext:value-type="string">
            <text:p>6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曾庆阳</text:p>
          </table:table-cell>
          <table:table-cell table:formula="of:=[复赛成绩.$E79]" office:value-type="float" office:value="371" calcext:value-type="float">
            <text:p>371</text:p>
          </table:table-cell>
          <table:table-cell table:style-name="ce23" table:formula="of:=IF(COUNTIF([初赛成绩.D$2:.$D1077];[.A79])=1;VLOOKUP([.A79];[初赛成绩.D$1:.I$1048576];6;0);&quot;&quot;)" office:value-type="string" office:string-value="72" calcext:value-type="string">
            <text:p>7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高瑞宸</text:p>
          </table:table-cell>
          <table:table-cell table:formula="of:=[复赛成绩.$E80]" office:value-type="float" office:value="370" calcext:value-type="float">
            <text:p>370</text:p>
          </table:table-cell>
          <table:table-cell table:style-name="ce23" table:formula="of:=IF(COUNTIF([初赛成绩.D$2:.$D1078];[.A80])=1;VLOOKUP([.A80];[初赛成绩.D$1:.I$1048576];6;0);&quot;&quot;)" office:value-type="string" office:string-value="67" calcext:value-type="string">
            <text:p>6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郭衍培</text:p>
          </table:table-cell>
          <table:table-cell table:formula="of:=[复赛成绩.$E81]" office:value-type="float" office:value="370" calcext:value-type="float">
            <text:p>370</text:p>
          </table:table-cell>
          <table:table-cell table:style-name="ce23" table:formula="of:=IF(COUNTIF([初赛成绩.D$2:.$D1079];[.A81])=1;VLOOKUP([.A81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何佳优</text:p>
          </table:table-cell>
          <table:table-cell table:formula="of:=[复赛成绩.$E82]" office:value-type="float" office:value="365" calcext:value-type="float">
            <text:p>365</text:p>
          </table:table-cell>
          <table:table-cell table:style-name="ce23" table:formula="of:=IF(COUNTIF([初赛成绩.D$2:.$D1080];[.A82])=1;VLOOKUP([.A82];[初赛成绩.D$1:.I$1048576];6;0);&quot;&quot;)" office:value-type="string" office:string-value="77" calcext:value-type="string">
            <text:p>7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秦歌</text:p>
          </table:table-cell>
          <table:table-cell table:formula="of:=[复赛成绩.$E83]" office:value-type="float" office:value="365" calcext:value-type="float">
            <text:p>365</text:p>
          </table:table-cell>
          <table:table-cell table:style-name="ce23" table:formula="of:=IF(COUNTIF([初赛成绩.D$2:.$D1081];[.A83])=1;VLOOKUP([.A83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养罡智</text:p>
          </table:table-cell>
          <table:table-cell table:formula="of:=[复赛成绩.$E84]" office:value-type="float" office:value="365" calcext:value-type="float">
            <text:p>365</text:p>
          </table:table-cell>
          <table:table-cell table:style-name="ce23" table:formula="of:=IF(COUNTIF([初赛成绩.D$2:.$D1082];[.A84])=1;VLOOKUP([.A84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蔡维翰</text:p>
          </table:table-cell>
          <table:table-cell table:formula="of:=[复赛成绩.$E85]" office:value-type="float" office:value="364" calcext:value-type="float">
            <text:p>364</text:p>
          </table:table-cell>
          <table:table-cell table:style-name="ce23" table:formula="of:=IF(COUNTIF([初赛成绩.D$2:.$D1083];[.A85])=1;VLOOKUP([.A85];[初赛成绩.D$1:.I$1048576];6;0);&quot;&quot;)" office:value-type="string" office:string-value="80" calcext:value-type="string">
            <text:p>8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谨菡</text:p>
          </table:table-cell>
          <table:table-cell table:formula="of:=[复赛成绩.$E86]" office:value-type="float" office:value="364" calcext:value-type="float">
            <text:p>364</text:p>
          </table:table-cell>
          <table:table-cell table:style-name="ce23" table:formula="of:=IF(COUNTIF([初赛成绩.D$2:.$D1084];[.A86])=1;VLOOKUP([.A86];[初赛成绩.D$1:.I$1048576];6;0);&quot;&quot;)" office:value-type="string" office:string-value="86" calcext:value-type="string">
            <text:p>8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殷绍峰</text:p>
          </table:table-cell>
          <table:table-cell table:formula="of:=[复赛成绩.$E87]" office:value-type="float" office:value="364" calcext:value-type="float">
            <text:p>364</text:p>
          </table:table-cell>
          <table:table-cell table:style-name="ce23" table:formula="of:=IF(COUNTIF([初赛成绩.D$2:.$D1085];[.A87])=1;VLOOKUP([.A87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博鑫</text:p>
          </table:table-cell>
          <table:table-cell table:formula="of:=[复赛成绩.$E88]" office:value-type="float" office:value="364" calcext:value-type="float">
            <text:p>364</text:p>
          </table:table-cell>
          <table:table-cell table:style-name="ce23" table:formula="of:=IF(COUNTIF([初赛成绩.D$2:.$D1086];[.A88])=1;VLOOKUP([.A88];[初赛成绩.D$1:.I$1048576];6;0);&quot;&quot;)" office:value-type="string" office:string-value="87" calcext:value-type="string">
            <text:p>8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秦禹洲</text:p>
          </table:table-cell>
          <table:table-cell table:formula="of:=[复赛成绩.$E89]" office:value-type="float" office:value="363" calcext:value-type="float">
            <text:p>363</text:p>
          </table:table-cell>
          <table:table-cell table:style-name="ce23" table:formula="of:=IF(COUNTIF([初赛成绩.D$2:.$D1087];[.A89])=1;VLOOKUP([.A89];[初赛成绩.D$1:.I$1048576];6;0);&quot;&quot;)" office:value-type="string" office:string-value="82" calcext:value-type="string">
            <text:p>8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姚歆宁</text:p>
          </table:table-cell>
          <table:table-cell table:formula="of:=[复赛成绩.$E90]" office:value-type="float" office:value="360" calcext:value-type="float">
            <text:p>360</text:p>
          </table:table-cell>
          <table:table-cell table:style-name="ce23" table:formula="of:=IF(COUNTIF([初赛成绩.D$2:.$D1088];[.A90])=1;VLOOKUP([.A90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焦楚原</text:p>
          </table:table-cell>
          <table:table-cell table:formula="of:=[复赛成绩.$E91]" office:value-type="float" office:value="359" calcext:value-type="float">
            <text:p>359</text:p>
          </table:table-cell>
          <table:table-cell table:style-name="ce23" table:formula="of:=IF(COUNTIF([初赛成绩.D$2:.$D1089];[.A91])=1;VLOOKUP([.A91];[初赛成绩.D$1:.I$1048576];6;0);&quot;&quot;)" office:value-type="string" office:string-value="86" calcext:value-type="string">
            <text:p>8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芃芃</text:p>
          </table:table-cell>
          <table:table-cell table:formula="of:=[复赛成绩.$E92]" office:value-type="float" office:value="359" calcext:value-type="float">
            <text:p>359</text:p>
          </table:table-cell>
          <table:table-cell table:style-name="ce23" table:formula="of:=IF(COUNTIF([初赛成绩.D$2:.$D1090];[.A92])=1;VLOOKUP([.A92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翊航</text:p>
          </table:table-cell>
          <table:table-cell table:formula="of:=[复赛成绩.$E93]" office:value-type="float" office:value="359" calcext:value-type="float">
            <text:p>359</text:p>
          </table:table-cell>
          <table:table-cell table:style-name="ce23" table:formula="of:=IF(COUNTIF([初赛成绩.D$2:.$D1091];[.A93])=1;VLOOKUP([.A93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司睿洋</text:p>
          </table:table-cell>
          <table:table-cell table:formula="of:=[复赛成绩.$E94]" office:value-type="float" office:value="359" calcext:value-type="float">
            <text:p>359</text:p>
          </table:table-cell>
          <table:table-cell table:style-name="ce23" table:formula="of:=IF(COUNTIF([初赛成绩.D$2:.$D1092];[.A94])=1;VLOOKUP([.A94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雨婷</text:p>
          </table:table-cell>
          <table:table-cell table:formula="of:=[复赛成绩.$E95]" office:value-type="float" office:value="359" calcext:value-type="float">
            <text:p>359</text:p>
          </table:table-cell>
          <table:table-cell table:style-name="ce23" table:formula="of:=IF(COUNTIF([初赛成绩.D$2:.$D1093];[.A95])=1;VLOOKUP([.A95];[初赛成绩.D$1:.I$1048576];6;0);&quot;&quot;)" office:value-type="string" office:string-value="71" calcext:value-type="string">
            <text:p>7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昊洋</text:p>
          </table:table-cell>
          <table:table-cell table:formula="of:=[复赛成绩.$E96]" office:value-type="float" office:value="358" calcext:value-type="float">
            <text:p>358</text:p>
          </table:table-cell>
          <table:table-cell table:style-name="ce23" table:formula="of:=IF(COUNTIF([初赛成绩.D$2:.$D1094];[.A96])=1;VLOOKUP([.A96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孟子安</text:p>
          </table:table-cell>
          <table:table-cell table:formula="of:=[复赛成绩.$E97]" office:value-type="float" office:value="356" calcext:value-type="float">
            <text:p>356</text:p>
          </table:table-cell>
          <table:table-cell table:style-name="ce23" table:formula="of:=IF(COUNTIF([初赛成绩.D$2:.$D1095];[.A97])=1;VLOOKUP([.A97];[初赛成绩.D$1:.I$1048576];6;0);&quot;&quot;)" office:value-type="string" office:string-value="71" calcext:value-type="string">
            <text:p>7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袁可聿</text:p>
          </table:table-cell>
          <table:table-cell table:formula="of:=[复赛成绩.$E98]" office:value-type="float" office:value="356" calcext:value-type="float">
            <text:p>356</text:p>
          </table:table-cell>
          <table:table-cell table:style-name="ce23" table:formula="of:=IF(COUNTIF([初赛成绩.D$2:.$D1096];[.A98])=1;VLOOKUP([.A98];[初赛成绩.D$1:.I$1048576];6;0);&quot;&quot;)" office:value-type="string" office:string-value="74" calcext:value-type="string">
            <text:p>7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程云飞</text:p>
          </table:table-cell>
          <table:table-cell table:formula="of:=[复赛成绩.$E99]" office:value-type="float" office:value="355" calcext:value-type="float">
            <text:p>355</text:p>
          </table:table-cell>
          <table:table-cell table:style-name="ce23" table:formula="of:=IF(COUNTIF([初赛成绩.D$2:.$D1097];[.A99])=1;VLOOKUP([.A99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魏川</text:p>
          </table:table-cell>
          <table:table-cell table:formula="of:=[复赛成绩.$E100]" office:value-type="float" office:value="354" calcext:value-type="float">
            <text:p>354</text:p>
          </table:table-cell>
          <table:table-cell table:style-name="ce23" table:formula="of:=IF(COUNTIF([初赛成绩.D$2:.$D1098];[.A100])=1;VLOOKUP([.A100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钧天</text:p>
          </table:table-cell>
          <table:table-cell table:formula="of:=[复赛成绩.$E101]" office:value-type="float" office:value="354" calcext:value-type="float">
            <text:p>354</text:p>
          </table:table-cell>
          <table:table-cell table:style-name="ce23" table:formula="of:=IF(COUNTIF([初赛成绩.D$2:.$D1099];[.A101])=1;VLOOKUP([.A101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洋</text:p>
          </table:table-cell>
          <table:table-cell table:formula="of:=[复赛成绩.$E102]" office:value-type="float" office:value="352" calcext:value-type="float">
            <text:p>352</text:p>
          </table:table-cell>
          <table:table-cell table:style-name="ce23" table:formula="of:=IF(COUNTIF([初赛成绩.D$2:.$D1100];[.A102])=1;VLOOKUP([.A102];[初赛成绩.D$1:.I$1048576];6;0);&quot;&quot;)" office:value-type="string" office:string-value="42" calcext:value-type="string">
            <text:p>4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段承祺</text:p>
          </table:table-cell>
          <table:table-cell table:formula="of:=[复赛成绩.$E103]" office:value-type="float" office:value="351" calcext:value-type="float">
            <text:p>351</text:p>
          </table:table-cell>
          <table:table-cell table:style-name="ce23" table:formula="of:=IF(COUNTIF([初赛成绩.D$2:.$D1101];[.A103])=1;VLOOKUP([.A103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梓熙</text:p>
          </table:table-cell>
          <table:table-cell table:formula="of:=[复赛成绩.$E104]" office:value-type="float" office:value="351" calcext:value-type="float">
            <text:p>351</text:p>
          </table:table-cell>
          <table:table-cell table:style-name="ce23" table:formula="of:=IF(COUNTIF([初赛成绩.D$2:.$D1102];[.A104])=1;VLOOKUP([.A104];[初赛成绩.D$1:.I$1048576];6;0);&quot;&quot;)" office:value-type="string" office:string-value="73" calcext:value-type="string">
            <text:p>7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董九川</text:p>
          </table:table-cell>
          <table:table-cell table:formula="of:=[复赛成绩.$E105]" office:value-type="float" office:value="350" calcext:value-type="float">
            <text:p>350</text:p>
          </table:table-cell>
          <table:table-cell table:style-name="ce23" table:formula="of:=IF(COUNTIF([初赛成绩.D$2:.$D1103];[.A105])=1;VLOOKUP([.A105];[初赛成绩.D$1:.I$1048576];6;0);&quot;&quot;)" office:value-type="string" office:string-value="44" calcext:value-type="string">
            <text:p>4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董一凡</text:p>
          </table:table-cell>
          <table:table-cell table:formula="of:=[复赛成绩.$E106]" office:value-type="float" office:value="350" calcext:value-type="float">
            <text:p>350</text:p>
          </table:table-cell>
          <table:table-cell table:style-name="ce23" table:formula="of:=IF(COUNTIF([初赛成绩.D$2:.$D1104];[.A106])=1;VLOOKUP([.A106];[初赛成绩.D$1:.I$1048576];6;0);&quot;&quot;)" office:value-type="string" office:string-value="55" calcext:value-type="string">
            <text:p>5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温雅</text:p>
          </table:table-cell>
          <table:table-cell table:formula="of:=[复赛成绩.$E107]" office:value-type="float" office:value="350" calcext:value-type="float">
            <text:p>350</text:p>
          </table:table-cell>
          <table:table-cell table:style-name="ce23" table:formula="of:=IF(COUNTIF([初赛成绩.D$2:.$D1105];[.A107])=1;VLOOKUP([.A107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蔼宁</text:p>
          </table:table-cell>
          <table:table-cell table:formula="of:=[复赛成绩.$E108]" office:value-type="float" office:value="348" calcext:value-type="float">
            <text:p>348</text:p>
          </table:table-cell>
          <table:table-cell table:style-name="ce23" table:formula="of:=IF(COUNTIF([初赛成绩.D$2:.$D1106];[.A108])=1;VLOOKUP([.A108];[初赛成绩.D$1:.I$1048576];6;0);&quot;&quot;)" office:value-type="string" office:string-value="75" calcext:value-type="string">
            <text:p>7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单元</text:p>
          </table:table-cell>
          <table:table-cell table:formula="of:=[复赛成绩.$E109]" office:value-type="float" office:value="345" calcext:value-type="float">
            <text:p>345</text:p>
          </table:table-cell>
          <table:table-cell table:style-name="ce23" table:formula="of:=IF(COUNTIF([初赛成绩.D$2:.$D1107];[.A109])=1;VLOOKUP([.A109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知拙</text:p>
          </table:table-cell>
          <table:table-cell table:formula="of:=[复赛成绩.$E110]" office:value-type="float" office:value="345" calcext:value-type="float">
            <text:p>345</text:p>
          </table:table-cell>
          <table:table-cell table:style-name="ce23" table:formula="of:=IF(COUNTIF([初赛成绩.D$2:.$D1108];[.A110])=1;VLOOKUP([.A110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博熙</text:p>
          </table:table-cell>
          <table:table-cell table:formula="of:=[复赛成绩.$E111]" office:value-type="float" office:value="345" calcext:value-type="float">
            <text:p>345</text:p>
          </table:table-cell>
          <table:table-cell table:style-name="ce23" table:formula="of:=IF(COUNTIF([初赛成绩.D$2:.$D1109];[.A111])=1;VLOOKUP([.A111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春进</text:p>
          </table:table-cell>
          <table:table-cell table:formula="of:=[复赛成绩.$E112]" office:value-type="float" office:value="344" calcext:value-type="float">
            <text:p>344</text:p>
          </table:table-cell>
          <table:table-cell table:style-name="ce23" table:formula="of:=IF(COUNTIF([初赛成绩.D$2:.$D1110];[.A112])=1;VLOOKUP([.A112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吕紫剑</text:p>
          </table:table-cell>
          <table:table-cell table:formula="of:=[复赛成绩.$E113]" office:value-type="float" office:value="344" calcext:value-type="float">
            <text:p>344</text:p>
          </table:table-cell>
          <table:table-cell table:style-name="ce23" table:formula="of:=IF(COUNTIF([初赛成绩.D$2:.$D1111];[.A113])=1;VLOOKUP([.A113];[初赛成绩.D$1:.I$1048576];6;0);&quot;&quot;)" office:value-type="string" office:string-value="96" calcext:value-type="string">
            <text:p>9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孟令杰</text:p>
          </table:table-cell>
          <table:table-cell table:formula="of:=[复赛成绩.$E114]" office:value-type="float" office:value="344" calcext:value-type="float">
            <text:p>344</text:p>
          </table:table-cell>
          <table:table-cell table:style-name="ce23" table:formula="of:=IF(COUNTIF([初赛成绩.D$2:.$D1112];[.A114])=1;VLOOKUP([.A114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谢尚文</text:p>
          </table:table-cell>
          <table:table-cell table:formula="of:=[复赛成绩.$E115]" office:value-type="float" office:value="344" calcext:value-type="float">
            <text:p>344</text:p>
          </table:table-cell>
          <table:table-cell table:style-name="ce23" table:formula="of:=IF(COUNTIF([初赛成绩.D$2:.$D1113];[.A115])=1;VLOOKUP([.A115];[初赛成绩.D$1:.I$1048576];6;0);&quot;&quot;)" office:value-type="string" office:string-value="74" calcext:value-type="string">
            <text:p>7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则行</text:p>
          </table:table-cell>
          <table:table-cell table:formula="of:=[复赛成绩.$E116]" office:value-type="float" office:value="342" calcext:value-type="float">
            <text:p>342</text:p>
          </table:table-cell>
          <table:table-cell table:style-name="ce23" table:formula="of:=IF(COUNTIF([初赛成绩.D$2:.$D1114];[.A116])=1;VLOOKUP([.A116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涵冰</text:p>
          </table:table-cell>
          <table:table-cell table:formula="of:=[复赛成绩.$E117]" office:value-type="float" office:value="342" calcext:value-type="float">
            <text:p>342</text:p>
          </table:table-cell>
          <table:table-cell table:style-name="ce23" table:formula="of:=IF(COUNTIF([初赛成绩.D$2:.$D1115];[.A117])=1;VLOOKUP([.A117];[初赛成绩.D$1:.I$1048576];6;0);&quot;&quot;)" office:value-type="string" office:string-value="72" calcext:value-type="string">
            <text:p>7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管丹辰</text:p>
          </table:table-cell>
          <table:table-cell table:formula="of:=[复赛成绩.$E118]" office:value-type="float" office:value="340" calcext:value-type="float">
            <text:p>340</text:p>
          </table:table-cell>
          <table:table-cell table:style-name="ce23" table:formula="of:=IF(COUNTIF([初赛成绩.D$2:.$D1116];[.A118])=1;VLOOKUP([.A118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天健</text:p>
          </table:table-cell>
          <table:table-cell table:formula="of:=[复赛成绩.$E119]" office:value-type="float" office:value="339" calcext:value-type="float">
            <text:p>339</text:p>
          </table:table-cell>
          <table:table-cell table:style-name="ce23" table:formula="of:=IF(COUNTIF([初赛成绩.D$2:.$D1117];[.A119])=1;VLOOKUP([.A119];[初赛成绩.D$1:.I$1048576];6;0);&quot;&quot;)" office:value-type="string" office:string-value="69" calcext:value-type="string">
            <text:p>6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梁元成</text:p>
          </table:table-cell>
          <table:table-cell table:formula="of:=[复赛成绩.$E120]" office:value-type="float" office:value="338" calcext:value-type="float">
            <text:p>338</text:p>
          </table:table-cell>
          <table:table-cell table:style-name="ce23" table:formula="of:=IF(COUNTIF([初赛成绩.D$2:.$D1118];[.A120])=1;VLOOKUP([.A120];[初赛成绩.D$1:.I$1048576];6;0);&quot;&quot;)" office:value-type="string" office:string-value="80" calcext:value-type="string">
            <text:p>8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裴昱行</text:p>
          </table:table-cell>
          <table:table-cell table:formula="of:=[复赛成绩.$E121]" office:value-type="float" office:value="338" calcext:value-type="float">
            <text:p>338</text:p>
          </table:table-cell>
          <table:table-cell table:style-name="ce23" table:formula="of:=IF(COUNTIF([初赛成绩.D$2:.$D1119];[.A121])=1;VLOOKUP([.A121];[初赛成绩.D$1:.I$1048576];6;0);&quot;&quot;)" office:value-type="string" office:string-value="46" calcext:value-type="string">
            <text:p>4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严子轶</text:p>
          </table:table-cell>
          <table:table-cell table:formula="of:=[复赛成绩.$E122]" office:value-type="float" office:value="338" calcext:value-type="float">
            <text:p>338</text:p>
          </table:table-cell>
          <table:table-cell table:style-name="ce23" table:formula="of:=IF(COUNTIF([初赛成绩.D$2:.$D1120];[.A122])=1;VLOOKUP([.A122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袁靖昊</text:p>
          </table:table-cell>
          <table:table-cell table:formula="of:=[复赛成绩.$E123]" office:value-type="float" office:value="337" calcext:value-type="float">
            <text:p>337</text:p>
          </table:table-cell>
          <table:table-cell table:style-name="ce23" table:formula="of:=IF(COUNTIF([初赛成绩.D$2:.$D1121];[.A123])=1;VLOOKUP([.A123];[初赛成绩.D$1:.I$1048576];6;0);&quot;&quot;)" office:value-type="string" office:string-value="73" calcext:value-type="string">
            <text:p>7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杜岱玮</text:p>
          </table:table-cell>
          <table:table-cell table:formula="of:=[复赛成绩.$E124]" office:value-type="float" office:value="335" calcext:value-type="float">
            <text:p>335</text:p>
          </table:table-cell>
          <table:table-cell table:style-name="ce23" table:formula="of:=IF(COUNTIF([初赛成绩.D$2:.$D1122];[.A124])=1;VLOOKUP([.A124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何子默</text:p>
          </table:table-cell>
          <table:table-cell table:formula="of:=[复赛成绩.$E125]" office:value-type="float" office:value="335" calcext:value-type="float">
            <text:p>335</text:p>
          </table:table-cell>
          <table:table-cell table:style-name="ce23" table:formula="of:=IF(COUNTIF([初赛成绩.D$2:.$D1123];[.A125])=1;VLOOKUP([.A125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一和</text:p>
          </table:table-cell>
          <table:table-cell table:formula="of:=[复赛成绩.$E126]" office:value-type="float" office:value="334" calcext:value-type="float">
            <text:p>334</text:p>
          </table:table-cell>
          <table:table-cell table:style-name="ce23" table:formula="of:=IF(COUNTIF([初赛成绩.D$2:.$D1124];[.A126])=1;VLOOKUP([.A126];[初赛成绩.D$1:.I$1048576];6;0);&quot;&quot;)" office:value-type="string" office:string-value="77" calcext:value-type="string">
            <text:p>7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汉恺</text:p>
          </table:table-cell>
          <table:table-cell table:formula="of:=[复赛成绩.$E127]" office:value-type="float" office:value="334" calcext:value-type="float">
            <text:p>334</text:p>
          </table:table-cell>
          <table:table-cell table:style-name="ce23" table:formula="of:=IF(COUNTIF([初赛成绩.D$2:.$D1125];[.A127])=1;VLOOKUP([.A127];[初赛成绩.D$1:.I$1048576];6;0);&quot;&quot;)" office:value-type="string" office:string-value="64" calcext:value-type="string">
            <text:p>6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伯钊</text:p>
          </table:table-cell>
          <table:table-cell table:formula="of:=[复赛成绩.$E128]" office:value-type="float" office:value="332" calcext:value-type="float">
            <text:p>332</text:p>
          </table:table-cell>
          <table:table-cell table:style-name="ce23" table:formula="of:=IF(COUNTIF([初赛成绩.D$2:.$D1126];[.A128])=1;VLOOKUP([.A128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效轩</text:p>
          </table:table-cell>
          <table:table-cell table:formula="of:=[复赛成绩.$E129]" office:value-type="float" office:value="331" calcext:value-type="float">
            <text:p>331</text:p>
          </table:table-cell>
          <table:table-cell table:style-name="ce23" table:formula="of:=IF(COUNTIF([初赛成绩.D$2:.$D1127];[.A129])=1;VLOOKUP([.A129];[初赛成绩.D$1:.I$1048576];6;0);&quot;&quot;)" office:value-type="string" office:string-value="41" calcext:value-type="string">
            <text:p>4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天逸</text:p>
          </table:table-cell>
          <table:table-cell table:formula="of:=[复赛成绩.$E130]" office:value-type="float" office:value="331" calcext:value-type="float">
            <text:p>331</text:p>
          </table:table-cell>
          <table:table-cell table:style-name="ce23" table:formula="of:=IF(COUNTIF([初赛成绩.D$2:.$D1128];[.A130])=1;VLOOKUP([.A130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江枫</text:p>
          </table:table-cell>
          <table:table-cell table:formula="of:=[复赛成绩.$E131]" office:value-type="float" office:value="330" calcext:value-type="float">
            <text:p>330</text:p>
          </table:table-cell>
          <table:table-cell table:style-name="ce23" table:formula="of:=IF(COUNTIF([初赛成绩.D$2:.$D1129];[.A131])=1;VLOOKUP([.A131];[初赛成绩.D$1:.I$1048576];6;0);&quot;&quot;)" office:value-type="string" office:string-value="43" calcext:value-type="string">
            <text:p>4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麻思齐</text:p>
          </table:table-cell>
          <table:table-cell table:formula="of:=[复赛成绩.$E132]" office:value-type="float" office:value="330" calcext:value-type="float">
            <text:p>330</text:p>
          </table:table-cell>
          <table:table-cell table:style-name="ce23" table:formula="of:=IF(COUNTIF([初赛成绩.D$2:.$D1130];[.A132])=1;VLOOKUP([.A132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若平</text:p>
          </table:table-cell>
          <table:table-cell table:formula="of:=[复赛成绩.$E133]" office:value-type="float" office:value="330" calcext:value-type="float">
            <text:p>330</text:p>
          </table:table-cell>
          <table:table-cell table:style-name="ce23" table:formula="of:=IF(COUNTIF([初赛成绩.D$2:.$D1131];[.A133])=1;VLOOKUP([.A133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佳琪</text:p>
          </table:table-cell>
          <table:table-cell table:formula="of:=[复赛成绩.$E134]" office:value-type="float" office:value="329" calcext:value-type="float">
            <text:p>329</text:p>
          </table:table-cell>
          <table:table-cell table:style-name="ce23" table:formula="of:=IF(COUNTIF([初赛成绩.D$2:.$D1132];[.A134])=1;VLOOKUP([.A134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叶舟桐</text:p>
          </table:table-cell>
          <table:table-cell table:formula="of:=[复赛成绩.$E135]" office:value-type="float" office:value="329" calcext:value-type="float">
            <text:p>329</text:p>
          </table:table-cell>
          <table:table-cell table:style-name="ce23" table:formula="of:=IF(COUNTIF([初赛成绩.D$2:.$D1133];[.A135])=1;VLOOKUP([.A135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辰洋</text:p>
          </table:table-cell>
          <table:table-cell table:formula="of:=[复赛成绩.$E136]" office:value-type="float" office:value="328" calcext:value-type="float">
            <text:p>328</text:p>
          </table:table-cell>
          <table:table-cell table:style-name="ce23" table:formula="of:=IF(COUNTIF([初赛成绩.D$2:.$D1134];[.A136])=1;VLOOKUP([.A136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周恒安</text:p>
          </table:table-cell>
          <table:table-cell table:formula="of:=[复赛成绩.$E137]" office:value-type="float" office:value="328" calcext:value-type="float">
            <text:p>328</text:p>
          </table:table-cell>
          <table:table-cell table:style-name="ce23" table:formula="of:=IF(COUNTIF([初赛成绩.D$2:.$D1135];[.A137])=1;VLOOKUP([.A137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龙云</text:p>
          </table:table-cell>
          <table:table-cell table:formula="of:=[复赛成绩.$E138]" office:value-type="float" office:value="327" calcext:value-type="float">
            <text:p>327</text:p>
          </table:table-cell>
          <table:table-cell table:style-name="ce23" table:formula="of:=IF(COUNTIF([初赛成绩.D$2:.$D1136];[.A138])=1;VLOOKUP([.A138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韩济成</text:p>
          </table:table-cell>
          <table:table-cell table:formula="of:=[复赛成绩.$E139]" office:value-type="float" office:value="327" calcext:value-type="float">
            <text:p>327</text:p>
          </table:table-cell>
          <table:table-cell table:style-name="ce23" table:formula="of:=IF(COUNTIF([初赛成绩.D$2:.$D1137];[.A139])=1;VLOOKUP([.A139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谢行健</text:p>
          </table:table-cell>
          <table:table-cell table:formula="of:=[复赛成绩.$E140]" office:value-type="float" office:value="326" calcext:value-type="float">
            <text:p>326</text:p>
          </table:table-cell>
          <table:table-cell table:style-name="ce23" table:formula="of:=IF(COUNTIF([初赛成绩.D$2:.$D1138];[.A140])=1;VLOOKUP([.A140];[初赛成绩.D$1:.I$1048576];6;0);&quot;&quot;)" office:value-type="string" office:string-value="82" calcext:value-type="string">
            <text:p>8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顾曦骏</text:p>
          </table:table-cell>
          <table:table-cell table:formula="of:=[复赛成绩.$E141]" office:value-type="float" office:value="325" calcext:value-type="float">
            <text:p>325</text:p>
          </table:table-cell>
          <table:table-cell table:style-name="ce23" table:formula="of:=IF(COUNTIF([初赛成绩.D$2:.$D1139];[.A141])=1;VLOOKUP([.A141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先迟</text:p>
          </table:table-cell>
          <table:table-cell table:formula="of:=[复赛成绩.$E142]" office:value-type="float" office:value="319" calcext:value-type="float">
            <text:p>319</text:p>
          </table:table-cell>
          <table:table-cell table:style-name="ce23" table:formula="of:=IF(COUNTIF([初赛成绩.D$2:.$D1140];[.A142])=1;VLOOKUP([.A142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苏玥宁</text:p>
          </table:table-cell>
          <table:table-cell table:formula="of:=[复赛成绩.$E143]" office:value-type="float" office:value="318" calcext:value-type="float">
            <text:p>318</text:p>
          </table:table-cell>
          <table:table-cell table:style-name="ce23" table:formula="of:=IF(COUNTIF([初赛成绩.D$2:.$D1141];[.A143])=1;VLOOKUP([.A143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雨洋</text:p>
          </table:table-cell>
          <table:table-cell table:formula="of:=[复赛成绩.$E144]" office:value-type="float" office:value="318" calcext:value-type="float">
            <text:p>318</text:p>
          </table:table-cell>
          <table:table-cell table:style-name="ce23" table:formula="of:=IF(COUNTIF([初赛成绩.D$2:.$D1142];[.A144])=1;VLOOKUP([.A144];[初赛成绩.D$1:.I$1048576];6;0);&quot;&quot;)" office:value-type="string" office:string-value="80" calcext:value-type="string">
            <text:p>8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郭若麒</text:p>
          </table:table-cell>
          <table:table-cell table:formula="of:=[复赛成绩.$E145]" office:value-type="float" office:value="317" calcext:value-type="float">
            <text:p>317</text:p>
          </table:table-cell>
          <table:table-cell table:style-name="ce23" table:formula="of:=IF(COUNTIF([初赛成绩.D$2:.$D1143];[.A145])=1;VLOOKUP([.A145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思清</text:p>
          </table:table-cell>
          <table:table-cell table:formula="of:=[复赛成绩.$E146]" office:value-type="float" office:value="317" calcext:value-type="float">
            <text:p>317</text:p>
          </table:table-cell>
          <table:table-cell table:style-name="ce23" table:formula="of:=IF(COUNTIF([初赛成绩.D$2:.$D1144];[.A146])=1;VLOOKUP([.A146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秦一飞</text:p>
          </table:table-cell>
          <table:table-cell table:formula="of:=[复赛成绩.$E147]" office:value-type="float" office:value="316" calcext:value-type="float">
            <text:p>316</text:p>
          </table:table-cell>
          <table:table-cell table:style-name="ce23" table:formula="of:=IF(COUNTIF([初赛成绩.D$2:.$D1145];[.A147])=1;VLOOKUP([.A147];[初赛成绩.D$1:.I$1048576];6;0);&quot;&quot;)" office:value-type="string" office:string-value="72" calcext:value-type="string">
            <text:p>7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钱潇驰</text:p>
          </table:table-cell>
          <table:table-cell table:formula="of:=[复赛成绩.$E148]" office:value-type="float" office:value="315" calcext:value-type="float">
            <text:p>315</text:p>
          </table:table-cell>
          <table:table-cell table:style-name="ce23" table:formula="of:=IF(COUNTIF([初赛成绩.D$2:.$D1146];[.A148])=1;VLOOKUP([.A148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薛晚亭</text:p>
          </table:table-cell>
          <table:table-cell table:formula="of:=[复赛成绩.$E149]" office:value-type="float" office:value="315" calcext:value-type="float">
            <text:p>315</text:p>
          </table:table-cell>
          <table:table-cell table:style-name="ce23" table:formula="of:=IF(COUNTIF([初赛成绩.D$2:.$D1147];[.A149])=1;VLOOKUP([.A149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天意</text:p>
          </table:table-cell>
          <table:table-cell table:formula="of:=[复赛成绩.$E150]" office:value-type="float" office:value="314" calcext:value-type="float">
            <text:p>314</text:p>
          </table:table-cell>
          <table:table-cell table:style-name="ce23" table:formula="of:=IF(COUNTIF([初赛成绩.D$2:.$D1148];[.A150])=1;VLOOKUP([.A150];[初赛成绩.D$1:.I$1048576];6;0);&quot;&quot;)" office:value-type="string" office:string-value="40" calcext:value-type="string">
            <text:p>4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欣扬</text:p>
          </table:table-cell>
          <table:table-cell table:formula="of:=[复赛成绩.$E151]" office:value-type="float" office:value="313" calcext:value-type="float">
            <text:p>313</text:p>
          </table:table-cell>
          <table:table-cell table:style-name="ce23" table:formula="of:=IF(COUNTIF([初赛成绩.D$2:.$D1149];[.A151])=1;VLOOKUP([.A151];[初赛成绩.D$1:.I$1048576];6;0);&quot;&quot;)" office:value-type="string" office:string-value="67" calcext:value-type="string">
            <text:p>6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林子扬</text:p>
          </table:table-cell>
          <table:table-cell table:formula="of:=[复赛成绩.$E152]" office:value-type="float" office:value="312" calcext:value-type="float">
            <text:p>312</text:p>
          </table:table-cell>
          <table:table-cell table:style-name="ce23" table:formula="of:=IF(COUNTIF([初赛成绩.D$2:.$D1150];[.A152])=1;VLOOKUP([.A152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温禹成</text:p>
          </table:table-cell>
          <table:table-cell table:formula="of:=[复赛成绩.$E153]" office:value-type="float" office:value="312" calcext:value-type="float">
            <text:p>312</text:p>
          </table:table-cell>
          <table:table-cell table:style-name="ce23" table:formula="of:=IF(COUNTIF([初赛成绩.D$2:.$D1151];[.A153])=1;VLOOKUP([.A153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羿凡</text:p>
          </table:table-cell>
          <table:table-cell table:formula="of:=[复赛成绩.$E154]" office:value-type="float" office:value="312" calcext:value-type="float">
            <text:p>312</text:p>
          </table:table-cell>
          <table:table-cell table:style-name="ce23" table:formula="of:=IF(COUNTIF([初赛成绩.D$2:.$D1152];[.A154])=1;VLOOKUP([.A154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郭映阳</text:p>
          </table:table-cell>
          <table:table-cell table:formula="of:=[复赛成绩.$E155]" office:value-type="float" office:value="310" calcext:value-type="float">
            <text:p>310</text:p>
          </table:table-cell>
          <table:table-cell table:style-name="ce23" table:formula="of:=IF(COUNTIF([初赛成绩.D$2:.$D1153];[.A155])=1;VLOOKUP([.A155];[初赛成绩.D$1:.I$1048576];6;0);&quot;&quot;)" office:value-type="string" office:string-value="50" calcext:value-type="string">
            <text:p>5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唐路凌</text:p>
          </table:table-cell>
          <table:table-cell table:formula="of:=[复赛成绩.$E156]" office:value-type="float" office:value="310" calcext:value-type="float">
            <text:p>310</text:p>
          </table:table-cell>
          <table:table-cell table:style-name="ce23" table:formula="of:=IF(COUNTIF([初赛成绩.D$2:.$D1154];[.A156])=1;VLOOKUP([.A156];[初赛成绩.D$1:.I$1048576];6;0);&quot;&quot;)" office:value-type="string" office:string-value="69" calcext:value-type="string">
            <text:p>6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卓青</text:p>
          </table:table-cell>
          <table:table-cell table:formula="of:=[复赛成绩.$E157]" office:value-type="float" office:value="310" calcext:value-type="float">
            <text:p>310</text:p>
          </table:table-cell>
          <table:table-cell table:style-name="ce23" table:formula="of:=IF(COUNTIF([初赛成绩.D$2:.$D1155];[.A157])=1;VLOOKUP([.A157];[初赛成绩.D$1:.I$1048576];6;0);&quot;&quot;)" office:value-type="string" office:string-value="39" calcext:value-type="string">
            <text:p>3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姜冠铭</text:p>
          </table:table-cell>
          <table:table-cell table:formula="of:=[复赛成绩.$E158]" office:value-type="float" office:value="309" calcext:value-type="float">
            <text:p>309</text:p>
          </table:table-cell>
          <table:table-cell table:style-name="ce23" table:formula="of:=IF(COUNTIF([初赛成绩.D$2:.$D1156];[.A158])=1;VLOOKUP([.A158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马森茂</text:p>
          </table:table-cell>
          <table:table-cell table:formula="of:=[复赛成绩.$E159]" office:value-type="float" office:value="308" calcext:value-type="float">
            <text:p>308</text:p>
          </table:table-cell>
          <table:table-cell table:style-name="ce23" table:formula="of:=IF(COUNTIF([初赛成绩.D$2:.$D1157];[.A159])=1;VLOOKUP([.A159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则清</text:p>
          </table:table-cell>
          <table:table-cell table:formula="of:=[复赛成绩.$E160]" office:value-type="float" office:value="308" calcext:value-type="float">
            <text:p>308</text:p>
          </table:table-cell>
          <table:table-cell table:style-name="ce23" table:formula="of:=IF(COUNTIF([初赛成绩.D$2:.$D1158];[.A160])=1;VLOOKUP([.A160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廷均</text:p>
          </table:table-cell>
          <table:table-cell table:formula="of:=[复赛成绩.$E161]" office:value-type="float" office:value="305" calcext:value-type="float">
            <text:p>305</text:p>
          </table:table-cell>
          <table:table-cell table:style-name="ce23" table:formula="of:=IF(COUNTIF([初赛成绩.D$2:.$D1159];[.A161])=1;VLOOKUP([.A161];[初赛成绩.D$1:.I$1048576];6;0);&quot;&quot;)" office:value-type="string" office:string-value="50" calcext:value-type="string">
            <text:p>5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之略</text:p>
          </table:table-cell>
          <table:table-cell table:formula="of:=[复赛成绩.$E162]" office:value-type="float" office:value="305" calcext:value-type="float">
            <text:p>305</text:p>
          </table:table-cell>
          <table:table-cell table:style-name="ce23" table:formula="of:=IF(COUNTIF([初赛成绩.D$2:.$D1160];[.A162])=1;VLOOKUP([.A162];[初赛成绩.D$1:.I$1048576];6;0);&quot;&quot;)" office:value-type="string" office:string-value="73" calcext:value-type="string">
            <text:p>7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周尚</text:p>
          </table:table-cell>
          <table:table-cell table:formula="of:=[复赛成绩.$E163]" office:value-type="float" office:value="305" calcext:value-type="float">
            <text:p>305</text:p>
          </table:table-cell>
          <table:table-cell table:style-name="ce23" table:formula="of:=IF(COUNTIF([初赛成绩.D$2:.$D1161];[.A163])=1;VLOOKUP([.A163];[初赛成绩.D$1:.I$1048576];6;0);&quot;&quot;)" office:value-type="string" office:string-value="67" calcext:value-type="string">
            <text:p>6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韩天新</text:p>
          </table:table-cell>
          <table:table-cell table:formula="of:=[复赛成绩.$E164]" office:value-type="float" office:value="304" calcext:value-type="float">
            <text:p>304</text:p>
          </table:table-cell>
          <table:table-cell table:style-name="ce23" table:formula="of:=IF(COUNTIF([初赛成绩.D$2:.$D1162];[.A164])=1;VLOOKUP([.A164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龚天遥</text:p>
          </table:table-cell>
          <table:table-cell table:formula="of:=[复赛成绩.$E165]" office:value-type="float" office:value="303" calcext:value-type="float">
            <text:p>303</text:p>
          </table:table-cell>
          <table:table-cell table:style-name="ce23" table:formula="of:=IF(COUNTIF([初赛成绩.D$2:.$D1163];[.A165])=1;VLOOKUP([.A165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云川</text:p>
          </table:table-cell>
          <table:table-cell table:formula="of:=[复赛成绩.$E166]" office:value-type="float" office:value="301" calcext:value-type="float">
            <text:p>301</text:p>
          </table:table-cell>
          <table:table-cell table:style-name="ce23" table:formula="of:=IF(COUNTIF([初赛成绩.D$2:.$D1164];[.A166])=1;VLOOKUP([.A166];[初赛成绩.D$1:.I$1048576];6;0);&quot;&quot;)" office:value-type="string" office:string-value="69" calcext:value-type="string">
            <text:p>6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嘉熙</text:p>
          </table:table-cell>
          <table:table-cell table:formula="of:=[复赛成绩.$E167]" office:value-type="float" office:value="300" calcext:value-type="float">
            <text:p>300</text:p>
          </table:table-cell>
          <table:table-cell table:style-name="ce23" table:formula="of:=IF(COUNTIF([初赛成绩.D$2:.$D1165];[.A167])=1;VLOOKUP([.A167];[初赛成绩.D$1:.I$1048576];6;0);&quot;&quot;)" office:value-type="string" office:string-value="69" calcext:value-type="string">
            <text:p>6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淏天</text:p>
          </table:table-cell>
          <table:table-cell table:formula="of:=[复赛成绩.$E168]" office:value-type="float" office:value="300" calcext:value-type="float">
            <text:p>300</text:p>
          </table:table-cell>
          <table:table-cell table:style-name="ce23" table:formula="of:=IF(COUNTIF([初赛成绩.D$2:.$D1166];[.A168])=1;VLOOKUP([.A168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廉晟</text:p>
          </table:table-cell>
          <table:table-cell table:formula="of:=[复赛成绩.$E169]" office:value-type="float" office:value="295" calcext:value-type="float">
            <text:p>295</text:p>
          </table:table-cell>
          <table:table-cell table:style-name="ce23" table:formula="of:=IF(COUNTIF([初赛成绩.D$2:.$D1167];[.A169])=1;VLOOKUP([.A169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沈欣</text:p>
          </table:table-cell>
          <table:table-cell table:formula="of:=[复赛成绩.$E170]" office:value-type="float" office:value="295" calcext:value-type="float">
            <text:p>295</text:p>
          </table:table-cell>
          <table:table-cell table:style-name="ce23" table:formula="of:=IF(COUNTIF([初赛成绩.D$2:.$D1168];[.A170])=1;VLOOKUP([.A170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左晨阳</text:p>
          </table:table-cell>
          <table:table-cell table:formula="of:=[复赛成绩.$E171]" office:value-type="float" office:value="295" calcext:value-type="float">
            <text:p>295</text:p>
          </table:table-cell>
          <table:table-cell table:style-name="ce23" table:formula="of:=IF(COUNTIF([初赛成绩.D$2:.$D1169];[.A171])=1;VLOOKUP([.A171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董雨润</text:p>
          </table:table-cell>
          <table:table-cell table:formula="of:=[复赛成绩.$E172]" office:value-type="float" office:value="294" calcext:value-type="float">
            <text:p>294</text:p>
          </table:table-cell>
          <table:table-cell table:style-name="ce23" table:formula="of:=IF(COUNTIF([初赛成绩.D$2:.$D1170];[.A172])=1;VLOOKUP([.A172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泳霖</text:p>
          </table:table-cell>
          <table:table-cell table:formula="of:=[复赛成绩.$E173]" office:value-type="float" office:value="294" calcext:value-type="float">
            <text:p>294</text:p>
          </table:table-cell>
          <table:table-cell table:style-name="ce23" table:formula="of:=IF(COUNTIF([初赛成绩.D$2:.$D1171];[.A173])=1;VLOOKUP([.A173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谭天扬</text:p>
          </table:table-cell>
          <table:table-cell table:formula="of:=[复赛成绩.$E174]" office:value-type="float" office:value="294" calcext:value-type="float">
            <text:p>294</text:p>
          </table:table-cell>
          <table:table-cell table:style-name="ce23" table:formula="of:=IF(COUNTIF([初赛成绩.D$2:.$D1172];[.A174])=1;VLOOKUP([.A174];[初赛成绩.D$1:.I$1048576];6;0);&quot;&quot;)" office:value-type="string" office:string-value="72" calcext:value-type="string">
            <text:p>7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天圣</text:p>
          </table:table-cell>
          <table:table-cell table:formula="of:=[复赛成绩.$E175]" office:value-type="float" office:value="293" calcext:value-type="float">
            <text:p>293</text:p>
          </table:table-cell>
          <table:table-cell table:style-name="ce23" table:formula="of:=IF(COUNTIF([初赛成绩.D$2:.$D1173];[.A175])=1;VLOOKUP([.A175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徐弈阳</text:p>
          </table:table-cell>
          <table:table-cell table:formula="of:=[复赛成绩.$E176]" office:value-type="float" office:value="290" calcext:value-type="float">
            <text:p>290</text:p>
          </table:table-cell>
          <table:table-cell table:style-name="ce23" table:formula="of:=IF(COUNTIF([初赛成绩.D$2:.$D1174];[.A176])=1;VLOOKUP([.A176];[初赛成绩.D$1:.I$1048576];6;0);&quot;&quot;)" office:value-type="string" office:string-value="55" calcext:value-type="string">
            <text:p>5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嘉易</text:p>
          </table:table-cell>
          <table:table-cell table:formula="of:=[复赛成绩.$E177]" office:value-type="float" office:value="289" calcext:value-type="float">
            <text:p>289</text:p>
          </table:table-cell>
          <table:table-cell table:style-name="ce23" table:formula="of:=IF(COUNTIF([初赛成绩.D$2:.$D1175];[.A177])=1;VLOOKUP([.A177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吕敬一</text:p>
          </table:table-cell>
          <table:table-cell table:formula="of:=[复赛成绩.$E178]" office:value-type="float" office:value="289" calcext:value-type="float">
            <text:p>289</text:p>
          </table:table-cell>
          <table:table-cell table:style-name="ce23" table:formula="of:=IF(COUNTIF([初赛成绩.D$2:.$D1176];[.A178])=1;VLOOKUP([.A178];[初赛成绩.D$1:.I$1048576];6;0);&quot;&quot;)" office:value-type="string" office:string-value="86" calcext:value-type="string">
            <text:p>8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逸飞</text:p>
          </table:table-cell>
          <table:table-cell table:formula="of:=[复赛成绩.$E179]" office:value-type="float" office:value="288" calcext:value-type="float">
            <text:p>288</text:p>
          </table:table-cell>
          <table:table-cell table:style-name="ce23" table:formula="of:=IF(COUNTIF([初赛成绩.D$2:.$D1177];[.A179])=1;VLOOKUP([.A179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宋政毅</text:p>
          </table:table-cell>
          <table:table-cell table:formula="of:=[复赛成绩.$E180]" office:value-type="float" office:value="288" calcext:value-type="float">
            <text:p>288</text:p>
          </table:table-cell>
          <table:table-cell table:style-name="ce23" table:formula="of:=IF(COUNTIF([初赛成绩.D$2:.$D1178];[.A180])=1;VLOOKUP([.A180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泽华</text:p>
          </table:table-cell>
          <table:table-cell table:formula="of:=[复赛成绩.$E181]" office:value-type="float" office:value="288" calcext:value-type="float">
            <text:p>288</text:p>
          </table:table-cell>
          <table:table-cell table:style-name="ce23" table:formula="of:=IF(COUNTIF([初赛成绩.D$2:.$D1179];[.A181])=1;VLOOKUP([.A181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景行</text:p>
          </table:table-cell>
          <table:table-cell table:formula="of:=[复赛成绩.$E182]" office:value-type="float" office:value="288" calcext:value-type="float">
            <text:p>288</text:p>
          </table:table-cell>
          <table:table-cell table:style-name="ce23" table:formula="of:=IF(COUNTIF([初赛成绩.D$2:.$D1180];[.A182])=1;VLOOKUP([.A182];[初赛成绩.D$1:.I$1048576];6;0);&quot;&quot;)" office:value-type="string" office:string-value="81" calcext:value-type="string">
            <text:p>8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毛骏奇</text:p>
          </table:table-cell>
          <table:table-cell table:formula="of:=[复赛成绩.$E183]" office:value-type="float" office:value="287" calcext:value-type="float">
            <text:p>287</text:p>
          </table:table-cell>
          <table:table-cell table:style-name="ce23" table:formula="of:=IF(COUNTIF([初赛成绩.D$2:.$D1181];[.A183])=1;VLOOKUP([.A183];[初赛成绩.D$1:.I$1048576];6;0);&quot;&quot;)" office:value-type="string" office:string-value="72" calcext:value-type="string">
            <text:p>7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哲渊</text:p>
          </table:table-cell>
          <table:table-cell table:formula="of:=[复赛成绩.$E184]" office:value-type="float" office:value="286" calcext:value-type="float">
            <text:p>286</text:p>
          </table:table-cell>
          <table:table-cell table:style-name="ce23" table:formula="of:=IF(COUNTIF([初赛成绩.D$2:.$D1182];[.A184])=1;VLOOKUP([.A184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哈林</text:p>
          </table:table-cell>
          <table:table-cell table:formula="of:=[复赛成绩.$E185]" office:value-type="float" office:value="285" calcext:value-type="float">
            <text:p>285</text:p>
          </table:table-cell>
          <table:table-cell table:style-name="ce23" table:formula="of:=IF(COUNTIF([初赛成绩.D$2:.$D1183];[.A185])=1;VLOOKUP([.A185];[初赛成绩.D$1:.I$1048576];6;0);&quot;&quot;)" office:value-type="string" office:string-value="71" calcext:value-type="string">
            <text:p>7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唐仡夫</text:p>
          </table:table-cell>
          <table:table-cell table:formula="of:=[复赛成绩.$E186]" office:value-type="float" office:value="285" calcext:value-type="float">
            <text:p>285</text:p>
          </table:table-cell>
          <table:table-cell table:style-name="ce23" table:formula="of:=IF(COUNTIF([初赛成绩.D$2:.$D1184];[.A186])=1;VLOOKUP([.A186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雨轩</text:p>
          </table:table-cell>
          <table:table-cell table:formula="of:=[复赛成绩.$E187]" office:value-type="float" office:value="285" calcext:value-type="float">
            <text:p>285</text:p>
          </table:table-cell>
          <table:table-cell table:style-name="ce23" table:formula="of:=IF(COUNTIF([初赛成绩.D$2:.$D1185];[.A187])=1;VLOOKUP([.A187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谢梓涵</text:p>
          </table:table-cell>
          <table:table-cell table:formula="of:=[复赛成绩.$E188]" office:value-type="float" office:value="285" calcext:value-type="float">
            <text:p>285</text:p>
          </table:table-cell>
          <table:table-cell table:style-name="ce23" table:formula="of:=IF(COUNTIF([初赛成绩.D$2:.$D1186];[.A188])=1;VLOOKUP([.A188];[初赛成绩.D$1:.I$1048576];6;0);&quot;&quot;)" office:value-type="string" office:string-value="55" calcext:value-type="string">
            <text:p>5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天旭</text:p>
          </table:table-cell>
          <table:table-cell table:formula="of:=[复赛成绩.$E189]" office:value-type="float" office:value="285" calcext:value-type="float">
            <text:p>285</text:p>
          </table:table-cell>
          <table:table-cell table:style-name="ce23" table:formula="of:=IF(COUNTIF([初赛成绩.D$2:.$D1187];[.A189])=1;VLOOKUP([.A189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钟昊翔</text:p>
          </table:table-cell>
          <table:table-cell table:formula="of:=[复赛成绩.$E190]" office:value-type="float" office:value="284" calcext:value-type="float">
            <text:p>284</text:p>
          </table:table-cell>
          <table:table-cell table:style-name="ce23" table:formula="of:=IF(COUNTIF([初赛成绩.D$2:.$D1188];[.A190])=1;VLOOKUP([.A190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雨洲</text:p>
          </table:table-cell>
          <table:table-cell table:formula="of:=[复赛成绩.$E191]" office:value-type="float" office:value="283" calcext:value-type="float">
            <text:p>283</text:p>
          </table:table-cell>
          <table:table-cell table:style-name="ce23" table:formula="of:=IF(COUNTIF([初赛成绩.D$2:.$D1189];[.A191])=1;VLOOKUP([.A191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曾弘毅</text:p>
          </table:table-cell>
          <table:table-cell table:formula="of:=[复赛成绩.$E192]" office:value-type="float" office:value="282" calcext:value-type="float">
            <text:p>282</text:p>
          </table:table-cell>
          <table:table-cell table:style-name="ce23" table:formula="of:=IF(COUNTIF([初赛成绩.D$2:.$D1190];[.A192])=1;VLOOKUP([.A192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思远</text:p>
          </table:table-cell>
          <table:table-cell table:formula="of:=[复赛成绩.$E193]" office:value-type="float" office:value="281" calcext:value-type="float">
            <text:p>281</text:p>
          </table:table-cell>
          <table:table-cell table:style-name="ce23" table:formula="of:=IF(COUNTIF([初赛成绩.D$2:.$D1191];[.A193])=1;VLOOKUP([.A193];[初赛成绩.D$1:.I$1048576];6;0);&quot;&quot;)" office:value-type="string" office:string-value="80" calcext:value-type="string">
            <text:p>8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宇鹏</text:p>
          </table:table-cell>
          <table:table-cell table:formula="of:=[复赛成绩.$E194]" office:value-type="float" office:value="280" calcext:value-type="float">
            <text:p>280</text:p>
          </table:table-cell>
          <table:table-cell table:style-name="ce23" table:formula="of:=IF(COUNTIF([初赛成绩.D$2:.$D1192];[.A194])=1;VLOOKUP([.A194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羲羽</text:p>
          </table:table-cell>
          <table:table-cell table:formula="of:=[复赛成绩.$E195]" office:value-type="float" office:value="280" calcext:value-type="float">
            <text:p>280</text:p>
          </table:table-cell>
          <table:table-cell table:style-name="ce23" table:formula="of:=IF(COUNTIF([初赛成绩.D$2:.$D1193];[.A195])=1;VLOOKUP([.A195];[初赛成绩.D$1:.I$1048576];6;0);&quot;&quot;)" office:value-type="string" office:string-value="77" calcext:value-type="string">
            <text:p>7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涵易</text:p>
          </table:table-cell>
          <table:table-cell table:formula="of:=[复赛成绩.$E196]" office:value-type="float" office:value="280" calcext:value-type="float">
            <text:p>280</text:p>
          </table:table-cell>
          <table:table-cell table:style-name="ce23" table:formula="of:=IF(COUNTIF([初赛成绩.D$2:.$D1194];[.A196])=1;VLOOKUP([.A196];[初赛成绩.D$1:.I$1048576];6;0);&quot;&quot;)" office:value-type="string" office:string-value="41" calcext:value-type="string">
            <text:p>4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安昱达</text:p>
          </table:table-cell>
          <table:table-cell table:formula="of:=[复赛成绩.$E197]" office:value-type="float" office:value="279" calcext:value-type="float">
            <text:p>279</text:p>
          </table:table-cell>
          <table:table-cell table:style-name="ce23" table:formula="of:=IF(COUNTIF([初赛成绩.D$2:.$D1195];[.A197])=1;VLOOKUP([.A197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董亦骐</text:p>
          </table:table-cell>
          <table:table-cell table:formula="of:=[复赛成绩.$E198]" office:value-type="float" office:value="279" calcext:value-type="float">
            <text:p>279</text:p>
          </table:table-cell>
          <table:table-cell table:style-name="ce23" table:formula="of:=IF(COUNTIF([初赛成绩.D$2:.$D1196];[.A198])=1;VLOOKUP([.A198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书润</text:p>
          </table:table-cell>
          <table:table-cell table:formula="of:=[复赛成绩.$E199]" office:value-type="float" office:value="279" calcext:value-type="float">
            <text:p>279</text:p>
          </table:table-cell>
          <table:table-cell table:style-name="ce23" table:formula="of:=IF(COUNTIF([初赛成绩.D$2:.$D1197];[.A199])=1;VLOOKUP([.A199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宸</text:p>
          </table:table-cell>
          <table:table-cell table:formula="of:=[复赛成绩.$E200]" office:value-type="float" office:value="278" calcext:value-type="float">
            <text:p>278</text:p>
          </table:table-cell>
          <table:table-cell table:style-name="ce23" table:formula="of:=IF(COUNTIF([初赛成绩.D$2:.$D1198];[.A200])=1;VLOOKUP([.A200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薛铭骏</text:p>
          </table:table-cell>
          <table:table-cell table:formula="of:=[复赛成绩.$E201]" office:value-type="float" office:value="276" calcext:value-type="float">
            <text:p>276</text:p>
          </table:table-cell>
          <table:table-cell table:style-name="ce23" table:formula="of:=IF(COUNTIF([初赛成绩.D$2:.$D1199];[.A201])=1;VLOOKUP([.A201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权赫峰</text:p>
          </table:table-cell>
          <table:table-cell table:formula="of:=[复赛成绩.$E202]" office:value-type="float" office:value="275" calcext:value-type="float">
            <text:p>275</text:p>
          </table:table-cell>
          <table:table-cell table:style-name="ce23" table:formula="of:=IF(COUNTIF([初赛成绩.D$2:.$D1200];[.A202])=1;VLOOKUP([.A202];[初赛成绩.D$1:.I$1048576];6;0);&quot;&quot;)" office:value-type="string" office:string-value="52" calcext:value-type="string">
            <text:p>5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天泽</text:p>
          </table:table-cell>
          <table:table-cell table:formula="of:=[复赛成绩.$E203]" office:value-type="float" office:value="275" calcext:value-type="float">
            <text:p>275</text:p>
          </table:table-cell>
          <table:table-cell table:style-name="ce23" table:formula="of:=IF(COUNTIF([初赛成绩.D$2:.$D1201];[.A203])=1;VLOOKUP([.A203];[初赛成绩.D$1:.I$1048576];6;0);&quot;&quot;)" office:value-type="string" office:string-value="78" calcext:value-type="string">
            <text:p>7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瑞霖</text:p>
          </table:table-cell>
          <table:table-cell table:formula="of:=[复赛成绩.$E204]" office:value-type="float" office:value="275" calcext:value-type="float">
            <text:p>275</text:p>
          </table:table-cell>
          <table:table-cell table:style-name="ce23" table:formula="of:=IF(COUNTIF([初赛成绩.D$2:.$D1202];[.A204])=1;VLOOKUP([.A204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余越</text:p>
          </table:table-cell>
          <table:table-cell table:formula="of:=[复赛成绩.$E205]" office:value-type="float" office:value="274" calcext:value-type="float">
            <text:p>274</text:p>
          </table:table-cell>
          <table:table-cell table:style-name="ce23" table:formula="of:=IF(COUNTIF([初赛成绩.D$2:.$D1203];[.A205])=1;VLOOKUP([.A205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行远</text:p>
          </table:table-cell>
          <table:table-cell table:formula="of:=[复赛成绩.$E206]" office:value-type="float" office:value="272" calcext:value-type="float">
            <text:p>272</text:p>
          </table:table-cell>
          <table:table-cell table:style-name="ce23" table:formula="of:=IF(COUNTIF([初赛成绩.D$2:.$D1204];[.A206])=1;VLOOKUP([.A206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郭镓恺</text:p>
          </table:table-cell>
          <table:table-cell table:formula="of:=[复赛成绩.$E207]" office:value-type="float" office:value="270" calcext:value-type="float">
            <text:p>270</text:p>
          </table:table-cell>
          <table:table-cell table:style-name="ce23" table:formula="of:=IF(COUNTIF([初赛成绩.D$2:.$D1205];[.A207])=1;VLOOKUP([.A207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开元</text:p>
          </table:table-cell>
          <table:table-cell table:formula="of:=[复赛成绩.$E208]" office:value-type="float" office:value="270" calcext:value-type="float">
            <text:p>270</text:p>
          </table:table-cell>
          <table:table-cell table:style-name="ce23" table:formula="of:=IF(COUNTIF([初赛成绩.D$2:.$D1206];[.A208])=1;VLOOKUP([.A208];[初赛成绩.D$1:.I$1048576];6;0);&quot;&quot;)" office:value-type="string" office:string-value="47" calcext:value-type="string">
            <text:p>4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马震</text:p>
          </table:table-cell>
          <table:table-cell table:formula="of:=[复赛成绩.$E209]" office:value-type="float" office:value="270" calcext:value-type="float">
            <text:p>270</text:p>
          </table:table-cell>
          <table:table-cell table:style-name="ce23" table:formula="of:=IF(COUNTIF([初赛成绩.D$2:.$D1207];[.A209])=1;VLOOKUP([.A209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彭柯岚</text:p>
          </table:table-cell>
          <table:table-cell table:formula="of:=[复赛成绩.$E210]" office:value-type="float" office:value="270" calcext:value-type="float">
            <text:p>270</text:p>
          </table:table-cell>
          <table:table-cell table:style-name="ce23" table:formula="of:=IF(COUNTIF([初赛成绩.D$2:.$D1208];[.A210])=1;VLOOKUP([.A210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洛天</text:p>
          </table:table-cell>
          <table:table-cell table:formula="of:=[复赛成绩.$E211]" office:value-type="float" office:value="268" calcext:value-type="float">
            <text:p>268</text:p>
          </table:table-cell>
          <table:table-cell table:style-name="ce23" table:formula="of:=IF(COUNTIF([初赛成绩.D$2:.$D1209];[.A211])=1;VLOOKUP([.A211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袁浩然</text:p>
          </table:table-cell>
          <table:table-cell table:formula="of:=[复赛成绩.$E212]" office:value-type="float" office:value="267" calcext:value-type="float">
            <text:p>267</text:p>
          </table:table-cell>
          <table:table-cell table:style-name="ce23" table:formula="of:=IF(COUNTIF([初赛成绩.D$2:.$D1210];[.A212])=1;VLOOKUP([.A212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文豪</text:p>
          </table:table-cell>
          <table:table-cell table:formula="of:=[复赛成绩.$E213]" office:value-type="float" office:value="265" calcext:value-type="float">
            <text:p>265</text:p>
          </table:table-cell>
          <table:table-cell table:style-name="ce23" table:formula="of:=IF(COUNTIF([初赛成绩.D$2:.$D1211];[.A213])=1;VLOOKUP([.A213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薛寒玉</text:p>
          </table:table-cell>
          <table:table-cell table:formula="of:=[复赛成绩.$E214]" office:value-type="float" office:value="265" calcext:value-type="float">
            <text:p>265</text:p>
          </table:table-cell>
          <table:table-cell table:style-name="ce23" table:formula="of:=IF(COUNTIF([初赛成绩.D$2:.$D1212];[.A214])=1;VLOOKUP([.A214];[初赛成绩.D$1:.I$1048576];6;0);&quot;&quot;)" office:value-type="string" office:string-value="41" calcext:value-type="string">
            <text:p>4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乐天</text:p>
          </table:table-cell>
          <table:table-cell table:formula="of:=[复赛成绩.$E215]" office:value-type="float" office:value="265" calcext:value-type="float">
            <text:p>265</text:p>
          </table:table-cell>
          <table:table-cell table:style-name="ce23" table:formula="of:=IF(COUNTIF([初赛成绩.D$2:.$D1213];[.A215])=1;VLOOKUP([.A215];[初赛成绩.D$1:.I$1048576];6;0);&quot;&quot;)" office:value-type="string" office:string-value="42" calcext:value-type="string">
            <text:p>4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家齐</text:p>
          </table:table-cell>
          <table:table-cell table:formula="of:=[复赛成绩.$E216]" office:value-type="float" office:value="264" calcext:value-type="float">
            <text:p>264</text:p>
          </table:table-cell>
          <table:table-cell table:style-name="ce23" table:formula="of:=IF(COUNTIF([初赛成绩.D$2:.$D1214];[.A216])=1;VLOOKUP([.A216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汝佳</text:p>
          </table:table-cell>
          <table:table-cell table:formula="of:=[复赛成绩.$E217]" office:value-type="float" office:value="263" calcext:value-type="float">
            <text:p>263</text:p>
          </table:table-cell>
          <table:table-cell table:style-name="ce23" table:formula="of:=IF(COUNTIF([初赛成绩.D$2:.$D1215];[.A217])=1;VLOOKUP([.A217];[初赛成绩.D$1:.I$1048576];6;0);&quot;&quot;)" office:value-type="string" office:string-value="55" calcext:value-type="string">
            <text:p>5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天阳</text:p>
          </table:table-cell>
          <table:table-cell table:formula="of:=[复赛成绩.$E218]" office:value-type="float" office:value="263" calcext:value-type="float">
            <text:p>263</text:p>
          </table:table-cell>
          <table:table-cell table:style-name="ce23" table:formula="of:=IF(COUNTIF([初赛成绩.D$2:.$D1216];[.A218])=1;VLOOKUP([.A218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范子睿</text:p>
          </table:table-cell>
          <table:table-cell table:formula="of:=[复赛成绩.$E219]" office:value-type="float" office:value="260" calcext:value-type="float">
            <text:p>260</text:p>
          </table:table-cell>
          <table:table-cell table:style-name="ce23" table:formula="of:=IF(COUNTIF([初赛成绩.D$2:.$D1217];[.A219])=1;VLOOKUP([.A219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丁一城</text:p>
          </table:table-cell>
          <table:table-cell table:formula="of:=[复赛成绩.$E220]" office:value-type="float" office:value="260" calcext:value-type="float">
            <text:p>260</text:p>
          </table:table-cell>
          <table:table-cell table:style-name="ce23" table:formula="of:=IF(COUNTIF([初赛成绩.D$2:.$D1218];[.A220])=1;VLOOKUP([.A220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牧涵</text:p>
          </table:table-cell>
          <table:table-cell table:formula="of:=[复赛成绩.$E221]" office:value-type="float" office:value="260" calcext:value-type="float">
            <text:p>260</text:p>
          </table:table-cell>
          <table:table-cell table:style-name="ce23" table:formula="of:=IF(COUNTIF([初赛成绩.D$2:.$D1219];[.A221])=1;VLOOKUP([.A221];[初赛成绩.D$1:.I$1048576];6;0);&quot;&quot;)" office:value-type="string" office:string-value="46" calcext:value-type="string">
            <text:p>4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权尚浩然</text:p>
          </table:table-cell>
          <table:table-cell table:formula="of:=[复赛成绩.$E222]" office:value-type="float" office:value="260" calcext:value-type="float">
            <text:p>260</text:p>
          </table:table-cell>
          <table:table-cell table:style-name="ce23" table:formula="of:=IF(COUNTIF([初赛成绩.D$2:.$D1220];[.A222])=1;VLOOKUP([.A222];[初赛成绩.D$1:.I$1048576];6;0);&quot;&quot;)" office:value-type="string" office:string-value="78" calcext:value-type="string">
            <text:p>7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阳帅蓁</text:p>
          </table:table-cell>
          <table:table-cell table:formula="of:=[复赛成绩.$E223]" office:value-type="float" office:value="260" calcext:value-type="float">
            <text:p>260</text:p>
          </table:table-cell>
          <table:table-cell table:style-name="ce23" table:formula="of:=IF(COUNTIF([初赛成绩.D$2:.$D1221];[.A223])=1;VLOOKUP([.A223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周天阳</text:p>
          </table:table-cell>
          <table:table-cell table:formula="of:=[复赛成绩.$E224]" office:value-type="float" office:value="260" calcext:value-type="float">
            <text:p>260</text:p>
          </table:table-cell>
          <table:table-cell table:style-name="ce23" table:formula="of:=IF(COUNTIF([初赛成绩.D$2:.$D1222];[.A224])=1;VLOOKUP([.A224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峰搏</text:p>
          </table:table-cell>
          <table:table-cell table:formula="of:=[复赛成绩.$E225]" office:value-type="float" office:value="259" calcext:value-type="float">
            <text:p>259</text:p>
          </table:table-cell>
          <table:table-cell table:style-name="ce23" table:formula="of:=IF(COUNTIF([初赛成绩.D$2:.$D1223];[.A225])=1;VLOOKUP([.A225];[初赛成绩.D$1:.I$1048576];6;0);&quot;&quot;)" office:value-type="string" office:string-value="74" calcext:value-type="string">
            <text:p>7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云天</text:p>
          </table:table-cell>
          <table:table-cell table:formula="of:=[复赛成绩.$E226]" office:value-type="float" office:value="259" calcext:value-type="float">
            <text:p>259</text:p>
          </table:table-cell>
          <table:table-cell table:style-name="ce23" table:formula="of:=IF(COUNTIF([初赛成绩.D$2:.$D1224];[.A226])=1;VLOOKUP([.A226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胡人鹏</text:p>
          </table:table-cell>
          <table:table-cell table:formula="of:=[复赛成绩.$E227]" office:value-type="float" office:value="257" calcext:value-type="float">
            <text:p>257</text:p>
          </table:table-cell>
          <table:table-cell table:style-name="ce23" table:formula="of:=IF(COUNTIF([初赛成绩.D$2:.$D1225];[.A227])=1;VLOOKUP([.A227];[初赛成绩.D$1:.I$1048576];6;0);&quot;&quot;)" office:value-type="string" office:string-value="69" calcext:value-type="string">
            <text:p>6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灿</text:p>
          </table:table-cell>
          <table:table-cell table:formula="of:=[复赛成绩.$E228]" office:value-type="float" office:value="257" calcext:value-type="float">
            <text:p>257</text:p>
          </table:table-cell>
          <table:table-cell table:style-name="ce23" table:formula="of:=IF(COUNTIF([初赛成绩.D$2:.$D1226];[.A228])=1;VLOOKUP([.A228];[初赛成绩.D$1:.I$1048576];6;0);&quot;&quot;)" office:value-type="string" office:string-value="67" calcext:value-type="string">
            <text:p>6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郑子帆</text:p>
          </table:table-cell>
          <table:table-cell table:formula="of:=[复赛成绩.$E229]" office:value-type="float" office:value="257" calcext:value-type="float">
            <text:p>257</text:p>
          </table:table-cell>
          <table:table-cell table:style-name="ce23" table:formula="of:=IF(COUNTIF([初赛成绩.D$2:.$D1227];[.A229])=1;VLOOKUP([.A229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寇海文</text:p>
          </table:table-cell>
          <table:table-cell table:formula="of:=[复赛成绩.$E230]" office:value-type="float" office:value="255" calcext:value-type="float">
            <text:p>255</text:p>
          </table:table-cell>
          <table:table-cell table:style-name="ce23" table:formula="of:=IF(COUNTIF([初赛成绩.D$2:.$D1228];[.A230])=1;VLOOKUP([.A230];[初赛成绩.D$1:.I$1048576];6;0);&quot;&quot;)" office:value-type="string" office:string-value="67" calcext:value-type="string">
            <text:p>6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孙寒琦</text:p>
          </table:table-cell>
          <table:table-cell table:formula="of:=[复赛成绩.$E231]" office:value-type="float" office:value="255" calcext:value-type="float">
            <text:p>255</text:p>
          </table:table-cell>
          <table:table-cell table:style-name="ce23" table:formula="of:=IF(COUNTIF([初赛成绩.D$2:.$D1229];[.A231])=1;VLOOKUP([.A231];[初赛成绩.D$1:.I$1048576];6;0);&quot;&quot;)" office:value-type="string" office:string-value="49" calcext:value-type="string">
            <text:p>4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政隆</text:p>
          </table:table-cell>
          <table:table-cell table:formula="of:=[复赛成绩.$E232]" office:value-type="float" office:value="255" calcext:value-type="float">
            <text:p>255</text:p>
          </table:table-cell>
          <table:table-cell table:style-name="ce23" table:formula="of:=IF(COUNTIF([初赛成绩.D$2:.$D1230];[.A232])=1;VLOOKUP([.A232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雨辰</text:p>
          </table:table-cell>
          <table:table-cell table:formula="of:=[复赛成绩.$E233]" office:value-type="float" office:value="255" calcext:value-type="float">
            <text:p>255</text:p>
          </table:table-cell>
          <table:table-cell table:style-name="ce23" table:formula="of:=IF(COUNTIF([初赛成绩.D$2:.$D1231];[.A233])=1;VLOOKUP([.A233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戬</text:p>
          </table:table-cell>
          <table:table-cell table:formula="of:=[复赛成绩.$E234]" office:value-type="float" office:value="255" calcext:value-type="float">
            <text:p>255</text:p>
          </table:table-cell>
          <table:table-cell table:style-name="ce23" table:formula="of:=IF(COUNTIF([初赛成绩.D$2:.$D1232];[.A234])=1;VLOOKUP([.A234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康乐</text:p>
          </table:table-cell>
          <table:table-cell table:formula="of:=[复赛成绩.$E235]" office:value-type="float" office:value="254" calcext:value-type="float">
            <text:p>254</text:p>
          </table:table-cell>
          <table:table-cell table:style-name="ce23" table:formula="of:=IF(COUNTIF([初赛成绩.D$2:.$D1233];[.A235])=1;VLOOKUP([.A235];[初赛成绩.D$1:.I$1048576];6;0);&quot;&quot;)" office:value-type="string" office:string-value="50" calcext:value-type="string">
            <text:p>5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子甲</text:p>
          </table:table-cell>
          <table:table-cell table:formula="of:=[复赛成绩.$E236]" office:value-type="float" office:value="254" calcext:value-type="float">
            <text:p>254</text:p>
          </table:table-cell>
          <table:table-cell table:style-name="ce23" table:formula="of:=IF(COUNTIF([初赛成绩.D$2:.$D1234];[.A236])=1;VLOOKUP([.A236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代北</text:p>
          </table:table-cell>
          <table:table-cell table:formula="of:=[复赛成绩.$E237]" office:value-type="float" office:value="251" calcext:value-type="float">
            <text:p>251</text:p>
          </table:table-cell>
          <table:table-cell table:style-name="ce23" table:formula="of:=IF(COUNTIF([初赛成绩.D$2:.$D1235];[.A237])=1;VLOOKUP([.A237];[初赛成绩.D$1:.I$1048576];6;0);&quot;&quot;)" office:value-type="string" office:string-value="69" calcext:value-type="string">
            <text:p>6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易思铭</text:p>
          </table:table-cell>
          <table:table-cell table:formula="of:=[复赛成绩.$E238]" office:value-type="float" office:value="251" calcext:value-type="float">
            <text:p>251</text:p>
          </table:table-cell>
          <table:table-cell table:style-name="ce23" table:formula="of:=IF(COUNTIF([初赛成绩.D$2:.$D1236];[.A238])=1;VLOOKUP([.A238];[初赛成绩.D$1:.I$1048576];6;0);&quot;&quot;)" office:value-type="string" office:string-value="75" calcext:value-type="string">
            <text:p>7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于嘉</text:p>
          </table:table-cell>
          <table:table-cell table:formula="of:=[复赛成绩.$E239]" office:value-type="float" office:value="250" calcext:value-type="float">
            <text:p>250</text:p>
          </table:table-cell>
          <table:table-cell table:style-name="ce23" table:formula="of:=IF(COUNTIF([初赛成绩.D$2:.$D1237];[.A239])=1;VLOOKUP([.A239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付家齐</text:p>
          </table:table-cell>
          <table:table-cell table:formula="of:=[复赛成绩.$E240]" office:value-type="float" office:value="250" calcext:value-type="float">
            <text:p>250</text:p>
          </table:table-cell>
          <table:table-cell table:style-name="ce23" table:formula="of:=IF(COUNTIF([初赛成绩.D$2:.$D1238];[.A240])=1;VLOOKUP([.A240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孔文骐</text:p>
          </table:table-cell>
          <table:table-cell table:formula="of:=[复赛成绩.$E241]" office:value-type="float" office:value="250" calcext:value-type="float">
            <text:p>250</text:p>
          </table:table-cell>
          <table:table-cell table:style-name="ce23" table:formula="of:=IF(COUNTIF([初赛成绩.D$2:.$D1239];[.A241])=1;VLOOKUP([.A241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南屹</text:p>
          </table:table-cell>
          <table:table-cell table:formula="of:=[复赛成绩.$E242]" office:value-type="float" office:value="250" calcext:value-type="float">
            <text:p>250</text:p>
          </table:table-cell>
          <table:table-cell table:style-name="ce23" table:formula="of:=IF(COUNTIF([初赛成绩.D$2:.$D1240];[.A242])=1;VLOOKUP([.A242];[初赛成绩.D$1:.I$1048576];6;0);&quot;&quot;)" office:value-type="string" office:string-value="42" calcext:value-type="string">
            <text:p>4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史洛合</text:p>
          </table:table-cell>
          <table:table-cell table:formula="of:=[复赛成绩.$E243]" office:value-type="float" office:value="250" calcext:value-type="float">
            <text:p>250</text:p>
          </table:table-cell>
          <table:table-cell table:style-name="ce23" table:formula="of:=IF(COUNTIF([初赛成绩.D$2:.$D1241];[.A243])=1;VLOOKUP([.A243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景昱</text:p>
          </table:table-cell>
          <table:table-cell table:formula="of:=[复赛成绩.$E244]" office:value-type="float" office:value="250" calcext:value-type="float">
            <text:p>250</text:p>
          </table:table-cell>
          <table:table-cell table:style-name="ce23" table:formula="of:=IF(COUNTIF([初赛成绩.D$2:.$D1242];[.A244])=1;VLOOKUP([.A244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范大卫</text:p>
          </table:table-cell>
          <table:table-cell table:formula="of:=[复赛成绩.$E245]" office:value-type="float" office:value="248" calcext:value-type="float">
            <text:p>248</text:p>
          </table:table-cell>
          <table:table-cell table:style-name="ce23" table:formula="of:=IF(COUNTIF([初赛成绩.D$2:.$D1243];[.A245])=1;VLOOKUP([.A245];[初赛成绩.D$1:.I$1048576];6;0);&quot;&quot;)" office:value-type="string" office:string-value="75" calcext:value-type="string">
            <text:p>7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郭际泽</text:p>
          </table:table-cell>
          <table:table-cell table:formula="of:=[复赛成绩.$E246]" office:value-type="float" office:value="245" calcext:value-type="float">
            <text:p>245</text:p>
          </table:table-cell>
          <table:table-cell table:style-name="ce23" table:formula="of:=IF(COUNTIF([初赛成绩.D$2:.$D1244];[.A246])=1;VLOOKUP([.A246];[初赛成绩.D$1:.I$1048576];6;0);&quot;&quot;)" office:value-type="string" office:string-value="67" calcext:value-type="string">
            <text:p>6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天元</text:p>
          </table:table-cell>
          <table:table-cell table:formula="of:=[复赛成绩.$E247]" office:value-type="float" office:value="245" calcext:value-type="float">
            <text:p>245</text:p>
          </table:table-cell>
          <table:table-cell table:style-name="ce23" table:formula="of:=IF(COUNTIF([初赛成绩.D$2:.$D1245];[.A247])=1;VLOOKUP([.A247];[初赛成绩.D$1:.I$1048576];6;0);&quot;&quot;)" office:value-type="string" office:string-value="46" calcext:value-type="string">
            <text:p>4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江雨浓</text:p>
          </table:table-cell>
          <table:table-cell table:formula="of:=[复赛成绩.$E248]" office:value-type="float" office:value="245" calcext:value-type="float">
            <text:p>245</text:p>
          </table:table-cell>
          <table:table-cell table:style-name="ce23" table:formula="of:=IF(COUNTIF([初赛成绩.D$2:.$D1246];[.A248])=1;VLOOKUP([.A248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廖友涵</text:p>
          </table:table-cell>
          <table:table-cell table:formula="of:=[复赛成绩.$E249]" office:value-type="float" office:value="245" calcext:value-type="float">
            <text:p>245</text:p>
          </table:table-cell>
          <table:table-cell table:style-name="ce23" table:formula="of:=IF(COUNTIF([初赛成绩.D$2:.$D1247];[.A249])=1;VLOOKUP([.A249];[初赛成绩.D$1:.I$1048576];6;0);&quot;&quot;)" office:value-type="string" office:string-value="40" calcext:value-type="string">
            <text:p>4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孟凡君</text:p>
          </table:table-cell>
          <table:table-cell table:formula="of:=[复赛成绩.$E250]" office:value-type="float" office:value="245" calcext:value-type="float">
            <text:p>245</text:p>
          </table:table-cell>
          <table:table-cell table:style-name="ce23" table:formula="of:=IF(COUNTIF([初赛成绩.D$2:.$D1248];[.A250])=1;VLOOKUP([.A250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周雅诺</text:p>
          </table:table-cell>
          <table:table-cell table:formula="of:=[复赛成绩.$E251]" office:value-type="float" office:value="245" calcext:value-type="float">
            <text:p>245</text:p>
          </table:table-cell>
          <table:table-cell table:style-name="ce23" table:formula="of:=IF(COUNTIF([初赛成绩.D$2:.$D1249];[.A251])=1;VLOOKUP([.A251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昌昊</text:p>
          </table:table-cell>
          <table:table-cell table:formula="of:=[复赛成绩.$E252]" office:value-type="float" office:value="243" calcext:value-type="float">
            <text:p>243</text:p>
          </table:table-cell>
          <table:table-cell table:style-name="ce23" table:formula="of:=IF(COUNTIF([初赛成绩.D$2:.$D1250];[.A252])=1;VLOOKUP([.A252];[初赛成绩.D$1:.I$1048576];6;0);&quot;&quot;)" office:value-type="string" office:string-value="69" calcext:value-type="string">
            <text:p>6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高茉乔</text:p>
          </table:table-cell>
          <table:table-cell table:formula="of:=[复赛成绩.$E253]" office:value-type="float" office:value="242" calcext:value-type="float">
            <text:p>242</text:p>
          </table:table-cell>
          <table:table-cell table:style-name="ce23" table:formula="of:=IF(COUNTIF([初赛成绩.D$2:.$D1251];[.A253])=1;VLOOKUP([.A253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肖东序</text:p>
          </table:table-cell>
          <table:table-cell table:formula="of:=[复赛成绩.$E254]" office:value-type="float" office:value="242" calcext:value-type="float">
            <text:p>242</text:p>
          </table:table-cell>
          <table:table-cell table:style-name="ce23" table:formula="of:=IF(COUNTIF([初赛成绩.D$2:.$D1252];[.A254])=1;VLOOKUP([.A254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何庆扬</text:p>
          </table:table-cell>
          <table:table-cell table:formula="of:=[复赛成绩.$E255]" office:value-type="float" office:value="240" calcext:value-type="float">
            <text:p>240</text:p>
          </table:table-cell>
          <table:table-cell table:style-name="ce23" table:formula="of:=IF(COUNTIF([初赛成绩.D$2:.$D1253];[.A255])=1;VLOOKUP([.A255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卢雨轩</text:p>
          </table:table-cell>
          <table:table-cell table:formula="of:=[复赛成绩.$E256]" office:value-type="float" office:value="240" calcext:value-type="float">
            <text:p>240</text:p>
          </table:table-cell>
          <table:table-cell table:style-name="ce23" table:formula="of:=IF(COUNTIF([初赛成绩.D$2:.$D1254];[.A256])=1;VLOOKUP([.A256];[初赛成绩.D$1:.I$1048576];6;0);&quot;&quot;)" office:value-type="string" office:string-value="64" calcext:value-type="string">
            <text:p>6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孟晙阳</text:p>
          </table:table-cell>
          <table:table-cell table:formula="of:=[复赛成绩.$E257]" office:value-type="float" office:value="240" calcext:value-type="float">
            <text:p>240</text:p>
          </table:table-cell>
          <table:table-cell table:style-name="ce23" table:formula="of:=IF(COUNTIF([初赛成绩.D$2:.$D1255];[.A257])=1;VLOOKUP([.A257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宋曦轩</text:p>
          </table:table-cell>
          <table:table-cell table:formula="of:=[复赛成绩.$E258]" office:value-type="float" office:value="240" calcext:value-type="float">
            <text:p>240</text:p>
          </table:table-cell>
          <table:table-cell table:style-name="ce23" table:formula="of:=IF(COUNTIF([初赛成绩.D$2:.$D1256];[.A258])=1;VLOOKUP([.A258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冬颀</text:p>
          </table:table-cell>
          <table:table-cell table:formula="of:=[复赛成绩.$E259]" office:value-type="float" office:value="240" calcext:value-type="float">
            <text:p>240</text:p>
          </table:table-cell>
          <table:table-cell table:style-name="ce23" table:formula="of:=IF(COUNTIF([初赛成绩.D$2:.$D1257];[.A259])=1;VLOOKUP([.A259];[初赛成绩.D$1:.I$1048576];6;0);&quot;&quot;)" office:value-type="string" office:string-value="39" calcext:value-type="string">
            <text:p>3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杜昀玲</text:p>
          </table:table-cell>
          <table:table-cell table:formula="of:=[复赛成绩.$E260]" office:value-type="float" office:value="238" calcext:value-type="float">
            <text:p>238</text:p>
          </table:table-cell>
          <table:table-cell table:style-name="ce23" table:formula="of:=IF(COUNTIF([初赛成绩.D$2:.$D1258];[.A260])=1;VLOOKUP([.A260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思涵</text:p>
          </table:table-cell>
          <table:table-cell table:formula="of:=[复赛成绩.$E261]" office:value-type="float" office:value="238" calcext:value-type="float">
            <text:p>238</text:p>
          </table:table-cell>
          <table:table-cell table:style-name="ce23" table:formula="of:=IF(COUNTIF([初赛成绩.D$2:.$D1259];[.A261])=1;VLOOKUP([.A261];[初赛成绩.D$1:.I$1048576];6;0);&quot;&quot;)" office:value-type="string" office:string-value="38" calcext:value-type="string">
            <text:p>3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龙飞</text:p>
          </table:table-cell>
          <table:table-cell table:formula="of:=[复赛成绩.$E262]" office:value-type="float" office:value="236" calcext:value-type="float">
            <text:p>236</text:p>
          </table:table-cell>
          <table:table-cell table:style-name="ce23" table:formula="of:=IF(COUNTIF([初赛成绩.D$2:.$D1260];[.A262])=1;VLOOKUP([.A262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卫林溪</text:p>
          </table:table-cell>
          <table:table-cell table:formula="of:=[复赛成绩.$E263]" office:value-type="float" office:value="235" calcext:value-type="float">
            <text:p>235</text:p>
          </table:table-cell>
          <table:table-cell table:style-name="ce23" table:formula="of:=IF(COUNTIF([初赛成绩.D$2:.$D1261];[.A263])=1;VLOOKUP([.A263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龚熙尧</text:p>
          </table:table-cell>
          <table:table-cell table:formula="of:=[复赛成绩.$E264]" office:value-type="float" office:value="234" calcext:value-type="float">
            <text:p>234</text:p>
          </table:table-cell>
          <table:table-cell table:style-name="ce23" table:formula="of:=IF(COUNTIF([初赛成绩.D$2:.$D1262];[.A264])=1;VLOOKUP([.A264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孙宇轩</text:p>
          </table:table-cell>
          <table:table-cell table:formula="of:=[复赛成绩.$E265]" office:value-type="float" office:value="234" calcext:value-type="float">
            <text:p>234</text:p>
          </table:table-cell>
          <table:table-cell table:style-name="ce23" table:formula="of:=IF(COUNTIF([初赛成绩.D$2:.$D1263];[.A265])=1;VLOOKUP([.A265];[初赛成绩.D$1:.I$1048576];6;0);&quot;&quot;)" office:value-type="string" office:string-value="66" calcext:value-type="string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顾茗瑞</text:p>
          </table:table-cell>
          <table:table-cell table:formula="of:=[复赛成绩.$E266]" office:value-type="float" office:value="233" calcext:value-type="float">
            <text:p>233</text:p>
          </table:table-cell>
          <table:table-cell table:style-name="ce23" table:formula="of:=IF(COUNTIF([初赛成绩.D$2:.$D1264];[.A266])=1;VLOOKUP([.A266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修齐</text:p>
          </table:table-cell>
          <table:table-cell table:formula="of:=[复赛成绩.$E267]" office:value-type="float" office:value="232" calcext:value-type="float">
            <text:p>232</text:p>
          </table:table-cell>
          <table:table-cell table:style-name="ce23" table:formula="of:=IF(COUNTIF([初赛成绩.D$2:.$D1265];[.A267])=1;VLOOKUP([.A267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明帅</text:p>
          </table:table-cell>
          <table:table-cell table:formula="of:=[复赛成绩.$E268]" office:value-type="float" office:value="231" calcext:value-type="float">
            <text:p>231</text:p>
          </table:table-cell>
          <table:table-cell table:style-name="ce23" table:formula="of:=IF(COUNTIF([初赛成绩.D$2:.$D1266];[.A268])=1;VLOOKUP([.A268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胡瑞楠</text:p>
          </table:table-cell>
          <table:table-cell table:formula="of:=[复赛成绩.$E269]" office:value-type="float" office:value="230" calcext:value-type="float">
            <text:p>230</text:p>
          </table:table-cell>
          <table:table-cell table:style-name="ce23" table:formula="of:=IF(COUNTIF([初赛成绩.D$2:.$D1267];[.A269])=1;VLOOKUP([.A269];[初赛成绩.D$1:.I$1048576];6;0);&quot;&quot;)" office:value-type="string" office:string-value="74" calcext:value-type="string">
            <text:p>7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雷佳朋</text:p>
          </table:table-cell>
          <table:table-cell table:formula="of:=[复赛成绩.$E270]" office:value-type="float" office:value="230" calcext:value-type="float">
            <text:p>230</text:p>
          </table:table-cell>
          <table:table-cell table:style-name="ce23" table:formula="of:=IF(COUNTIF([初赛成绩.D$2:.$D1268];[.A270])=1;VLOOKUP([.A270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袁健峰</text:p>
          </table:table-cell>
          <table:table-cell table:formula="of:=[复赛成绩.$E271]" office:value-type="float" office:value="230" calcext:value-type="float">
            <text:p>230</text:p>
          </table:table-cell>
          <table:table-cell table:style-name="ce23" table:formula="of:=IF(COUNTIF([初赛成绩.D$2:.$D1269];[.A271])=1;VLOOKUP([.A271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子震</text:p>
          </table:table-cell>
          <table:table-cell table:formula="of:=[复赛成绩.$E272]" office:value-type="float" office:value="230" calcext:value-type="float">
            <text:p>230</text:p>
          </table:table-cell>
          <table:table-cell table:style-name="ce23" table:formula="of:=IF(COUNTIF([初赛成绩.D$2:.$D1270];[.A272])=1;VLOOKUP([.A272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贾启珑</text:p>
          </table:table-cell>
          <table:table-cell table:formula="of:=[复赛成绩.$E273]" office:value-type="float" office:value="227" calcext:value-type="float">
            <text:p>227</text:p>
          </table:table-cell>
          <table:table-cell table:style-name="ce23" table:formula="of:=IF(COUNTIF([初赛成绩.D$2:.$D1271];[.A273])=1;VLOOKUP([.A273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远秋</text:p>
          </table:table-cell>
          <table:table-cell table:formula="of:=[复赛成绩.$E274]" office:value-type="float" office:value="225" calcext:value-type="float">
            <text:p>225</text:p>
          </table:table-cell>
          <table:table-cell table:style-name="ce23" table:formula="of:=IF(COUNTIF([初赛成绩.D$2:.$D1272];[.A274])=1;VLOOKUP([.A274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宫评</text:p>
          </table:table-cell>
          <table:table-cell table:formula="of:=[复赛成绩.$E275]" office:value-type="float" office:value="225" calcext:value-type="float">
            <text:p>225</text:p>
          </table:table-cell>
          <table:table-cell table:style-name="ce23" table:formula="of:=IF(COUNTIF([初赛成绩.D$2:.$D1273];[.A275])=1;VLOOKUP([.A275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马承明</text:p>
          </table:table-cell>
          <table:table-cell table:formula="of:=[复赛成绩.$E276]" office:value-type="float" office:value="225" calcext:value-type="float">
            <text:p>225</text:p>
          </table:table-cell>
          <table:table-cell table:style-name="ce23" table:formula="of:=IF(COUNTIF([初赛成绩.D$2:.$D1274];[.A276])=1;VLOOKUP([.A276];[初赛成绩.D$1:.I$1048576];6;0);&quot;&quot;)" office:value-type="string" office:string-value="50" calcext:value-type="string">
            <text:p>5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博涵</text:p>
          </table:table-cell>
          <table:table-cell table:formula="of:=[复赛成绩.$E277]" office:value-type="float" office:value="225" calcext:value-type="float">
            <text:p>225</text:p>
          </table:table-cell>
          <table:table-cell table:style-name="ce23" table:formula="of:=IF(COUNTIF([初赛成绩.D$2:.$D1275];[.A277])=1;VLOOKUP([.A277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单乐与</text:p>
          </table:table-cell>
          <table:table-cell table:formula="of:=[复赛成绩.$E278]" office:value-type="float" office:value="224" calcext:value-type="float">
            <text:p>224</text:p>
          </table:table-cell>
          <table:table-cell table:style-name="ce23" table:formula="of:=IF(COUNTIF([初赛成绩.D$2:.$D1276];[.A278])=1;VLOOKUP([.A278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孟乔</text:p>
          </table:table-cell>
          <table:table-cell table:formula="of:=[复赛成绩.$E279]" office:value-type="float" office:value="224" calcext:value-type="float">
            <text:p>224</text:p>
          </table:table-cell>
          <table:table-cell table:style-name="ce23" table:formula="of:=IF(COUNTIF([初赛成绩.D$2:.$D1277];[.A279])=1;VLOOKUP([.A279];[初赛成绩.D$1:.I$1048576];6;0);&quot;&quot;)" office:value-type="string" office:string-value="64" calcext:value-type="string">
            <text:p>6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宇轩</text:p>
          </table:table-cell>
          <table:table-cell table:formula="of:=[复赛成绩.$E280]" office:value-type="float" office:value="224" calcext:value-type="float">
            <text:p>224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大任</text:p>
          </table:table-cell>
          <table:table-cell table:formula="of:=[复赛成绩.$E281]" office:value-type="float" office:value="222" calcext:value-type="float">
            <text:p>222</text:p>
          </table:table-cell>
          <table:table-cell table:style-name="ce23" table:formula="of:=IF(COUNTIF([初赛成绩.D$2:.$D1279];[.A281])=1;VLOOKUP([.A281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韩海闻</text:p>
          </table:table-cell>
          <table:table-cell table:formula="of:=[复赛成绩.$E282]" office:value-type="float" office:value="220" calcext:value-type="float">
            <text:p>220</text:p>
          </table:table-cell>
          <table:table-cell table:style-name="ce23" table:formula="of:=IF(COUNTIF([初赛成绩.D$2:.$D1280];[.A282])=1;VLOOKUP([.A282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解思文</text:p>
          </table:table-cell>
          <table:table-cell table:formula="of:=[复赛成绩.$E283]" office:value-type="float" office:value="220" calcext:value-type="float">
            <text:p>220</text:p>
          </table:table-cell>
          <table:table-cell table:style-name="ce23" table:formula="of:=IF(COUNTIF([初赛成绩.D$2:.$D1281];[.A283])=1;VLOOKUP([.A283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俊豪</text:p>
          </table:table-cell>
          <table:table-cell table:formula="of:=[复赛成绩.$E284]" office:value-type="float" office:value="220" calcext:value-type="float">
            <text:p>220</text:p>
          </table:table-cell>
          <table:table-cell table:style-name="ce23" table:formula="of:=IF(COUNTIF([初赛成绩.D$2:.$D1282];[.A284])=1;VLOOKUP([.A284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天润</text:p>
          </table:table-cell>
          <table:table-cell table:formula="of:=[复赛成绩.$E285]" office:value-type="float" office:value="219" calcext:value-type="float">
            <text:p>219</text:p>
          </table:table-cell>
          <table:table-cell table:style-name="ce23" table:formula="of:=IF(COUNTIF([初赛成绩.D$2:.$D1283];[.A285])=1;VLOOKUP([.A285];[初赛成绩.D$1:.I$1048576];6;0);&quot;&quot;)" office:value-type="string" office:string-value="55" calcext:value-type="string">
            <text:p>5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贤</text:p>
          </table:table-cell>
          <table:table-cell table:formula="of:=[复赛成绩.$E286]" office:value-type="float" office:value="219" calcext:value-type="float">
            <text:p>219</text:p>
          </table:table-cell>
          <table:table-cell table:style-name="ce23" table:formula="of:=IF(COUNTIF([初赛成绩.D$2:.$D1284];[.A286])=1;VLOOKUP([.A286];[初赛成绩.D$1:.I$1048576];6;0);&quot;&quot;)" office:value-type="string" office:string-value="79" calcext:value-type="string">
            <text:p>7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若蕖</text:p>
          </table:table-cell>
          <table:table-cell table:formula="of:=[复赛成绩.$E287]" office:value-type="float" office:value="215" calcext:value-type="float">
            <text:p>215</text:p>
          </table:table-cell>
          <table:table-cell table:style-name="ce23" table:formula="of:=IF(COUNTIF([初赛成绩.D$2:.$D1285];[.A287])=1;VLOOKUP([.A287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冯烺</text:p>
          </table:table-cell>
          <table:table-cell table:formula="of:=[复赛成绩.$E288]" office:value-type="float" office:value="215" calcext:value-type="float">
            <text:p>215</text:p>
          </table:table-cell>
          <table:table-cell table:style-name="ce23" table:formula="of:=IF(COUNTIF([初赛成绩.D$2:.$D1286];[.A288])=1;VLOOKUP([.A288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靖淳</text:p>
          </table:table-cell>
          <table:table-cell table:formula="of:=[复赛成绩.$E289]" office:value-type="float" office:value="215" calcext:value-type="float">
            <text:p>215</text:p>
          </table:table-cell>
          <table:table-cell table:style-name="ce23" table:formula="of:=IF(COUNTIF([初赛成绩.D$2:.$D1287];[.A289])=1;VLOOKUP([.A289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肖天一</text:p>
          </table:table-cell>
          <table:table-cell table:formula="of:=[复赛成绩.$E290]" office:value-type="float" office:value="215" calcext:value-type="float">
            <text:p>215</text:p>
          </table:table-cell>
          <table:table-cell table:style-name="ce23" table:formula="of:=IF(COUNTIF([初赛成绩.D$2:.$D1288];[.A290])=1;VLOOKUP([.A290];[初赛成绩.D$1:.I$1048576];6;0);&quot;&quot;)" office:value-type="string" office:string-value="52" calcext:value-type="string">
            <text:p>5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蕴豪</text:p>
          </table:table-cell>
          <table:table-cell table:formula="of:=[复赛成绩.$E291]" office:value-type="float" office:value="215" calcext:value-type="float">
            <text:p>215</text:p>
          </table:table-cell>
          <table:table-cell table:style-name="ce23" table:formula="of:=IF(COUNTIF([初赛成绩.D$2:.$D1289];[.A291])=1;VLOOKUP([.A291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郭一航</text:p>
          </table:table-cell>
          <table:table-cell table:formula="of:=[复赛成绩.$E292]" office:value-type="float" office:value="214" calcext:value-type="float">
            <text:p>214</text:p>
          </table:table-cell>
          <table:table-cell table:style-name="ce23" table:formula="of:=IF(COUNTIF([初赛成绩.D$2:.$D1290];[.A292])=1;VLOOKUP([.A292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宋泓熹</text:p>
          </table:table-cell>
          <table:table-cell table:formula="of:=[复赛成绩.$E293]" office:value-type="float" office:value="214" calcext:value-type="float">
            <text:p>214</text:p>
          </table:table-cell>
          <table:table-cell table:style-name="ce23" table:formula="of:=IF(COUNTIF([初赛成绩.D$2:.$D1291];[.A293])=1;VLOOKUP([.A293];[初赛成绩.D$1:.I$1048576];6;0);&quot;&quot;)" office:value-type="string" office:string-value="64" calcext:value-type="string">
            <text:p>6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周博龄</text:p>
          </table:table-cell>
          <table:table-cell table:formula="of:=[复赛成绩.$E294]" office:value-type="float" office:value="214" calcext:value-type="float">
            <text:p>214</text:p>
          </table:table-cell>
          <table:table-cell table:style-name="ce23" table:formula="of:=IF(COUNTIF([初赛成绩.D$2:.$D1292];[.A294])=1;VLOOKUP([.A294];[初赛成绩.D$1:.I$1048576];6;0);&quot;&quot;)" office:value-type="string" office:string-value="52" calcext:value-type="string">
            <text:p>5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成思</text:p>
          </table:table-cell>
          <table:table-cell table:formula="of:=[复赛成绩.$E295]" office:value-type="float" office:value="212" calcext:value-type="float">
            <text:p>212</text:p>
          </table:table-cell>
          <table:table-cell table:style-name="ce23" table:formula="of:=IF(COUNTIF([初赛成绩.D$2:.$D1293];[.A295])=1;VLOOKUP([.A295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梓霁</text:p>
          </table:table-cell>
          <table:table-cell table:formula="of:=[复赛成绩.$E296]" office:value-type="float" office:value="210" calcext:value-type="float">
            <text:p>210</text:p>
          </table:table-cell>
          <table:table-cell table:style-name="ce23" table:formula="of:=IF(COUNTIF([初赛成绩.D$2:.$D1294];[.A296])=1;VLOOKUP([.A296];[初赛成绩.D$1:.I$1048576];6;0);&quot;&quot;)" office:value-type="string" office:string-value="78" calcext:value-type="string">
            <text:p>7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周子尧</text:p>
          </table:table-cell>
          <table:table-cell table:formula="of:=[复赛成绩.$E297]" office:value-type="float" office:value="210" calcext:value-type="float">
            <text:p>210</text:p>
          </table:table-cell>
          <table:table-cell table:style-name="ce23" table:formula="of:=IF(COUNTIF([初赛成绩.D$2:.$D1295];[.A297])=1;VLOOKUP([.A297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孙天贺</text:p>
          </table:table-cell>
          <table:table-cell table:formula="of:=[复赛成绩.$E298]" office:value-type="float" office:value="209" calcext:value-type="float">
            <text:p>209</text:p>
          </table:table-cell>
          <table:table-cell table:style-name="ce23" table:formula="of:=IF(COUNTIF([初赛成绩.D$2:.$D1296];[.A298])=1;VLOOKUP([.A298];[初赛成绩.D$1:.I$1048576];6;0);&quot;&quot;)" office:value-type="string" office:string-value="50" calcext:value-type="string">
            <text:p>5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翼飞</text:p>
          </table:table-cell>
          <table:table-cell table:formula="of:=[复赛成绩.$E299]" office:value-type="float" office:value="208" calcext:value-type="float">
            <text:p>208</text:p>
          </table:table-cell>
          <table:table-cell table:style-name="ce23" table:formula="of:=IF(COUNTIF([初赛成绩.D$2:.$D1297];[.A299])=1;VLOOKUP([.A299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一璋</text:p>
          </table:table-cell>
          <table:table-cell table:formula="of:=[复赛成绩.$E300]" office:value-type="float" office:value="205" calcext:value-type="float">
            <text:p>205</text:p>
          </table:table-cell>
          <table:table-cell table:style-name="ce23" table:formula="of:=IF(COUNTIF([初赛成绩.D$2:.$D1298];[.A300])=1;VLOOKUP([.A300];[初赛成绩.D$1:.I$1048576];6;0);&quot;&quot;)" office:value-type="string" office:string-value="36" calcext:value-type="string">
            <text:p>3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汪永嘉</text:p>
          </table:table-cell>
          <table:table-cell table:formula="of:=[复赛成绩.$E301]" office:value-type="float" office:value="205" calcext:value-type="float">
            <text:p>205</text:p>
          </table:table-cell>
          <table:table-cell table:style-name="ce23" table:formula="of:=IF(COUNTIF([初赛成绩.D$2:.$D1299];[.A301])=1;VLOOKUP([.A301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飞扬</text:p>
          </table:table-cell>
          <table:table-cell table:formula="of:=[复赛成绩.$E302]" office:value-type="float" office:value="205" calcext:value-type="float">
            <text:p>205</text:p>
          </table:table-cell>
          <table:table-cell table:style-name="ce23" table:formula="of:=IF(COUNTIF([初赛成绩.D$2:.$D1300];[.A302])=1;VLOOKUP([.A302];[初赛成绩.D$1:.I$1048576];6;0);&quot;&quot;)" office:value-type="string" office:string-value="46" calcext:value-type="string">
            <text:p>4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泽仁</text:p>
          </table:table-cell>
          <table:table-cell table:formula="of:=[复赛成绩.$E303]" office:value-type="float" office:value="205" calcext:value-type="float">
            <text:p>205</text:p>
          </table:table-cell>
          <table:table-cell table:style-name="ce23" table:formula="of:=IF(COUNTIF([初赛成绩.D$2:.$D1301];[.A303])=1;VLOOKUP([.A303];[初赛成绩.D$1:.I$1048576];6;0);&quot;&quot;)" office:value-type="string" office:string-value="46" calcext:value-type="string">
            <text:p>4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濡芃</text:p>
          </table:table-cell>
          <table:table-cell table:formula="of:=[复赛成绩.$E304]" office:value-type="float" office:value="205" calcext:value-type="float">
            <text:p>205</text:p>
          </table:table-cell>
          <table:table-cell table:style-name="ce23" table:formula="of:=IF(COUNTIF([初赛成绩.D$2:.$D1302];[.A304])=1;VLOOKUP([.A304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雷瑷嘉</text:p>
          </table:table-cell>
          <table:table-cell table:formula="of:=[复赛成绩.$E305]" office:value-type="float" office:value="203" calcext:value-type="float">
            <text:p>203</text:p>
          </table:table-cell>
          <table:table-cell table:style-name="ce23" table:formula="of:=IF(COUNTIF([初赛成绩.D$2:.$D1303];[.A305])=1;VLOOKUP([.A305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范天予</text:p>
          </table:table-cell>
          <table:table-cell table:formula="of:=[复赛成绩.$E306]" office:value-type="float" office:value="201" calcext:value-type="float">
            <text:p>201</text:p>
          </table:table-cell>
          <table:table-cell table:style-name="ce23" table:formula="of:=IF(COUNTIF([初赛成绩.D$2:.$D1304];[.A306])=1;VLOOKUP([.A306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欣桐</text:p>
          </table:table-cell>
          <table:table-cell table:formula="of:=[复赛成绩.$E307]" office:value-type="float" office:value="201" calcext:value-type="float">
            <text:p>201</text:p>
          </table:table-cell>
          <table:table-cell table:style-name="ce23" office:value-type="float" office:value="58" calcext:value-type="float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皓东</text:p>
          </table:table-cell>
          <table:table-cell table:formula="of:=[复赛成绩.$E308]" office:value-type="float" office:value="200" calcext:value-type="float">
            <text:p>200</text:p>
          </table:table-cell>
          <table:table-cell table:style-name="ce23" table:formula="of:=IF(COUNTIF([初赛成绩.D$2:.$D1306];[.A308])=1;VLOOKUP([.A308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苏政渊</text:p>
          </table:table-cell>
          <table:table-cell table:formula="of:=[复赛成绩.$E309]" office:value-type="float" office:value="200" calcext:value-type="float">
            <text:p>200</text:p>
          </table:table-cell>
          <table:table-cell table:style-name="ce23" table:formula="of:=IF(COUNTIF([初赛成绩.D$2:.$D1307];[.A309])=1;VLOOKUP([.A309];[初赛成绩.D$1:.I$1048576];6;0);&quot;&quot;)" office:value-type="string" office:string-value="71" calcext:value-type="string">
            <text:p>7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尹秋衡</text:p>
          </table:table-cell>
          <table:table-cell table:formula="of:=[复赛成绩.$E310]" office:value-type="float" office:value="200" calcext:value-type="float">
            <text:p>200</text:p>
          </table:table-cell>
          <table:table-cell table:style-name="ce23" table:formula="of:=IF(COUNTIF([初赛成绩.D$2:.$D1308];[.A310])=1;VLOOKUP([.A310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博言</text:p>
          </table:table-cell>
          <table:table-cell table:formula="of:=[复赛成绩.$E311]" office:value-type="float" office:value="200" calcext:value-type="float">
            <text:p>200</text:p>
          </table:table-cell>
          <table:table-cell table:style-name="ce23" table:formula="of:=IF(COUNTIF([初赛成绩.D$2:.$D1309];[.A311])=1;VLOOKUP([.A311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姜盛曦</text:p>
          </table:table-cell>
          <table:table-cell table:formula="of:=[复赛成绩.$E312]" office:value-type="float" office:value="195" calcext:value-type="float">
            <text:p>195</text:p>
          </table:table-cell>
          <table:table-cell table:style-name="ce23" table:formula="of:=IF(COUNTIF([初赛成绩.D$2:.$D1310];[.A312])=1;VLOOKUP([.A312];[初赛成绩.D$1:.I$1048576];6;0);&quot;&quot;)" office:value-type="string" office:string-value="41" calcext:value-type="string">
            <text:p>4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严嘉哲</text:p>
          </table:table-cell>
          <table:table-cell table:formula="of:=[复赛成绩.$E313]" office:value-type="float" office:value="195" calcext:value-type="float">
            <text:p>195</text:p>
          </table:table-cell>
          <table:table-cell table:style-name="ce23" table:formula="of:=IF(COUNTIF([初赛成绩.D$2:.$D1311];[.A313])=1;VLOOKUP([.A313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亦名</text:p>
          </table:table-cell>
          <table:table-cell table:formula="of:=[复赛成绩.$E314]" office:value-type="float" office:value="195" calcext:value-type="float">
            <text:p>195</text:p>
          </table:table-cell>
          <table:table-cell table:style-name="ce23" table:formula="of:=IF(COUNTIF([初赛成绩.D$2:.$D1312];[.A314])=1;VLOOKUP([.A314];[初赛成绩.D$1:.I$1048576];6;0);&quot;&quot;)" office:value-type="string" office:string-value="40" calcext:value-type="string">
            <text:p>4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赖书汉</text:p>
          </table:table-cell>
          <table:table-cell table:formula="of:=[复赛成绩.$E315]" office:value-type="float" office:value="193" calcext:value-type="float">
            <text:p>193</text:p>
          </table:table-cell>
          <table:table-cell table:style-name="ce23" table:formula="of:=IF(COUNTIF([初赛成绩.D$2:.$D1313];[.A315])=1;VLOOKUP([.A315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杜一阳</text:p>
          </table:table-cell>
          <table:table-cell table:formula="of:=[复赛成绩.$E316]" office:value-type="float" office:value="190" calcext:value-type="float">
            <text:p>190</text:p>
          </table:table-cell>
          <table:table-cell table:style-name="ce23" table:formula="of:=IF(COUNTIF([初赛成绩.D$2:.$D1314];[.A316])=1;VLOOKUP([.A316];[初赛成绩.D$1:.I$1048576];6;0);&quot;&quot;)" office:value-type="string" office:string-value="50" calcext:value-type="string">
            <text:p>5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范子钰</text:p>
          </table:table-cell>
          <table:table-cell table:formula="of:=[复赛成绩.$E317]" office:value-type="float" office:value="190" calcext:value-type="float">
            <text:p>190</text:p>
          </table:table-cell>
          <table:table-cell table:style-name="ce23" table:formula="of:=IF(COUNTIF([初赛成绩.D$2:.$D1315];[.A317])=1;VLOOKUP([.A317];[初赛成绩.D$1:.I$1048576];6;0);&quot;&quot;)" office:value-type="string" office:string-value="44" calcext:value-type="string">
            <text:p>4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贾嘉</text:p>
          </table:table-cell>
          <table:table-cell table:formula="of:=[复赛成绩.$E318]" office:value-type="float" office:value="190" calcext:value-type="float">
            <text:p>190</text:p>
          </table:table-cell>
          <table:table-cell table:style-name="ce23" table:formula="of:=IF(COUNTIF([初赛成绩.D$2:.$D1316];[.A318])=1;VLOOKUP([.A318];[初赛成绩.D$1:.I$1048576];6;0);&quot;&quot;)" office:value-type="string" office:string-value="39" calcext:value-type="string">
            <text:p>3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康致宁</text:p>
          </table:table-cell>
          <table:table-cell table:formula="of:=[复赛成绩.$E319]" office:value-type="float" office:value="190" calcext:value-type="float">
            <text:p>190</text:p>
          </table:table-cell>
          <table:table-cell table:style-name="ce23" table:formula="of:=IF(COUNTIF([初赛成绩.D$2:.$D1317];[.A319])=1;VLOOKUP([.A319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灿</text:p>
          </table:table-cell>
          <table:table-cell table:formula="of:=[复赛成绩.$E320]" office:value-type="float" office:value="190" calcext:value-type="float">
            <text:p>190</text:p>
          </table:table-cell>
          <table:table-cell table:style-name="ce23" table:formula="of:=IF(COUNTIF([初赛成绩.D$2:.$D1318];[.A320])=1;VLOOKUP([.A320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鸿宇</text:p>
          </table:table-cell>
          <table:table-cell table:formula="of:=[复赛成绩.$E321]" office:value-type="float" office:value="190" calcext:value-type="float">
            <text:p>190</text:p>
          </table:table-cell>
          <table:table-cell table:style-name="ce23" table:formula="of:=IF(COUNTIF([初赛成绩.D$2:.$D1319];[.A321])=1;VLOOKUP([.A321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泽远</text:p>
          </table:table-cell>
          <table:table-cell table:formula="of:=[复赛成绩.$E322]" office:value-type="float" office:value="190" calcext:value-type="float">
            <text:p>190</text:p>
          </table:table-cell>
          <table:table-cell table:style-name="ce23" table:formula="of:=IF(COUNTIF([初赛成绩.D$2:.$D1320];[.A322])=1;VLOOKUP([.A322];[初赛成绩.D$1:.I$1048576];6;0);&quot;&quot;)" office:value-type="string" office:string-value="81" calcext:value-type="string">
            <text:p>8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岱儒</text:p>
          </table:table-cell>
          <table:table-cell table:formula="of:=[复赛成绩.$E323]" office:value-type="float" office:value="186" calcext:value-type="float">
            <text:p>186</text:p>
          </table:table-cell>
          <table:table-cell table:style-name="ce23" table:formula="of:=IF(COUNTIF([初赛成绩.D$2:.$D1321];[.A323])=1;VLOOKUP([.A323];[初赛成绩.D$1:.I$1048576];6;0);&quot;&quot;)" office:value-type="string" office:string-value="47" calcext:value-type="string">
            <text:p>4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彭睿</text:p>
          </table:table-cell>
          <table:table-cell table:formula="of:=[复赛成绩.$E324]" office:value-type="float" office:value="185" calcext:value-type="float">
            <text:p>185</text:p>
          </table:table-cell>
          <table:table-cell table:style-name="ce23" table:formula="of:=IF(COUNTIF([初赛成绩.D$2:.$D1322];[.A324])=1;VLOOKUP([.A324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希谨</text:p>
          </table:table-cell>
          <table:table-cell table:formula="of:=[复赛成绩.$E325]" office:value-type="float" office:value="185" calcext:value-type="float">
            <text:p>185</text:p>
          </table:table-cell>
          <table:table-cell table:style-name="ce23" table:formula="of:=IF(COUNTIF([初赛成绩.D$2:.$D1323];[.A325])=1;VLOOKUP([.A325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肖斌</text:p>
          </table:table-cell>
          <table:table-cell table:formula="of:=[复赛成绩.$E326]" office:value-type="float" office:value="185" calcext:value-type="float">
            <text:p>185</text:p>
          </table:table-cell>
          <table:table-cell table:style-name="ce23" table:formula="of:=IF(COUNTIF([初赛成绩.D$2:.$D1324];[.A326])=1;VLOOKUP([.A326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家昊</text:p>
          </table:table-cell>
          <table:table-cell table:formula="of:=[复赛成绩.$E327]" office:value-type="float" office:value="185" calcext:value-type="float">
            <text:p>185</text:p>
          </table:table-cell>
          <table:table-cell table:style-name="ce23" table:formula="of:=IF(COUNTIF([初赛成绩.D$2:.$D1325];[.A327])=1;VLOOKUP([.A327];[初赛成绩.D$1:.I$1048576];6;0);&quot;&quot;)" office:value-type="string" office:string-value="47" calcext:value-type="string">
            <text:p>4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俞逸洋</text:p>
          </table:table-cell>
          <table:table-cell table:formula="of:=[复赛成绩.$E328]" office:value-type="float" office:value="185" calcext:value-type="float">
            <text:p>185</text:p>
          </table:table-cell>
          <table:table-cell table:style-name="ce23" table:formula="of:=IF(COUNTIF([初赛成绩.D$2:.$D1326];[.A328])=1;VLOOKUP([.A328];[初赛成绩.D$1:.I$1048576];6;0);&quot;&quot;)" office:value-type="string" office:string-value="68" calcext:value-type="string">
            <text:p>6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宇辰</text:p>
          </table:table-cell>
          <table:table-cell table:formula="of:=[复赛成绩.$E329]" office:value-type="float" office:value="185" calcext:value-type="float">
            <text:p>185</text:p>
          </table:table-cell>
          <table:table-cell table:style-name="ce23" table:formula="of:=IF(COUNTIF([初赛成绩.D$2:.$D1327];[.A329])=1;VLOOKUP([.A329];[初赛成绩.D$1:.I$1048576];6;0);&quot;&quot;)" office:value-type="string" office:string-value="38" calcext:value-type="string">
            <text:p>3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骁</text:p>
          </table:table-cell>
          <table:table-cell table:formula="of:=[复赛成绩.$E330]" office:value-type="float" office:value="185" calcext:value-type="float">
            <text:p>185</text:p>
          </table:table-cell>
          <table:table-cell table:style-name="ce23" table:formula="of:=IF(COUNTIF([初赛成绩.D$2:.$D1328];[.A330])=1;VLOOKUP([.A330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煦恒</text:p>
          </table:table-cell>
          <table:table-cell table:formula="of:=[复赛成绩.$E331]" office:value-type="float" office:value="185" calcext:value-type="float">
            <text:p>185</text:p>
          </table:table-cell>
          <table:table-cell table:style-name="ce23" table:formula="of:=IF(COUNTIF([初赛成绩.D$2:.$D1329];[.A331])=1;VLOOKUP([.A331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锦惠</text:p>
          </table:table-cell>
          <table:table-cell table:formula="of:=[复赛成绩.$E332]" office:value-type="float" office:value="182" calcext:value-type="float">
            <text:p>182</text:p>
          </table:table-cell>
          <table:table-cell table:style-name="ce23" table:formula="of:=IF(COUNTIF([初赛成绩.D$2:.$D1330];[.A332])=1;VLOOKUP([.A332];[初赛成绩.D$1:.I$1048576];6;0);&quot;&quot;)" office:value-type="string" office:string-value="72" calcext:value-type="string">
            <text:p>7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心澄</text:p>
          </table:table-cell>
          <table:table-cell table:formula="of:=[复赛成绩.$E333]" office:value-type="float" office:value="181" calcext:value-type="float">
            <text:p>181</text:p>
          </table:table-cell>
          <table:table-cell table:style-name="ce23" table:formula="of:=IF(COUNTIF([初赛成绩.D$2:.$D1331];[.A333])=1;VLOOKUP([.A333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崔宇晟</text:p>
          </table:table-cell>
          <table:table-cell table:formula="of:=[复赛成绩.$E334]" office:value-type="float" office:value="180" calcext:value-type="float">
            <text:p>180</text:p>
          </table:table-cell>
          <table:table-cell table:style-name="ce23" table:formula="of:=IF(COUNTIF([初赛成绩.D$2:.$D1332];[.A334])=1;VLOOKUP([.A334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高保隆</text:p>
          </table:table-cell>
          <table:table-cell table:formula="of:=[复赛成绩.$E335]" office:value-type="float" office:value="180" calcext:value-type="float">
            <text:p>180</text:p>
          </table:table-cell>
          <table:table-cell table:style-name="ce23" table:formula="of:=IF(COUNTIF([初赛成绩.D$2:.$D1333];[.A335])=1;VLOOKUP([.A335];[初赛成绩.D$1:.I$1048576];6;0);&quot;&quot;)" office:value-type="string" office:string-value="44" calcext:value-type="string">
            <text:p>4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洪子健</text:p>
          </table:table-cell>
          <table:table-cell table:formula="of:=[复赛成绩.$E336]" office:value-type="float" office:value="180" calcext:value-type="float">
            <text:p>180</text:p>
          </table:table-cell>
          <table:table-cell table:style-name="ce23" table:formula="of:=IF(COUNTIF([初赛成绩.D$2:.$D1334];[.A336])=1;VLOOKUP([.A336];[初赛成绩.D$1:.I$1048576];6;0);&quot;&quot;)" office:value-type="string" office:string-value="43" calcext:value-type="string">
            <text:p>4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海天</text:p>
          </table:table-cell>
          <table:table-cell table:formula="of:=[复赛成绩.$E337]" office:value-type="float" office:value="180" calcext:value-type="float">
            <text:p>180</text:p>
          </table:table-cell>
          <table:table-cell table:style-name="ce23" table:formula="of:=IF(COUNTIF([初赛成绩.D$2:.$D1335];[.A337])=1;VLOOKUP([.A337];[初赛成绩.D$1:.I$1048576];6;0);&quot;&quot;)" office:value-type="string" office:string-value="37" calcext:value-type="string">
            <text:p>3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叔禄</text:p>
          </table:table-cell>
          <table:table-cell table:formula="of:=[复赛成绩.$E338]" office:value-type="float" office:value="179" calcext:value-type="float">
            <text:p>179</text:p>
          </table:table-cell>
          <table:table-cell table:style-name="ce23" table:formula="of:=IF(COUNTIF([初赛成绩.D$2:.$D1336];[.A338])=1;VLOOKUP([.A338];[初赛成绩.D$1:.I$1048576];6;0);&quot;&quot;)" office:value-type="string" office:string-value="52" calcext:value-type="string">
            <text:p>5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林之桐</text:p>
          </table:table-cell>
          <table:table-cell table:formula="of:=[复赛成绩.$E339]" office:value-type="float" office:value="179" calcext:value-type="float">
            <text:p>179</text:p>
          </table:table-cell>
          <table:table-cell table:style-name="ce23" table:formula="of:=IF(COUNTIF([初赛成绩.D$2:.$D1337];[.A339])=1;VLOOKUP([.A339];[初赛成绩.D$1:.I$1048576];6;0);&quot;&quot;)" office:value-type="string" office:string-value="42" calcext:value-type="string">
            <text:p>4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于丰源</text:p>
          </table:table-cell>
          <table:table-cell table:formula="of:=[复赛成绩.$E340]" office:value-type="float" office:value="178" calcext:value-type="float">
            <text:p>178</text:p>
          </table:table-cell>
          <table:table-cell table:style-name="ce23" table:formula="of:=IF(COUNTIF([初赛成绩.D$2:.$D1338];[.A340])=1;VLOOKUP([.A340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书墨</text:p>
          </table:table-cell>
          <table:table-cell table:formula="of:=[复赛成绩.$E341]" office:value-type="float" office:value="177" calcext:value-type="float">
            <text:p>177</text:p>
          </table:table-cell>
          <table:table-cell table:style-name="ce23" table:formula="of:=IF(COUNTIF([初赛成绩.D$2:.$D1339];[.A341])=1;VLOOKUP([.A341];[初赛成绩.D$1:.I$1048576];6;0);&quot;&quot;)" office:value-type="string" office:string-value="43" calcext:value-type="string">
            <text:p>4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陶畅</text:p>
          </table:table-cell>
          <table:table-cell table:formula="of:=[复赛成绩.$E342]" office:value-type="float" office:value="175" calcext:value-type="float">
            <text:p>175</text:p>
          </table:table-cell>
          <table:table-cell table:style-name="ce23" table:formula="of:=IF(COUNTIF([初赛成绩.D$2:.$D1340];[.A342])=1;VLOOKUP([.A342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汪迟克雷</text:p>
          </table:table-cell>
          <table:table-cell table:formula="of:=[复赛成绩.$E343]" office:value-type="float" office:value="175" calcext:value-type="float">
            <text:p>175</text:p>
          </table:table-cell>
          <table:table-cell table:style-name="ce23" table:formula="of:=IF(COUNTIF([初赛成绩.D$2:.$D1341];[.A343])=1;VLOOKUP([.A343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志新</text:p>
          </table:table-cell>
          <table:table-cell table:formula="of:=[复赛成绩.$E344]" office:value-type="float" office:value="175" calcext:value-type="float">
            <text:p>175</text:p>
          </table:table-cell>
          <table:table-cell table:style-name="ce23" table:formula="of:=IF(COUNTIF([初赛成绩.D$2:.$D1342];[.A344])=1;VLOOKUP([.A344];[初赛成绩.D$1:.I$1048576];6;0);&quot;&quot;)" office:value-type="string" office:string-value="46" calcext:value-type="string">
            <text:p>4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袁子祁</text:p>
          </table:table-cell>
          <table:table-cell table:formula="of:=[复赛成绩.$E345]" office:value-type="float" office:value="175" calcext:value-type="float">
            <text:p>175</text:p>
          </table:table-cell>
          <table:table-cell table:style-name="ce23" table:formula="of:=IF(COUNTIF([初赛成绩.D$2:.$D1343];[.A345])=1;VLOOKUP([.A345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孔弋函</text:p>
          </table:table-cell>
          <table:table-cell table:formula="of:=[复赛成绩.$E346]" office:value-type="float" office:value="174" calcext:value-type="float">
            <text:p>174</text:p>
          </table:table-cell>
          <table:table-cell table:style-name="ce23" table:formula="of:=IF(COUNTIF([初赛成绩.D$2:.$D1344];[.A346])=1;VLOOKUP([.A346];[初赛成绩.D$1:.I$1048576];6;0);&quot;&quot;)" office:value-type="string" office:string-value="38" calcext:value-type="string">
            <text:p>3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白旭</text:p>
          </table:table-cell>
          <table:table-cell table:formula="of:=[复赛成绩.$E347]" office:value-type="float" office:value="170" calcext:value-type="float">
            <text:p>170</text:p>
          </table:table-cell>
          <table:table-cell table:style-name="ce23" table:formula="of:=IF(COUNTIF([初赛成绩.D$2:.$D1345];[.A347])=1;VLOOKUP([.A347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甘鹿扬</text:p>
          </table:table-cell>
          <table:table-cell table:formula="of:=[复赛成绩.$E348]" office:value-type="float" office:value="170" calcext:value-type="float">
            <text:p>170</text:p>
          </table:table-cell>
          <table:table-cell table:style-name="ce23" table:formula="of:=IF(COUNTIF([初赛成绩.D$2:.$D1346];[.A348])=1;VLOOKUP([.A348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韩雯汀</text:p>
          </table:table-cell>
          <table:table-cell table:formula="of:=[复赛成绩.$E349]" office:value-type="float" office:value="170" calcext:value-type="float">
            <text:p>170</text:p>
          </table:table-cell>
          <table:table-cell table:style-name="ce23" table:formula="of:=IF(COUNTIF([初赛成绩.D$2:.$D1347];[.A349])=1;VLOOKUP([.A349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贾博涵</text:p>
          </table:table-cell>
          <table:table-cell table:formula="of:=[复赛成绩.$E350]" office:value-type="float" office:value="170" calcext:value-type="float">
            <text:p>170</text:p>
          </table:table-cell>
          <table:table-cell table:style-name="ce23" table:formula="of:=IF(COUNTIF([初赛成绩.D$2:.$D1348];[.A350])=1;VLOOKUP([.A350];[初赛成绩.D$1:.I$1048576];6;0);&quot;&quot;)" office:value-type="string" office:string-value="50" calcext:value-type="string">
            <text:p>5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嘉朋</text:p>
          </table:table-cell>
          <table:table-cell table:formula="of:=[复赛成绩.$E351]" office:value-type="float" office:value="170" calcext:value-type="float">
            <text:p>170</text:p>
          </table:table-cell>
          <table:table-cell table:style-name="ce23" table:formula="of:=IF(COUNTIF([初赛成绩.D$2:.$D1349];[.A351])=1;VLOOKUP([.A351];[初赛成绩.D$1:.I$1048576];6;0);&quot;&quot;)" office:value-type="string" office:string-value="40" calcext:value-type="string">
            <text:p>4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潘确然</text:p>
          </table:table-cell>
          <table:table-cell table:formula="of:=[复赛成绩.$E352]" office:value-type="float" office:value="170" calcext:value-type="float">
            <text:p>170</text:p>
          </table:table-cell>
          <table:table-cell table:style-name="ce23" table:formula="of:=IF(COUNTIF([初赛成绩.D$2:.$D1350];[.A352])=1;VLOOKUP([.A352];[初赛成绩.D$1:.I$1048576];6;0);&quot;&quot;)" office:value-type="string" office:string-value="39" calcext:value-type="string">
            <text:p>3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夏宇</text:p>
          </table:table-cell>
          <table:table-cell table:formula="of:=[复赛成绩.$E353]" office:value-type="float" office:value="170" calcext:value-type="float">
            <text:p>170</text:p>
          </table:table-cell>
          <table:table-cell table:style-name="ce23" table:formula="of:=IF(COUNTIF([初赛成绩.D$2:.$D1351];[.A353])=1;VLOOKUP([.A353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一凡</text:p>
          </table:table-cell>
          <table:table-cell table:formula="of:=[复赛成绩.$E354]" office:value-type="float" office:value="170" calcext:value-type="float">
            <text:p>170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周程远</text:p>
          </table:table-cell>
          <table:table-cell table:formula="of:=[复赛成绩.$E355]" office:value-type="float" office:value="170" calcext:value-type="float">
            <text:p>170</text:p>
          </table:table-cell>
          <table:table-cell table:style-name="ce23" table:formula="of:=IF(COUNTIF([初赛成绩.D$2:.$D1353];[.A355])=1;VLOOKUP([.A355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柯弘毅</text:p>
          </table:table-cell>
          <table:table-cell table:formula="of:=[复赛成绩.$E356]" office:value-type="float" office:value="166" calcext:value-type="float">
            <text:p>166</text:p>
          </table:table-cell>
          <table:table-cell table:style-name="ce23" table:formula="of:=IF(COUNTIF([初赛成绩.D$2:.$D1354];[.A356])=1;VLOOKUP([.A356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毛嘉琛</text:p>
          </table:table-cell>
          <table:table-cell table:formula="of:=[复赛成绩.$E357]" office:value-type="float" office:value="165" calcext:value-type="float">
            <text:p>165</text:p>
          </table:table-cell>
          <table:table-cell table:style-name="ce23" table:formula="of:=IF(COUNTIF([初赛成绩.D$2:.$D1355];[.A357])=1;VLOOKUP([.A357];[初赛成绩.D$1:.I$1048576];6;0);&quot;&quot;)" office:value-type="string" office:string-value="70" calcext:value-type="string">
            <text:p>7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涂晋喆</text:p>
          </table:table-cell>
          <table:table-cell table:formula="of:=[复赛成绩.$E358]" office:value-type="float" office:value="165" calcext:value-type="float">
            <text:p>165</text:p>
          </table:table-cell>
          <table:table-cell table:style-name="ce23" table:formula="of:=IF(COUNTIF([初赛成绩.D$2:.$D1356];[.A358])=1;VLOOKUP([.A358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义飞</text:p>
          </table:table-cell>
          <table:table-cell table:formula="of:=[复赛成绩.$E359]" office:value-type="float" office:value="165" calcext:value-type="float">
            <text:p>165</text:p>
          </table:table-cell>
          <table:table-cell table:style-name="ce23" table:formula="of:=IF(COUNTIF([初赛成绩.D$2:.$D1357];[.A359])=1;VLOOKUP([.A359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亦秋</text:p>
          </table:table-cell>
          <table:table-cell table:formula="of:=[复赛成绩.$E360]" office:value-type="float" office:value="164" calcext:value-type="float">
            <text:p>164</text:p>
          </table:table-cell>
          <table:table-cell table:style-name="ce23" table:formula="of:=IF(COUNTIF([初赛成绩.D$2:.$D1358];[.A360])=1;VLOOKUP([.A360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钟子航</text:p>
          </table:table-cell>
          <table:table-cell table:formula="of:=[复赛成绩.$E361]" office:value-type="float" office:value="161" calcext:value-type="float">
            <text:p>161</text:p>
          </table:table-cell>
          <table:table-cell table:style-name="ce23" table:formula="of:=IF(COUNTIF([初赛成绩.D$2:.$D1359];[.A361])=1;VLOOKUP([.A361];[初赛成绩.D$1:.I$1048576];6;0);&quot;&quot;)" office:value-type="string" office:string-value="47" calcext:value-type="string">
            <text:p>4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丁牧云</text:p>
          </table:table-cell>
          <table:table-cell table:formula="of:=[复赛成绩.$E362]" office:value-type="float" office:value="160" calcext:value-type="float">
            <text:p>160</text:p>
          </table:table-cell>
          <table:table-cell table:style-name="ce23" table:formula="of:=IF(COUNTIF([初赛成绩.D$2:.$D1360];[.A362])=1;VLOOKUP([.A362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简宇卿</text:p>
          </table:table-cell>
          <table:table-cell table:formula="of:=[复赛成绩.$E363]" office:value-type="float" office:value="160" calcext:value-type="float">
            <text:p>160</text:p>
          </table:table-cell>
          <table:table-cell table:style-name="ce23" table:formula="of:=IF(COUNTIF([初赛成绩.D$2:.$D1361];[.A363])=1;VLOOKUP([.A363];[初赛成绩.D$1:.I$1048576];6;0);&quot;&quot;)" office:value-type="string" office:string-value="44" calcext:value-type="string">
            <text:p>4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心杨</text:p>
          </table:table-cell>
          <table:table-cell table:formula="of:=[复赛成绩.$E364]" office:value-type="float" office:value="160" calcext:value-type="float">
            <text:p>160</text:p>
          </table:table-cell>
          <table:table-cell table:style-name="ce23" table:formula="of:=IF(COUNTIF([初赛成绩.D$2:.$D1362];[.A364])=1;VLOOKUP([.A364];[初赛成绩.D$1:.I$1048576];6;0);&quot;&quot;)" office:value-type="string" office:string-value="46" calcext:value-type="string">
            <text:p>4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宇轩</text:p>
          </table:table-cell>
          <table:table-cell table:formula="of:=[复赛成绩.$E365]" office:value-type="float" office:value="160" calcext:value-type="float">
            <text:p>160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子涵</text:p>
          </table:table-cell>
          <table:table-cell table:formula="of:=[复赛成绩.$E366]" office:value-type="float" office:value="160" calcext:value-type="float">
            <text:p>160</text:p>
          </table:table-cell>
          <table:table-cell table:style-name="ce23" table:formula="of:=IF(COUNTIF([初赛成绩.D$2:.$D1364];[.A366])=1;VLOOKUP([.A366];[初赛成绩.D$1:.I$1048576];6;0);&quot;&quot;)" office:value-type="string" office:string-value="58" calcext:value-type="string">
            <text:p>5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梓铭</text:p>
          </table:table-cell>
          <table:table-cell table:formula="of:=[复赛成绩.$E367]" office:value-type="float" office:value="158" calcext:value-type="float">
            <text:p>158</text:p>
          </table:table-cell>
          <table:table-cell table:style-name="ce23" table:formula="of:=IF(COUNTIF([初赛成绩.D$2:.$D1365];[.A367])=1;VLOOKUP([.A367];[初赛成绩.D$1:.I$1048576];6;0);&quot;&quot;)" office:value-type="string" office:string-value="37" calcext:value-type="string">
            <text:p>3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陈叙传</text:p>
          </table:table-cell>
          <table:table-cell table:formula="of:=[复赛成绩.$E368]" office:value-type="float" office:value="157" calcext:value-type="float">
            <text:p>157</text:p>
          </table:table-cell>
          <table:table-cell table:style-name="ce23" table:formula="of:=IF(COUNTIF([初赛成绩.D$2:.$D1366];[.A368])=1;VLOOKUP([.A368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沈佳怡</text:p>
          </table:table-cell>
          <table:table-cell table:formula="of:=[复赛成绩.$E369]" office:value-type="float" office:value="155" calcext:value-type="float">
            <text:p>155</text:p>
          </table:table-cell>
          <table:table-cell table:style-name="ce23" table:formula="of:=IF(COUNTIF([初赛成绩.D$2:.$D1367];[.A369])=1;VLOOKUP([.A369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淡然</text:p>
          </table:table-cell>
          <table:table-cell table:formula="of:=[复赛成绩.$E370]" office:value-type="float" office:value="152" calcext:value-type="float">
            <text:p>152</text:p>
          </table:table-cell>
          <table:table-cell table:style-name="ce23" table:formula="of:=IF(COUNTIF([初赛成绩.D$2:.$D1368];[.A370])=1;VLOOKUP([.A370];[初赛成绩.D$1:.I$1048576];6;0);&quot;&quot;)" office:value-type="string" office:string-value="42" calcext:value-type="string">
            <text:p>4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醇逸</text:p>
          </table:table-cell>
          <table:table-cell table:formula="of:=[复赛成绩.$E371]" office:value-type="float" office:value="150" calcext:value-type="float">
            <text:p>150</text:p>
          </table:table-cell>
          <table:table-cell table:style-name="ce23" table:formula="of:=IF(COUNTIF([初赛成绩.D$2:.$D1369];[.A371])=1;VLOOKUP([.A371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显然</text:p>
          </table:table-cell>
          <table:table-cell table:formula="of:=[复赛成绩.$E372]" office:value-type="float" office:value="150" calcext:value-type="float">
            <text:p>150</text:p>
          </table:table-cell>
          <table:table-cell table:style-name="ce23" table:formula="of:=IF(COUNTIF([初赛成绩.D$2:.$D1370];[.A372])=1;VLOOKUP([.A372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昱婕</text:p>
          </table:table-cell>
          <table:table-cell table:formula="of:=[复赛成绩.$E373]" office:value-type="float" office:value="150" calcext:value-type="float">
            <text:p>150</text:p>
          </table:table-cell>
          <table:table-cell table:style-name="ce23" table:formula="of:=IF(COUNTIF([初赛成绩.D$2:.$D1371];[.A373])=1;VLOOKUP([.A373];[初赛成绩.D$1:.I$1048576];6;0);&quot;&quot;)" office:value-type="string" office:string-value="52" calcext:value-type="string">
            <text:p>5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倪鹤洋</text:p>
          </table:table-cell>
          <table:table-cell table:formula="of:=[复赛成绩.$E374]" office:value-type="float" office:value="149" calcext:value-type="float">
            <text:p>149</text:p>
          </table:table-cell>
          <table:table-cell table:style-name="ce23" table:formula="of:=IF(COUNTIF([初赛成绩.D$2:.$D1372];[.A374])=1;VLOOKUP([.A374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黎博宇</text:p>
          </table:table-cell>
          <table:table-cell table:formula="of:=[复赛成绩.$E375]" office:value-type="float" office:value="147" calcext:value-type="float">
            <text:p>147</text:p>
          </table:table-cell>
          <table:table-cell table:style-name="ce23" table:formula="of:=IF(COUNTIF([初赛成绩.D$2:.$D1373];[.A375])=1;VLOOKUP([.A375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付翰达</text:p>
          </table:table-cell>
          <table:table-cell table:formula="of:=[复赛成绩.$E376]" office:value-type="float" office:value="145" calcext:value-type="float">
            <text:p>145</text:p>
          </table:table-cell>
          <table:table-cell table:style-name="ce23" table:formula="of:=IF(COUNTIF([初赛成绩.D$2:.$D1374];[.A376])=1;VLOOKUP([.A376];[初赛成绩.D$1:.I$1048576];6;0);&quot;&quot;)" office:value-type="string" office:string-value="60" calcext:value-type="string">
            <text:p>60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沛霖</text:p>
          </table:table-cell>
          <table:table-cell table:formula="of:=[复赛成绩.$E377]" office:value-type="float" office:value="145" calcext:value-type="float">
            <text:p>145</text:p>
          </table:table-cell>
          <table:table-cell table:style-name="ce23" table:formula="of:=IF(COUNTIF([初赛成绩.D$2:.$D1375];[.A377])=1;VLOOKUP([.A377];[初赛成绩.D$1:.I$1048576];6;0);&quot;&quot;)" office:value-type="string" office:string-value="37" calcext:value-type="string">
            <text:p>3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俊宏</text:p>
          </table:table-cell>
          <table:table-cell table:formula="of:=[复赛成绩.$E378]" office:value-type="float" office:value="145" calcext:value-type="float">
            <text:p>145</text:p>
          </table:table-cell>
          <table:table-cell table:style-name="ce23" table:formula="of:=IF(COUNTIF([初赛成绩.D$2:.$D1376];[.A378])=1;VLOOKUP([.A378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吴轩南</text:p>
          </table:table-cell>
          <table:table-cell table:formula="of:=[复赛成绩.$E379]" office:value-type="float" office:value="145" calcext:value-type="float">
            <text:p>145</text:p>
          </table:table-cell>
          <table:table-cell table:style-name="ce23" table:formula="of:=IF(COUNTIF([初赛成绩.D$2:.$D1377];[.A379])=1;VLOOKUP([.A379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姚欣怡</text:p>
          </table:table-cell>
          <table:table-cell table:formula="of:=[复赛成绩.$E380]" office:value-type="float" office:value="145" calcext:value-type="float">
            <text:p>145</text:p>
          </table:table-cell>
          <table:table-cell table:style-name="ce23" table:formula="of:=IF(COUNTIF([初赛成绩.D$2:.$D1378];[.A380])=1;VLOOKUP([.A380];[初赛成绩.D$1:.I$1048576];6;0);&quot;&quot;)" office:value-type="string" office:string-value="47" calcext:value-type="string">
            <text:p>4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黄宇翔</text:p>
          </table:table-cell>
          <table:table-cell table:formula="of:=[复赛成绩.$E381]" office:value-type="float" office:value="144" calcext:value-type="float">
            <text:p>144</text:p>
          </table:table-cell>
          <table:table-cell table:style-name="ce23" table:formula="of:=IF(COUNTIF([初赛成绩.D$2:.$D1379];[.A381])=1;VLOOKUP([.A381];[初赛成绩.D$1:.I$1048576];6;0);&quot;&quot;)" office:value-type="string" office:string-value="42" calcext:value-type="string">
            <text:p>4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兰骁</text:p>
          </table:table-cell>
          <table:table-cell table:formula="of:=[复赛成绩.$E382]" office:value-type="float" office:value="144" calcext:value-type="float">
            <text:p>144</text:p>
          </table:table-cell>
          <table:table-cell table:style-name="ce23" table:formula="of:=IF(COUNTIF([初赛成绩.D$2:.$D1380];[.A382])=1;VLOOKUP([.A382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朱梓同</text:p>
          </table:table-cell>
          <table:table-cell table:formula="of:=[复赛成绩.$E383]" office:value-type="float" office:value="141" calcext:value-type="float">
            <text:p>141</text:p>
          </table:table-cell>
          <table:table-cell table:style-name="ce23" table:formula="of:=IF(COUNTIF([初赛成绩.D$2:.$D1381];[.A383])=1;VLOOKUP([.A383];[初赛成绩.D$1:.I$1048576];6;0);&quot;&quot;)" office:value-type="string" office:string-value="74" calcext:value-type="string">
            <text:p>7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傅峥尧</text:p>
          </table:table-cell>
          <table:table-cell table:formula="of:=[复赛成绩.$E384]" office:value-type="float" office:value="140" calcext:value-type="float">
            <text:p>140</text:p>
          </table:table-cell>
          <table:table-cell table:style-name="ce23" table:formula="of:=IF(COUNTIF([初赛成绩.D$2:.$D1382];[.A384])=1;VLOOKUP([.A384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胡雨森</text:p>
          </table:table-cell>
          <table:table-cell table:formula="of:=[复赛成绩.$E385]" office:value-type="float" office:value="140" calcext:value-type="float">
            <text:p>140</text:p>
          </table:table-cell>
          <table:table-cell table:style-name="ce23" table:formula="of:=IF(COUNTIF([初赛成绩.D$2:.$D1383];[.A385])=1;VLOOKUP([.A385];[初赛成绩.D$1:.I$1048576];6;0);&quot;&quot;)" office:value-type="string" office:string-value="34" calcext:value-type="string">
            <text:p>3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睿知</text:p>
          </table:table-cell>
          <table:table-cell table:formula="of:=[复赛成绩.$E386]" office:value-type="float" office:value="140" calcext:value-type="float">
            <text:p>140</text:p>
          </table:table-cell>
          <table:table-cell table:style-name="ce23" table:formula="of:=IF(COUNTIF([初赛成绩.D$2:.$D1384];[.A386])=1;VLOOKUP([.A386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陆云天</text:p>
          </table:table-cell>
          <table:table-cell table:formula="of:=[复赛成绩.$E387]" office:value-type="float" office:value="140" calcext:value-type="float">
            <text:p>140</text:p>
          </table:table-cell>
          <table:table-cell table:style-name="ce23" table:formula="of:=IF(COUNTIF([初赛成绩.D$2:.$D1385];[.A387])=1;VLOOKUP([.A387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孙雨琛</text:p>
          </table:table-cell>
          <table:table-cell table:formula="of:=[复赛成绩.$E388]" office:value-type="float" office:value="140" calcext:value-type="float">
            <text:p>140</text:p>
          </table:table-cell>
          <table:table-cell table:style-name="ce23" table:formula="of:=IF(COUNTIF([初赛成绩.D$2:.$D1386];[.A388])=1;VLOOKUP([.A388];[初赛成绩.D$1:.I$1048576];6;0);&quot;&quot;)" office:value-type="string" office:string-value="37" calcext:value-type="string">
            <text:p>3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骏遥</text:p>
          </table:table-cell>
          <table:table-cell table:formula="of:=[复赛成绩.$E389]" office:value-type="float" office:value="140" calcext:value-type="float">
            <text:p>140</text:p>
          </table:table-cell>
          <table:table-cell table:style-name="ce23" table:formula="of:=IF(COUNTIF([初赛成绩.D$2:.$D1387];[.A389])=1;VLOOKUP([.A389];[初赛成绩.D$1:.I$1048576];6;0);&quot;&quot;)" office:value-type="string" office:string-value="36" calcext:value-type="string">
            <text:p>3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赵子禾</text:p>
          </table:table-cell>
          <table:table-cell table:formula="of:=[复赛成绩.$E390]" office:value-type="float" office:value="140" calcext:value-type="float">
            <text:p>140</text:p>
          </table:table-cell>
          <table:table-cell table:style-name="ce23" table:formula="of:=IF(COUNTIF([初赛成绩.D$2:.$D1388];[.A390])=1;VLOOKUP([.A390];[初赛成绩.D$1:.I$1048576];6;0);&quot;&quot;)" office:value-type="string" office:string-value="38" calcext:value-type="string">
            <text:p>3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皓洲</text:p>
          </table:table-cell>
          <table:table-cell table:formula="of:=[复赛成绩.$E391]" office:value-type="float" office:value="139" calcext:value-type="float">
            <text:p>139</text:p>
          </table:table-cell>
          <table:table-cell table:style-name="ce23" table:formula="of:=IF(COUNTIF([初赛成绩.D$2:.$D1389];[.A391])=1;VLOOKUP([.A391];[初赛成绩.D$1:.I$1048576];6;0);&quot;&quot;)" office:value-type="string" office:string-value="62" calcext:value-type="string">
            <text:p>62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梓荃</text:p>
          </table:table-cell>
          <table:table-cell table:formula="of:=[复赛成绩.$E392]" office:value-type="float" office:value="137" calcext:value-type="float">
            <text:p>137</text:p>
          </table:table-cell>
          <table:table-cell table:style-name="ce23" table:formula="of:=IF(COUNTIF([初赛成绩.D$2:.$D1390];[.A392])=1;VLOOKUP([.A392];[初赛成绩.D$1:.I$1048576];6;0);&quot;&quot;)" office:value-type="string" office:string-value="43" calcext:value-type="string">
            <text:p>4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慈轩</text:p>
          </table:table-cell>
          <table:table-cell table:formula="of:=[复赛成绩.$E393]" office:value-type="float" office:value="137" calcext:value-type="float">
            <text:p>137</text:p>
          </table:table-cell>
          <table:table-cell table:style-name="ce23" table:formula="of:=IF(COUNTIF([初赛成绩.D$2:.$D1391];[.A393])=1;VLOOKUP([.A393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丁文皓</text:p>
          </table:table-cell>
          <table:table-cell table:formula="of:=[复赛成绩.$E394]" office:value-type="float" office:value="135" calcext:value-type="float">
            <text:p>135</text:p>
          </table:table-cell>
          <table:table-cell table:style-name="ce23" table:formula="of:=IF(COUNTIF([初赛成绩.D$2:.$D1392];[.A394])=1;VLOOKUP([.A394];[初赛成绩.D$1:.I$1048576];6;0);&quot;&quot;)" office:value-type="string" office:string-value="36" calcext:value-type="string">
            <text:p>3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郝德宇</text:p>
          </table:table-cell>
          <table:table-cell table:formula="of:=[复赛成绩.$E395]" office:value-type="float" office:value="135" calcext:value-type="float">
            <text:p>135</text:p>
          </table:table-cell>
          <table:table-cell table:style-name="ce23" table:formula="of:=IF(COUNTIF([初赛成绩.D$2:.$D1393];[.A395])=1;VLOOKUP([.A395];[初赛成绩.D$1:.I$1048576];6;0);&quot;&quot;)" office:value-type="string" office:string-value="43" calcext:value-type="string">
            <text:p>4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昭辉</text:p>
          </table:table-cell>
          <table:table-cell table:formula="of:=[复赛成绩.$E396]" office:value-type="float" office:value="135" calcext:value-type="float">
            <text:p>135</text:p>
          </table:table-cell>
          <table:table-cell table:style-name="ce23" table:formula="of:=IF(COUNTIF([初赛成绩.D$2:.$D1394];[.A396])=1;VLOOKUP([.A396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庞妍昕</text:p>
          </table:table-cell>
          <table:table-cell table:formula="of:=[复赛成绩.$E397]" office:value-type="float" office:value="135" calcext:value-type="float">
            <text:p>135</text:p>
          </table:table-cell>
          <table:table-cell table:style-name="ce23" table:formula="of:=IF(COUNTIF([初赛成绩.D$2:.$D1395];[.A397])=1;VLOOKUP([.A397];[初赛成绩.D$1:.I$1048576];6;0);&quot;&quot;)" office:value-type="string" office:string-value="39" calcext:value-type="string">
            <text:p>3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曲涵石</text:p>
          </table:table-cell>
          <table:table-cell table:formula="of:=[复赛成绩.$E398]" office:value-type="float" office:value="135" calcext:value-type="float">
            <text:p>135</text:p>
          </table:table-cell>
          <table:table-cell table:style-name="ce23" table:formula="of:=IF(COUNTIF([初赛成绩.D$2:.$D1396];[.A398])=1;VLOOKUP([.A398];[初赛成绩.D$1:.I$1048576];6;0);&quot;&quot;)" office:value-type="string" office:string-value="59" calcext:value-type="string">
            <text:p>59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殷颢瑄</text:p>
          </table:table-cell>
          <table:table-cell table:formula="of:=[复赛成绩.$E399]" office:value-type="float" office:value="135" calcext:value-type="float">
            <text:p>135</text:p>
          </table:table-cell>
          <table:table-cell table:style-name="ce23" table:formula="of:=IF(COUNTIF([初赛成绩.D$2:.$D1397];[.A399])=1;VLOOKUP([.A399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刘曜玮</text:p>
          </table:table-cell>
          <table:table-cell table:formula="of:=[复赛成绩.$E400]" office:value-type="float" office:value="133" calcext:value-type="float">
            <text:p>133</text:p>
          </table:table-cell>
          <table:table-cell table:style-name="ce23" table:formula="of:=IF(COUNTIF([初赛成绩.D$2:.$D1398];[.A400])=1;VLOOKUP([.A400];[初赛成绩.D$1:.I$1048576];6;0);&quot;&quot;)" office:value-type="string" office:string-value="38" calcext:value-type="string">
            <text:p>3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谢子涵</text:p>
          </table:table-cell>
          <table:table-cell table:formula="of:=[复赛成绩.$E401]" office:value-type="float" office:value="133" calcext:value-type="float">
            <text:p>133</text:p>
          </table:table-cell>
          <table:table-cell table:style-name="ce23" table:formula="of:=IF(COUNTIF([初赛成绩.D$2:.$D1399];[.A401])=1;VLOOKUP([.A401];[初赛成绩.D$1:.I$1048576];6;0);&quot;&quot;)" office:value-type="string" office:string-value="61" calcext:value-type="string">
            <text:p>6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昊儒</text:p>
          </table:table-cell>
          <table:table-cell table:formula="of:=[复赛成绩.$E402]" office:value-type="float" office:value="132" calcext:value-type="float">
            <text:p>132</text:p>
          </table:table-cell>
          <table:table-cell table:style-name="ce23" table:formula="of:=IF(COUNTIF([初赛成绩.D$2:.$D1400];[.A402])=1;VLOOKUP([.A402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俞源圻</text:p>
          </table:table-cell>
          <table:table-cell table:formula="of:=[复赛成绩.$E403]" office:value-type="float" office:value="132" calcext:value-type="float">
            <text:p>132</text:p>
          </table:table-cell>
          <table:table-cell table:style-name="ce23" table:formula="of:=IF(COUNTIF([初赛成绩.D$2:.$D1401];[.A403])=1;VLOOKUP([.A403];[初赛成绩.D$1:.I$1048576];6;0);&quot;&quot;)" office:value-type="string" office:string-value="43" calcext:value-type="string">
            <text:p>4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伯超</text:p>
          </table:table-cell>
          <table:table-cell table:formula="of:=[复赛成绩.$E404]" office:value-type="float" office:value="130" calcext:value-type="float">
            <text:p>130</text:p>
          </table:table-cell>
          <table:table-cell table:style-name="ce23" table:formula="of:=IF(COUNTIF([初赛成绩.D$2:.$D1402];[.A404])=1;VLOOKUP([.A404];[初赛成绩.D$1:.I$1048576];6;0);&quot;&quot;)" office:value-type="string" office:string-value="44" calcext:value-type="string">
            <text:p>4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吕逍依</text:p>
          </table:table-cell>
          <table:table-cell table:formula="of:=[复赛成绩.$E405]" office:value-type="float" office:value="130" calcext:value-type="float">
            <text:p>130</text:p>
          </table:table-cell>
          <table:table-cell table:style-name="ce23" table:formula="of:=IF(COUNTIF([初赛成绩.D$2:.$D1403];[.A405])=1;VLOOKUP([.A405];[初赛成绩.D$1:.I$1048576];6;0);&quot;&quot;)" office:value-type="string" office:string-value="63" calcext:value-type="string">
            <text:p>6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万子豪</text:p>
          </table:table-cell>
          <table:table-cell table:formula="of:=[复赛成绩.$E406]" office:value-type="float" office:value="130" calcext:value-type="float">
            <text:p>130</text:p>
          </table:table-cell>
          <table:table-cell table:style-name="ce23" table:formula="of:=IF(COUNTIF([初赛成绩.D$2:.$D1404];[.A406])=1;VLOOKUP([.A406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王禾木</text:p>
          </table:table-cell>
          <table:table-cell table:formula="of:=[复赛成绩.$E407]" office:value-type="float" office:value="130" calcext:value-type="float">
            <text:p>130</text:p>
          </table:table-cell>
          <table:table-cell table:style-name="ce23" table:formula="of:=IF(COUNTIF([初赛成绩.D$2:.$D1405];[.A407])=1;VLOOKUP([.A407];[初赛成绩.D$1:.I$1048576];6;0);&quot;&quot;)" office:value-type="string" office:string-value="53" calcext:value-type="string">
            <text:p>5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田霖</text:p>
          </table:table-cell>
          <table:table-cell table:formula="of:=[复赛成绩.$E408]" office:value-type="float" office:value="130" calcext:value-type="float">
            <text:p>130</text:p>
          </table:table-cell>
          <table:table-cell table:style-name="ce23" table:formula="of:=IF(COUNTIF([初赛成绩.D$2:.$D1406];[.A408])=1;VLOOKUP([.A408];[初赛成绩.D$1:.I$1048576];6;0);&quot;&quot;)" office:value-type="string" office:string-value="37" calcext:value-type="string">
            <text:p>3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唐嘉成</text:p>
          </table:table-cell>
          <table:table-cell table:formula="of:=[复赛成绩.$E409]" office:value-type="float" office:value="129" calcext:value-type="float">
            <text:p>129</text:p>
          </table:table-cell>
          <table:table-cell table:style-name="ce23" table:formula="of:=IF(COUNTIF([初赛成绩.D$2:.$D1407];[.A409])=1;VLOOKUP([.A409];[初赛成绩.D$1:.I$1048576];6;0);&quot;&quot;)" office:value-type="string" office:string-value="45" calcext:value-type="string">
            <text:p>4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武晓宇</text:p>
          </table:table-cell>
          <table:table-cell table:formula="of:=[复赛成绩.$E410]" office:value-type="float" office:value="129" calcext:value-type="float">
            <text:p>129</text:p>
          </table:table-cell>
          <table:table-cell table:style-name="ce23" table:formula="of:=IF(COUNTIF([初赛成绩.D$2:.$D1408];[.A410])=1;VLOOKUP([.A410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启轩</text:p>
          </table:table-cell>
          <table:table-cell table:formula="of:=[复赛成绩.$E411]" office:value-type="float" office:value="126" calcext:value-type="float">
            <text:p>126</text:p>
          </table:table-cell>
          <table:table-cell table:style-name="ce23" table:formula="of:=IF(COUNTIF([初赛成绩.D$2:.$D1409];[.A411])=1;VLOOKUP([.A411];[初赛成绩.D$1:.I$1048576];6;0);&quot;&quot;)" office:value-type="string" office:string-value="57" calcext:value-type="string">
            <text:p>57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泽鸣</text:p>
          </table:table-cell>
          <table:table-cell table:formula="of:=[复赛成绩.$E412]" office:value-type="float" office:value="125" calcext:value-type="float">
            <text:p>125</text:p>
          </table:table-cell>
          <table:table-cell table:style-name="ce23" table:formula="of:=IF(COUNTIF([初赛成绩.D$2:.$D1410];[.A412])=1;VLOOKUP([.A412];[初赛成绩.D$1:.I$1048576];6;0);&quot;&quot;)" office:value-type="string" office:string-value="54" calcext:value-type="string">
            <text:p>54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李祖豫</text:p>
          </table:table-cell>
          <table:table-cell table:formula="of:=[复赛成绩.$E413]" office:value-type="float" office:value="125" calcext:value-type="float">
            <text:p>125</text:p>
          </table:table-cell>
          <table:table-cell table:style-name="ce23" table:formula="of:=IF(COUNTIF([初赛成绩.D$2:.$D1411];[.A413])=1;VLOOKUP([.A413];[初赛成绩.D$1:.I$1048576];6;0);&quot;&quot;)" office:value-type="string" office:string-value="48" calcext:value-type="string">
            <text:p>48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宋曦轲</text:p>
          </table:table-cell>
          <table:table-cell table:formula="of:=[复赛成绩.$E414]" office:value-type="float" office:value="125" calcext:value-type="float">
            <text:p>125</text:p>
          </table:table-cell>
          <table:table-cell table:style-name="ce23" table:formula="of:=IF(COUNTIF([初赛成绩.D$2:.$D1412];[.A414])=1;VLOOKUP([.A414];[初赛成绩.D$1:.I$1048576];6;0);&quot;&quot;)" office:value-type="string" office:string-value="56" calcext:value-type="string">
            <text:p>56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陶靖怡</text:p>
          </table:table-cell>
          <table:table-cell table:formula="of:=[复赛成绩.$E415]" office:value-type="float" office:value="125" calcext:value-type="float">
            <text:p>125</text:p>
          </table:table-cell>
          <table:table-cell table:style-name="ce23" table:formula="of:=IF(COUNTIF([初赛成绩.D$2:.$D1413];[.A415])=1;VLOOKUP([.A415];[初赛成绩.D$1:.I$1048576];6;0);&quot;&quot;)" office:value-type="string" office:string-value="43" calcext:value-type="string">
            <text:p>43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杨梓琪</text:p>
          </table:table-cell>
          <table:table-cell table:formula="of:=[复赛成绩.$E416]" office:value-type="float" office:value="125" calcext:value-type="float">
            <text:p>125</text:p>
          </table:table-cell>
          <table:table-cell table:style-name="ce23" table:formula="of:=IF(COUNTIF([初赛成绩.D$2:.$D1414];[.A416])=1;VLOOKUP([.A416];[初赛成绩.D$1:.I$1048576];6;0);&quot;&quot;)" office:value-type="string" office:string-value="51" calcext:value-type="string">
            <text:p>51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张远洋</text:p>
          </table:table-cell>
          <table:table-cell table:formula="of:=[复赛成绩.$E417]" office:value-type="float" office:value="123" calcext:value-type="float">
            <text:p>123</text:p>
          </table:table-cell>
          <table:table-cell table:style-name="ce23" table:formula="of:=IF(COUNTIF([初赛成绩.D$2:.$D1415];[.A417])=1;VLOOKUP([.A417];[初赛成绩.D$1:.I$1048576];6;0);&quot;&quot;)" office:value-type="string" office:string-value="65" calcext:value-type="string">
            <text:p>65</text:p>
          </table:table-cell>
          <table:table-cell table:number-columns-repeated="1021"/>
        </table:table-row>
        <table:table-row table:style-name="ro4">
          <table:table-cell table:style-name="ce22" office:value-type="string" calcext:value-type="string">
            <text:p>权泽平</text:p>
          </table:table-cell>
          <table:table-cell table:formula="of:=[复赛成绩.$E418]" office:value-type="float" office:value="122" calcext:value-type="float">
            <text:p>122</text:p>
          </table:table-cell>
          <table:table-cell table:style-name="ce23" table:formula="of:=IF(COUNTIF([初赛成绩.D$2:.$D1416];[.A418])=1;VLOOKUP([.A418];[初赛成绩.D$1:.I$1048576];6;0);&quot;&quot;)" office:value-type="string" office:string-value="41" calcext:value-type="string">
            <text:p>41</text:p>
          </table:table-cell>
          <table:table-cell table:number-columns-repeated="1021"/>
        </table:table-row>
        <table:table-row table:style-name="ro3" table:number-rows-repeated="147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北京市第一〇一中学</text:p>
          </table:table-cell>
          <table:table-cell table:number-columns-repeated="1020"/>
        </table:table-row>
        <table:table-row table:style-name="ro3" table:number-rows-repeated="104800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对应关系.A2:对应关系.A418">
            <calcext:condition calcext:apply-style-name="Bad" calcext:value="formula-is(NOT(COUNTIF([初赛成绩.D$2:.$D1279];INDIRECT(&quot;A&quot;&amp;ROW()))=1))" calcext:base-cell-address="对应关系.A2"/>
          </calcext:conditional-format>
          <calcext:conditional-format calcext:target-range-address="对应关系.C2:对应关系.C418">
            <calcext:condition calcext:apply-style-name="Bad" calcext:value="=&quot;&quot;" calcext:base-cell-address="对应关系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zh" number:country="CN">
      <number:month/>
      <number:text>-</number:text>
      <number:day/>
      <number:text>-</number:text>
      <number:year/>
    </number:date-style>
    <number:time-style style:name="N10132" number:language="zh" number:country="CN">
      <number:hours/>
      <number:text>时</number:text>
      <number:minutes number:style="long"/>
      <number:text>分</number:text>
    </number:time-style>
    <number:time-style style:name="N1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071cm" style:rotation-align="none" style:vertical-align="top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00/00/00</text:date>, <text:time style:data-style-name="N2" text:time-value="16:55:28.37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6T10:00:39.973000000</meta:creation-date>
    <dc:date>2021-01-06T17:30:47.699000000</dc:date>
    <meta:editing-duration>PT3H39M53S</meta:editing-duration>
    <meta:editing-cycles>16</meta:editing-cycles>
    <meta:generator>LibreOffice/6.4.2.1$Windows_X86_64 LibreOffice_project/c92dba0b4728c0ec26c4b83e2c0fbf3284425375</meta:generator>
    <meta:document-statistic meta:table-count="3" meta:cell-count="11217" meta:object-count="0"/>
  </office:meta>
</office:document-meta>
</file>